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3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бщий принцип получения рентгеновского излучения заключается в резком замедлении движущихся с высокой скоростью электронов в твердом теле, называемом:</text:p>
          </table:table-cell>
          <table:table-cell/>
        </table:table-row>
        <table:table-row table:style-name="ro1">
          <table:table-cell office:value-type="string" calcext:value-type="string">
            <text:p>1. фокусирующим электродом;</text:p>
          </table:table-cell>
          <table:table-cell/>
        </table:table-row>
        <table:table-row table:style-name="ro1">
          <table:table-cell office:value-type="string" calcext:value-type="string">
            <text:p>2. подогревателем;</text:p>
          </table:table-cell>
          <table:table-cell/>
        </table:table-row>
        <table:table-row table:style-name="ro1">
          <table:table-cell office:value-type="string" calcext:value-type="string">
            <text:p>3. мишень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атод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учки ускоренных электронов отличаются от бета-излучения радионуклидов:</text:p>
          </table:table-cell>
          <table:table-cell/>
        </table:table-row>
        <table:table-row table:style-name="ro1">
          <table:table-cell office:value-type="string" calcext:value-type="string">
            <text:p>1. массой покоя;</text:p>
          </table:table-cell>
          <table:table-cell/>
        </table:table-row>
        <table:table-row table:style-name="ro1">
          <table:table-cell office:value-type="string" calcext:value-type="string">
            <text:p>2. зарядом частиц;</text:p>
          </table:table-cell>
          <table:table-cell/>
        </table:table-row>
        <table:table-row table:style-name="ro1">
          <table:table-cell office:value-type="string" calcext:value-type="string">
            <text:p>3. формой энергетического спектр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Линейный коэффициент ослабления и степень поглощения излучения при прохождении через слой вещества зависит:</text:p>
          </table:table-cell>
          <table:table-cell/>
        </table:table-row>
        <table:table-row table:style-name="ro1">
          <table:table-cell office:value-type="string" calcext:value-type="string">
            <text:p>1. от атомного номера, толщины слоя и энергии источника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от атомного номера, энергии источника и не зависит от толщины слоя;</text:p>
          </table:table-cell>
          <table:table-cell/>
        </table:table-row>
        <table:table-row table:style-name="ro1">
          <table:table-cell office:value-type="string" calcext:value-type="string">
            <text:p>3. от толщины слоя и величины его коэффициента накопления;</text:p>
          </table:table-cell>
          <table:table-cell/>
        </table:table-row>
        <table:table-row table:style-name="ro1">
          <table:table-cell office:value-type="string" calcext:value-type="string">
            <text:p>4. от толщины, атомного номера и не зависит от энергии источника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Ионизация газов при воздействии на них излучения используется в:</text:p>
          </table:table-cell>
          <table:table-cell/>
        </table:table-row>
        <table:table-row table:style-name="ro1">
          <table:table-cell office:value-type="string" calcext:value-type="string">
            <text:p>1. процессе сенсибилизации радиографических пленок;</text:p>
          </table:table-cell>
          <table:table-cell/>
        </table:table-row>
        <table:table-row table:style-name="ro1">
          <table:table-cell office:value-type="string" calcext:value-type="string">
            <text:p>2. рентгеновских трубках;</text:p>
          </table:table-cell>
          <table:table-cell/>
        </table:table-row>
        <table:table-row table:style-name="ro1">
          <table:table-cell office:value-type="string" calcext:value-type="string">
            <text:p>3. оборудовании генерирования высокого напряжения для питания рентгеновских трубок;</text:p>
          </table:table-cell>
          <table:table-cell/>
        </table:table-row>
        <table:table-row table:style-name="ro1">
          <table:table-cell office:value-type="string" calcext:value-type="string">
            <text:p>4. оборудовании для обнаружения излуч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Скорость электронов, бомбардирующих мишень рентгеновской трубки, является функцией:</text:p>
          </table:table-cell>
          <table:table-cell/>
        </table:table-row>
        <table:table-row table:style-name="ro1">
          <table:table-cell office:value-type="string" calcext:value-type="string">
            <text:p>1. атомного номера вещества катода;</text:p>
          </table:table-cell>
          <table:table-cell/>
        </table:table-row>
        <table:table-row table:style-name="ro1">
          <table:table-cell office:value-type="string" calcext:value-type="string">
            <text:p>2. атомного номера вещества анода;</text:p>
          </table:table-cell>
          <table:table-cell/>
        </table:table-row>
        <table:table-row table:style-name="ro1">
          <table:table-cell office:value-type="string" calcext:value-type="string">
            <text:p>3. разности потенциалов между анодом и катод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тока, протекающего через схему выпрями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Атом устроен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1. имеет планетарное строение;</text:p>
          </table:table-cell>
          <table:table-cell/>
        </table:table-row>
        <table:table-row table:style-name="ro1">
          <table:table-cell office:value-type="string" calcext:value-type="string">
            <text:p>2. в центре тяжелое положительно заряженное ядро;</text:p>
          </table:table-cell>
          <table:table-cell/>
        </table:table-row>
        <table:table-row table:style-name="ro1">
          <table:table-cell office:value-type="string" calcext:value-type="string">
            <text:p>3. вокруг ядра по орбитам вращаются отрицательно заряженные электроны;</text:p>
          </table:table-cell>
          <table:table-cell/>
        </table:table-row>
        <table:table-row table:style-name="ro1">
          <table:table-cell office:value-type="string" calcext:value-type="string">
            <text:p>4. справедливы 1,2,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В чем состоит принципиальное различие между электромагнитным (фотонным) излучением и корпускулярным (электронное, нейтронное), если в силу дуализма (двойственности) их физической природы как то, так и другое обладает как волновыми, так и корпускулярными свойствами:</text:p>
          </table:table-cell>
          <table:table-cell/>
        </table:table-row>
        <table:table-row table:style-name="ro1">
          <table:table-cell office:value-type="string" calcext:value-type="string">
            <text:p>1. различие массы покоя;</text:p>
          </table:table-cell>
          <table:table-cell/>
        </table:table-row>
        <table:table-row table:style-name="ro1">
          <table:table-cell office:value-type="string" calcext:value-type="string">
            <text:p>2. скорости распространения;</text:p>
          </table:table-cell>
          <table:table-cell/>
        </table:table-row>
        <table:table-row table:style-name="ro1">
          <table:table-cell office:value-type="string" calcext:value-type="string">
            <text:p>3. взаимодействия с веществом;</text:p>
          </table:table-cell>
          <table:table-cell/>
        </table:table-row>
        <table:table-row table:style-name="ro1">
          <table:table-cell office:value-type="string" calcext:value-type="string">
            <text:p>4. одновременно 1, 2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Изотопы – это атомы одного и того же химического элемента, в ядрах которых:</text:p>
          </table:table-cell>
          <table:table-cell/>
        </table:table-row>
        <table:table-row table:style-name="ro1">
          <table:table-cell office:value-type="string" calcext:value-type="string">
            <text:p>1. протонов больше, чем нейтронов;</text:p>
          </table:table-cell>
          <table:table-cell/>
        </table:table-row>
        <table:table-row table:style-name="ro1">
          <table:table-cell office:value-type="string" calcext:value-type="string">
            <text:p>2. протонов меньше, чем нейтронов;</text:p>
          </table:table-cell>
          <table:table-cell/>
        </table:table-row>
        <table:table-row table:style-name="ro1">
          <table:table-cell office:value-type="string" calcext:value-type="string">
            <text:p>3. одинаковое количество протонов, а количество нейтронов различно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ротонов столько же, сколько нейтрон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Для эффективной генерации рентгеновского излучения в настоящее время используются пучки заряженных частиц: </text:p>
          </table:table-cell>
          <table:table-cell/>
        </table:table-row>
        <table:table-row table:style-name="ro1">
          <table:table-cell office:value-type="string" calcext:value-type="string">
            <text:p>1. электрон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отонов;</text:p>
          </table:table-cell>
          <table:table-cell/>
        </table:table-row>
        <table:table-row table:style-name="ro1">
          <table:table-cell office:value-type="string" calcext:value-type="string">
            <text:p>3. альфа-частиц.</text:p>
          </table:table-cell>
          <table:table-cell/>
        </table:table-row>
        <table:table-row table:style-name="ro1">
          <table:table-cell office:value-type="string" calcext:value-type="string">
            <text:p>4. бета-части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Гамма излучение возникает:</text:p>
          </table:table-cell>
          <table:table-cell/>
        </table:table-row>
        <table:table-row table:style-name="ro1">
          <table:table-cell office:value-type="string" calcext:value-type="string">
            <text:p>1. в результате бомбардировки вещества высокоэнергетичными электронами;</text:p>
          </table:table-cell>
          <table:table-cell/>
        </table:table-row>
        <table:table-row table:style-name="ro1">
          <table:table-cell office:value-type="string" calcext:value-type="string">
            <text:p>2. при переходе ядра атома из возбужденного состояния в более низкое энергетическое состоя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 результате к-захвата;</text:p>
          </table:table-cell>
          <table:table-cell/>
        </table:table-row>
        <table:table-row table:style-name="ro1">
          <table:table-cell office:value-type="string" calcext:value-type="string">
            <text:p>4. при переходе электрона в атоме на менее удаленную орбиту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Для каких целей в радиационной дефектоскопии используют растры, коллиматоры, маски и защитные экраны:</text:p>
          </table:table-cell>
          <table:table-cell/>
        </table:table-row>
        <table:table-row table:style-name="ro1">
          <table:table-cell office:value-type="string" calcext:value-type="string">
            <text:p>1. для обеспечения более равномерного воздействия излучения на всю поверхность пленки;</text:p>
          </table:table-cell>
          <table:table-cell/>
        </table:table-row>
        <table:table-row table:style-name="ro1">
          <table:table-cell office:value-type="string" calcext:value-type="string">
            <text:p>2. для изменения энергетического спектра излучения;</text:p>
          </table:table-cell>
          <table:table-cell/>
        </table:table-row>
        <table:table-row table:style-name="ro1">
          <table:table-cell office:value-type="string" calcext:value-type="string">
            <text:p>3. для уменьшения влияния рассеивающе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 целью компенсации больших перепадов радиационной толщины ОК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электрорентгенографии (ксерографии) скрытое изображение получают на селеновых пластинах, а проявляют его с помощью:</text:p>
          </table:table-cell>
          <table:table-cell/>
        </table:table-row>
        <table:table-row table:style-name="ro1">
          <table:table-cell office:value-type="string" calcext:value-type="string">
            <text:p>1. растворов;</text:p>
          </table:table-cell>
          <table:table-cell/>
        </table:table-row>
        <table:table-row table:style-name="ro1">
          <table:table-cell office:value-type="string" calcext:value-type="string">
            <text:p>2. жидких красок;</text:p>
          </table:table-cell>
          <table:table-cell/>
        </table:table-row>
        <table:table-row table:style-name="ro1">
          <table:table-cell office:value-type="string" calcext:value-type="string">
            <text:p>3. порошков из крупных зерен;</text:p>
          </table:table-cell>
          <table:table-cell/>
        </table:table-row>
        <table:table-row table:style-name="ro1">
          <table:table-cell office:value-type="string" calcext:value-type="string">
            <text:p>4. мелкодисперсных порошк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Низковольтные рентгеновские трубки обычно снабжаются окном, изготовленным из:</text:p>
          </table:table-cell>
          <table:table-cell/>
        </table:table-row>
        <table:table-row table:style-name="ro1">
          <table:table-cell office:value-type="string" calcext:value-type="string">
            <text:p>1. пластика;</text:p>
          </table:table-cell>
          <table:table-cell/>
        </table:table-row>
        <table:table-row table:style-name="ro1">
          <table:table-cell office:value-type="string" calcext:value-type="string">
            <text:p>2. берилл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текла.</text:p>
          </table:table-cell>
          <table:table-cell/>
        </table:table-row>
        <table:table-row table:style-name="ro1">
          <table:table-cell office:value-type="string" calcext:value-type="string">
            <text:p>4. полиэтиленовой плён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Моноэнергетический рентгеновский пучок излучения:</text:p>
          </table:table-cell>
          <table:table-cell/>
        </table:table-row>
        <table:table-row table:style-name="ro1">
          <table:table-cell office:value-type="string" calcext:value-type="string">
            <text:p>1. представляет собой узкий пучок излучения, используемый для получения высококонтрастной рентгенограммы;</text:p>
          </table:table-cell>
          <table:table-cell/>
        </table:table-row>
        <table:table-row table:style-name="ro1">
          <table:table-cell office:value-type="string" calcext:value-type="string">
            <text:p>2. представляет собой пучок, включающий только характеристическ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представляет собой излучение в узком диапазоне длин волн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Ионизация газов при воздействии на них излучения используется в:</text:p>
          </table:table-cell>
          <table:table-cell/>
        </table:table-row>
        <table:table-row table:style-name="ro1">
          <table:table-cell office:value-type="string" calcext:value-type="string">
            <text:p>1. процессе сенсибилизации радиографических пленок;</text:p>
          </table:table-cell>
          <table:table-cell/>
        </table:table-row>
        <table:table-row table:style-name="ro1">
          <table:table-cell office:value-type="string" calcext:value-type="string">
            <text:p>2. рентгеновских трубках;</text:p>
          </table:table-cell>
          <table:table-cell/>
        </table:table-row>
        <table:table-row table:style-name="ro1">
          <table:table-cell office:value-type="string" calcext:value-type="string">
            <text:p>3. оборудовании генерирования высокого напряжения для питания рентгеновских трубок;</text:p>
          </table:table-cell>
          <table:table-cell/>
        </table:table-row>
        <table:table-row table:style-name="ro1">
          <table:table-cell office:value-type="string" calcext:value-type="string">
            <text:p>4. оборудовании для обнаружения излуч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Источник на основе иридия-192, время полураспада которого составляет 75 дней, обеспечивает сегодня оптимальную экспозицию данного объекта за 20 мин. Какое потребуется время экспозиции спустя 5 месяцев для получения снимка той же оптической плотности и при сохранении прочих условий ?</text:p>
          </table:table-cell>
          <table:table-cell/>
        </table:table-row>
        <table:table-row table:style-name="ro1">
          <table:table-cell office:value-type="string" calcext:value-type="string">
            <text:p>1. 10 мин.;</text:p>
          </table:table-cell>
          <table:table-cell/>
        </table:table-row>
        <table:table-row table:style-name="ro1">
          <table:table-cell office:value-type="string" calcext:value-type="string">
            <text:p>2. 20 мин.;</text:p>
          </table:table-cell>
          <table:table-cell/>
        </table:table-row>
        <table:table-row table:style-name="ro1">
          <table:table-cell office:value-type="string" calcext:value-type="string">
            <text:p>3. 1 час 20 мин.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6 час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Какие из перечисленных частиц или лучей имеют наивысший эффект ионизации воздуха?</text:p>
          </table:table-cell>
          <table:table-cell/>
        </table:table-row>
        <table:table-row table:style-name="ro1">
          <table:table-cell office:value-type="string" calcext:value-type="string">
            <text:p>1. a-частиц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b-частицы;</text:p>
          </table:table-cell>
          <table:table-cell/>
        </table:table-row>
        <table:table-row table:style-name="ro1">
          <table:table-cell office:value-type="string" calcext:value-type="string">
            <text:p>3. нейтроны;</text:p>
          </table:table-cell>
          <table:table-cell/>
        </table:table-row>
        <table:table-row table:style-name="ro1">
          <table:table-cell office:value-type="string" calcext:value-type="string">
            <text:p>4. гамма-и рентгеновские луч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В рентгеновской трубке нить накала и фокусирующая чашка являются двумя основными частями:</text:p>
          </table:table-cell>
          <table:table-cell/>
        </table:table-row>
        <table:table-row table:style-name="ro1">
          <table:table-cell office:value-type="string" calcext:value-type="string">
            <text:p>1. анода;</text:p>
          </table:table-cell>
          <table:table-cell/>
        </table:table-row>
        <table:table-row table:style-name="ro1">
          <table:table-cell office:value-type="string" calcext:value-type="string">
            <text:p>2. кат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ыпрямителя;</text:p>
          </table:table-cell>
          <table:table-cell/>
        </table:table-row>
        <table:table-row table:style-name="ro1">
          <table:table-cell office:value-type="string" calcext:value-type="string">
            <text:p>4. рентгеновского трансформат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Уровень излучения, который посредством ионизации производит одну единицу количества электричества в сухом воздухе массой 0,0012933 г, известен как:</text:p>
          </table:table-cell>
          <table:table-cell/>
        </table:table-row>
        <table:table-row table:style-name="ro1">
          <table:table-cell office:value-type="string" calcext:value-type="string">
            <text:p>1. милликюри;</text:p>
          </table:table-cell>
          <table:table-cell/>
        </table:table-row>
        <table:table-row table:style-name="ro1">
          <table:table-cell office:value-type="string" calcext:value-type="string">
            <text:p>2. гамма-эквивалент;</text:p>
          </table:table-cell>
          <table:table-cell/>
        </table:table-row>
        <table:table-row table:style-name="ro1">
          <table:table-cell office:value-type="string" calcext:value-type="string">
            <text:p>3. рентге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юр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Удельная активность радионуклида обычно измеряется в:</text:p>
          </table:table-cell>
          <table:table-cell/>
        </table:table-row>
        <table:table-row table:style-name="ro1">
          <table:table-cell office:value-type="string" calcext:value-type="string">
            <text:p>1. МэВ;</text:p>
          </table:table-cell>
          <table:table-cell/>
        </table:table-row>
        <table:table-row table:style-name="ro1">
          <table:table-cell office:value-type="string" calcext:value-type="string">
            <text:p>2. кюри на гра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ентген на час;</text:p>
          </table:table-cell>
          <table:table-cell/>
        </table:table-row>
        <table:table-row table:style-name="ro1">
          <table:table-cell office:value-type="string" calcext:value-type="string">
            <text:p>4. распад/секун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и соударении электрона с мишенью рентгеновской трубки большая часть его энергии преобразуется:</text:p>
          </table:table-cell>
          <table:table-cell/>
        </table:table-row>
        <table:table-row table:style-name="ro1">
          <table:table-cell office:value-type="string" calcext:value-type="string">
            <text:p>1. во вторичн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2. в коротковолнов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в теплову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 рентгеновское излучение с энергией соответствующей высокому напряжению на труб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Какой из перечисленных радионуклидов имеет самое длительное время полураспада?</text:p>
          </table:table-cell>
          <table:table-cell/>
        </table:table-row>
        <table:table-row table:style-name="ro1">
          <table:table-cell office:value-type="string" calcext:value-type="string">
            <text:p>1. тулий-170;</text:p>
          </table:table-cell>
          <table:table-cell/>
        </table:table-row>
        <table:table-row table:style-name="ro1">
          <table:table-cell office:value-type="string" calcext:value-type="string">
            <text:p>2. кобальт-60;</text:p>
          </table:table-cell>
          <table:table-cell/>
        </table:table-row>
        <table:table-row table:style-name="ro1">
          <table:table-cell office:value-type="string" calcext:value-type="string">
            <text:p>3. иридий-192;</text:p>
          </table:table-cell>
          <table:table-cell/>
        </table:table-row>
        <table:table-row table:style-name="ro1">
          <table:table-cell office:value-type="string" calcext:value-type="string">
            <text:p>4. цезий-137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ак называется рентгеносенситометрический показатель числено равный тангенсу угла наклона прямолинейного участка характеристической кривой радиографической пленки?</text:p>
          </table:table-cell>
          <table:table-cell/>
        </table:table-row>
        <table:table-row table:style-name="ro1">
          <table:table-cell office:value-type="string" calcext:value-type="string">
            <text:p>1. градиент для пленок безэкранного типа;</text:p>
          </table:table-cell>
          <table:table-cell/>
        </table:table-row>
        <table:table-row table:style-name="ro1">
          <table:table-cell office:value-type="string" calcext:value-type="string">
            <text:p>2. чувствительность пленки к излучению (число чувствительности);</text:p>
          </table:table-cell>
          <table:table-cell/>
        </table:table-row>
        <table:table-row table:style-name="ro1">
          <table:table-cell office:value-type="string" calcext:value-type="string">
            <text:p>3. коэффициент контрастност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два фактора наиболее сильно влияют на пригодность материала для изготовления заркала анода рентгеновской трубки?</text:p>
          </table:table-cell>
          <table:table-cell/>
        </table:table-row>
        <table:table-row table:style-name="ro1">
          <table:table-cell office:value-type="string" calcext:value-type="string">
            <text:p>1. Предел прочности и радиационный выход.</text:p>
          </table:table-cell>
          <table:table-cell/>
        </table:table-row>
        <table:table-row table:style-name="ro1">
          <table:table-cell office:value-type="string" calcext:value-type="string">
            <text:p>2. Температура плавления и магнитная проницаемость.</text:p>
          </table:table-cell>
          <table:table-cell/>
        </table:table-row>
        <table:table-row table:style-name="ro1">
          <table:table-cell office:value-type="string" calcext:value-type="string">
            <text:p>3. Электропроводность и предел прочности.</text:p>
          </table:table-cell>
          <table:table-cell/>
        </table:table-row>
        <table:table-row table:style-name="ro1">
          <table:table-cell office:value-type="string" calcext:value-type="string">
            <text:p>4. Атомный номер и температура пла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Назначение масла, циркулирующего в некоторых видах рентгеновских трубок, состоит в:</text:p>
          </table:table-cell>
          <table:table-cell/>
        </table:table-row>
        <table:table-row table:style-name="ro1">
          <table:table-cell office:value-type="string" calcext:value-type="string">
            <text:p>1. смазке движущихся частей;</text:p>
          </table:table-cell>
          <table:table-cell/>
        </table:table-row>
        <table:table-row table:style-name="ro1">
          <table:table-cell office:value-type="string" calcext:value-type="string">
            <text:p>2. поглощении вторичной радиации;</text:p>
          </table:table-cell>
          <table:table-cell/>
        </table:table-row>
        <table:table-row table:style-name="ro1">
          <table:table-cell office:value-type="string" calcext:value-type="string">
            <text:p>3. снижении требований к значениям анодного тока;</text:p>
          </table:table-cell>
          <table:table-cell/>
        </table:table-row>
        <table:table-row table:style-name="ro1">
          <table:table-cell office:value-type="string" calcext:value-type="string">
            <text:p>4. отводе тепла от анод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Считается, что рентгеновская трубка с малым фокусным пятном предпочтительнее трубки с большим фокусным пятном, когда необходимо получить:</text:p>
          </table:table-cell>
          <table:table-cell/>
        </table:table-row>
        <table:table-row table:style-name="ro1">
          <table:table-cell office:value-type="string" calcext:value-type="string">
            <text:p>1. высокую проникающую способность генерируемого излучения;</text:p>
          </table:table-cell>
          <table:table-cell/>
        </table:table-row>
        <table:table-row table:style-name="ro1">
          <table:table-cell office:value-type="string" calcext:value-type="string">
            <text:p>2. лучшую детальность сним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меньший контраст деталей ок на снимке;</text:p>
          </table:table-cell>
          <table:table-cell/>
        </table:table-row>
        <table:table-row table:style-name="ro1">
          <table:table-cell office:value-type="string" calcext:value-type="string">
            <text:p>4. большую оптическую плотность почернения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Тонкие листы свинцовой фольги, находящиеся в близком контакте с рентгеновской пленкой в момент экспонирования, увеличивают плотность почернения вследствие того, что:</text:p>
          </table:table-cell>
          <table:table-cell/>
        </table:table-row>
        <table:table-row table:style-name="ro1">
          <table:table-cell office:value-type="string" calcext:value-type="string">
            <text:p>1. они флюоресцируют, испуская видимый свет;</text:p>
          </table:table-cell>
          <table:table-cell/>
        </table:table-row>
        <table:table-row table:style-name="ro1">
          <table:table-cell office:value-type="string" calcext:value-type="string">
            <text:p>2. они поглощают рассеивающее излуч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ни предотвращают вуалирование пленки от обратного рассеивающего излучения;</text:p>
          </table:table-cell>
          <table:table-cell/>
        </table:table-row>
        <table:table-row table:style-name="ro1">
          <table:table-cell office:value-type="string" calcext:value-type="string">
            <text:p>4. в процессе экспонирования фотонным излучением они испускают электроны, способствующие очувствлению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Две одинаковые пленки экспонировались при 150 кВ и обрабатывались в равных условиях. Какая будет темнее, если первая экспонировалась со свинцовыми экранами 0,05 мм?</text:p>
          </table:table-cell>
          <table:table-cell/>
        </table:table-row>
        <table:table-row table:style-name="ro1">
          <table:table-cell office:value-type="string" calcext:value-type="string">
            <text:p>1. вторая;</text:p>
          </table:table-cell>
          <table:table-cell/>
        </table:table-row>
        <table:table-row table:style-name="ro1">
          <table:table-cell office:value-type="string" calcext:value-type="string">
            <text:p>2. перв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е пленки потемнеют одинаково;</text:p>
          </table:table-cell>
          <table:table-cell/>
        </table:table-row>
        <table:table-row table:style-name="ro1">
          <table:table-cell office:value-type="string" calcext:value-type="string">
            <text:p>4. для ответа необходимо знать тип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Причиной произвольного появления на снимках четких, похожих на птичьи следы, почернений, не являющихся проявлением каких-либо дефектов, является:</text:p>
          </table:table-cell>
          <table:table-cell/>
        </table:table-row>
        <table:table-row table:style-name="ro1">
          <table:table-cell office:value-type="string" calcext:value-type="string">
            <text:p>1. слишком долгое проявление в истощенном проявителе;</text:p>
          </table:table-cell>
          <table:table-cell/>
        </table:table-row>
        <table:table-row table:style-name="ro1">
          <table:table-cell office:value-type="string" calcext:value-type="string">
            <text:p>2. засветка пленки природными космическими лучами во время хранения;</text:p>
          </table:table-cell>
          <table:table-cell/>
        </table:table-row>
        <table:table-row table:style-name="ro1">
          <table:table-cell office:value-type="string" calcext:value-type="string">
            <text:p>3. статическое электричество, возникающее от тр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<text:s/>недостаточная промывка после фиксирова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Назначение масла, циркулирующего в некоторых видах рентгеновских трубок, состоит в:</text:p>
          </table:table-cell>
          <table:table-cell/>
        </table:table-row>
        <table:table-row table:style-name="ro1">
          <table:table-cell office:value-type="string" calcext:value-type="string">
            <text:p>1. смазке движущихся частей;</text:p>
          </table:table-cell>
          <table:table-cell/>
        </table:table-row>
        <table:table-row table:style-name="ro1">
          <table:table-cell office:value-type="string" calcext:value-type="string">
            <text:p>2. поглощении вторичной радиации;</text:p>
          </table:table-cell>
          <table:table-cell/>
        </table:table-row>
        <table:table-row table:style-name="ro1">
          <table:table-cell office:value-type="string" calcext:value-type="string">
            <text:p>3. снижении требований к значениям анодного тока;</text:p>
          </table:table-cell>
          <table:table-cell/>
        </table:table-row>
        <table:table-row table:style-name="ro1">
          <table:table-cell office:value-type="string" calcext:value-type="string">
            <text:p>4. отводе тепла от анод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Ускоряющее напряжение, время экспонирования и расстояние между источником и пленкой являются тремя наиболее важными управляемыми факторами рентгеновского облучения. Четвертым фактором,от которого зависит экспозиция, является:</text:p>
          </table:table-cell>
          <table:table-cell/>
        </table:table-row>
        <table:table-row table:style-name="ro1">
          <table:table-cell office:value-type="string" calcext:value-type="string">
            <text:p>1. размер сфокусированного пятна;</text:p>
          </table:table-cell>
          <table:table-cell/>
        </table:table-row>
        <table:table-row table:style-name="ro1">
          <table:table-cell office:value-type="string" calcext:value-type="string">
            <text:p>2. температура;</text:p>
          </table:table-cell>
          <table:table-cell/>
        </table:table-row>
        <table:table-row table:style-name="ro1">
          <table:table-cell office:value-type="string" calcext:value-type="string">
            <text:p>3. расстояние от накала до фокусируемого пятна;</text:p>
          </table:table-cell>
          <table:table-cell/>
        </table:table-row>
        <table:table-row table:style-name="ro1">
          <table:table-cell office:value-type="string" calcext:value-type="string">
            <text:p>4. ток трубки (в миллиамперах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Фильтры, устанавливаемые на излучателе рентгеновской трубки:</text:p>
          </table:table-cell>
          <table:table-cell/>
        </table:table-row>
        <table:table-row table:style-name="ro1">
          <table:table-cell office:value-type="string" calcext:value-type="string">
            <text:p>1. интенсифицируют рентгеновский пучок благодаря вторичной радиации;</text:p>
          </table:table-cell>
          <table:table-cell/>
        </table:table-row>
        <table:table-row table:style-name="ro1">
          <table:table-cell office:value-type="string" calcext:value-type="string">
            <text:p>2. отфильтровывают коротковолнов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отфильтровывают мягкое излучение, обеспечивая однородность радиаци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Радиоактивный источник Кобальт-60 имеет среднюю энергию гамма-квантов.</text:p>
          </table:table-cell>
          <table:table-cell/>
        </table:table-row>
        <table:table-row table:style-name="ro1">
          <table:table-cell office:value-type="string" calcext:value-type="string">
            <text:p>1. 1,25 КэВ;</text:p>
          </table:table-cell>
          <table:table-cell/>
        </table:table-row>
        <table:table-row table:style-name="ro1">
          <table:table-cell office:value-type="string" calcext:value-type="string">
            <text:p>2. 0,67 МэВ;</text:p>
          </table:table-cell>
          <table:table-cell/>
        </table:table-row>
        <table:table-row table:style-name="ro1">
          <table:table-cell office:value-type="string" calcext:value-type="string">
            <text:p>3. 1,25 Мэ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670 Кэ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очему время экспонирования необходимо увеличить в 4 раза при увеличении фокусного расстояния в 2 раза? Потому, что:</text:p>
          </table:table-cell>
          <table:table-cell/>
        </table:table-row>
        <table:table-row table:style-name="ro1">
          <table:table-cell office:value-type="string" calcext:value-type="string">
            <text:p>1. интенсивность излучения экспоненциально убывает с увеличением фокусного расстояния.</text:p>
          </table:table-cell>
          <table:table-cell/>
        </table:table-row>
        <table:table-row table:style-name="ro1">
          <table:table-cell office:value-type="string" calcext:value-type="string">
            <text:p>2. интенсивность излучения обратно пропорциональна квадратному корню из фокусного расстояния.</text:p>
          </table:table-cell>
          <table:table-cell/>
        </table:table-row>
        <table:table-row table:style-name="ro1">
          <table:table-cell office:value-type="string" calcext:value-type="string">
            <text:p>3. интенсивность излучения обратно пропорциональна квадрату фокусного расстоя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лияние рассеянного излучения возрастает с увеличением фокусного расстоя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Рентгеновская трубка рассчитана на максимальное анодное напряжение 250 кВ. К этой трубке можно приложить:</text:p>
          </table:table-cell>
          <table:table-cell/>
        </table:table-row>
        <table:table-row table:style-name="ro1">
          <table:table-cell office:value-type="string" calcext:value-type="string">
            <text:p>1. 250000 В амплитудного ускоряющего напря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250 кВ эффективного ускоряющего напряжения;</text:p>
          </table:table-cell>
          <table:table-cell/>
        </table:table-row>
        <table:table-row table:style-name="ro1">
          <table:table-cell office:value-type="string" calcext:value-type="string">
            <text:p>3. 250000000 кВ среднеквадратичного напряжения;</text:p>
          </table:table-cell>
          <table:table-cell/>
        </table:table-row>
        <table:table-row table:style-name="ro1">
          <table:table-cell office:value-type="string" calcext:value-type="string">
            <text:p>4. 250 кВ среднего напряж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Регулятор напряжения, представляющий собой трансформатор с железным сердечником и единственной обмоткой, имеющей ряд отводов от различных точек обмотки,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высоковольтный трансформатор:</text:p>
          </table:table-cell>
          <table:table-cell/>
        </table:table-row>
        <table:table-row table:style-name="ro1">
          <table:table-cell office:value-type="string" calcext:value-type="string">
            <text:p>2. накальный трансформатор;</text:p>
          </table:table-cell>
          <table:table-cell/>
        </table:table-row>
        <table:table-row table:style-name="ro1">
          <table:table-cell office:value-type="string" calcext:value-type="string">
            <text:p>3. автотрансформато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иловой трансформ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В рентгеновском аппарате переменный ток должен преобразовываться в пульсирующий постоянный ток - ток одного направления. Это преобразование осуществляется с помощью:</text:p>
          </table:table-cell>
          <table:table-cell/>
        </table:table-row>
        <table:table-row table:style-name="ro1">
          <table:table-cell office:value-type="string" calcext:value-type="string">
            <text:p>1. трансформатора;</text:p>
          </table:table-cell>
          <table:table-cell/>
        </table:table-row>
        <table:table-row table:style-name="ro1">
          <table:table-cell office:value-type="string" calcext:value-type="string">
            <text:p>2. выпрямите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анодов;</text:p>
          </table:table-cell>
          <table:table-cell/>
        </table:table-row>
        <table:table-row table:style-name="ro1">
          <table:table-cell office:value-type="string" calcext:value-type="string">
            <text:p>4. катод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Кроме применения в качестве фильтра, экраны из веществ с большим атомным номером, такие как свинец или сплав сурьмы со свинцом, дополнительно:</text:p>
          </table:table-cell>
          <table:table-cell/>
        </table:table-row>
        <table:table-row table:style-name="ro1">
          <table:table-cell office:value-type="string" calcext:value-type="string">
            <text:p>1. позволяют уменьшить расстояние между пленкой и источником;</text:p>
          </table:table-cell>
          <table:table-cell/>
        </table:table-row>
        <table:table-row table:style-name="ro1">
          <table:table-cell office:value-type="string" calcext:value-type="string">
            <text:p>2. обеспечивают некоторое усиливающее воздействие на оптическую плотность сним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зволяют использовать более чувствительную пленку;</text:p>
          </table:table-cell>
          <table:table-cell/>
        </table:table-row>
        <table:table-row table:style-name="ro1">
          <table:table-cell office:value-type="string" calcext:value-type="string">
            <text:p>4. снижают зернистость сним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Наиболее значимым фактором, определяющим поглощение образцом рентгеновского излучения, является:</text:p>
          </table:table-cell>
          <table:table-cell/>
        </table:table-row>
        <table:table-row table:style-name="ro1">
          <table:table-cell office:value-type="string" calcext:value-type="string">
            <text:p>1. толщина образца.</text:p>
          </table:table-cell>
          <table:table-cell/>
        </table:table-row>
        <table:table-row table:style-name="ro1">
          <table:table-cell office:value-type="string" calcext:value-type="string">
            <text:p>2. плотность образца.</text:p>
          </table:table-cell>
          <table:table-cell/>
        </table:table-row>
        <table:table-row table:style-name="ro1">
          <table:table-cell office:value-type="string" calcext:value-type="string">
            <text:p>3. атомный номер материал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модуль Юнга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Две одинаковые пленки экспонировались при 150 кВ и обрабатывались в равных условиях. Какая будет темнее, если первая экспонировалась со свинцовыми экранами 0,05мм?</text:p>
          </table:table-cell>
          <table:table-cell/>
        </table:table-row>
        <table:table-row table:style-name="ro1">
          <table:table-cell office:value-type="string" calcext:value-type="string">
            <text:p>1. вторая; </text:p>
          </table:table-cell>
          <table:table-cell/>
        </table:table-row>
        <table:table-row table:style-name="ro1">
          <table:table-cell office:value-type="string" calcext:value-type="string">
            <text:p>2. перв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е пленки потемнеют одинаково;</text:p>
          </table:table-cell>
          <table:table-cell/>
        </table:table-row>
        <table:table-row table:style-name="ro1">
          <table:table-cell office:value-type="string" calcext:value-type="string">
            <text:p>4. для ответа необходимо знать тип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Геометрическая нерезкость на снимке:</text:p>
          </table:table-cell>
          <table:table-cell/>
        </table:table-row>
        <table:table-row table:style-name="ro1">
          <table:table-cell office:value-type="string" calcext:value-type="string">
            <text:p>1. прямо пропорциональна расстоянию между ОК и пленкой и обратно пропорциональна размеру фокусного пятна;</text:p>
          </table:table-cell>
          <table:table-cell/>
        </table:table-row>
        <table:table-row table:style-name="ro1">
          <table:table-cell office:value-type="string" calcext:value-type="string">
            <text:p>2. прямо пропорциональна размеру фокусного пятна и обратно пропорциональна расстоянию между ОК и источник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ратно пропорциональна расстоянию между ОК и пленкой и прямо пропорциональна расстоянию между источником и ОК;</text:p>
          </table:table-cell>
          <table:table-cell/>
        </table:table-row>
        <table:table-row table:style-name="ro1">
          <table:table-cell office:value-type="string" calcext:value-type="string">
            <text:p>4. обратно пропорциональна размеру фокусного пятна и расстоянию между ОК и пленк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Изображения дефектов на ближней к источнику стороне ОК становятся менее различимыми по мере того, как:</text:p>
          </table:table-cell>
          <table:table-cell/>
        </table:table-row>
        <table:table-row table:style-name="ro1">
          <table:table-cell office:value-type="string" calcext:value-type="string">
            <text:p>1. расстояние между источником и ОК увеличивается;</text:p>
          </table:table-cell>
          <table:table-cell/>
        </table:table-row>
        <table:table-row table:style-name="ro1">
          <table:table-cell office:value-type="string" calcext:value-type="string">
            <text:p>2. толщина ОК увеличива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мер фокусного пятна уменьшается;</text:p>
          </table:table-cell>
          <table:table-cell/>
        </table:table-row>
        <table:table-row table:style-name="ro1">
          <table:table-cell office:value-type="string" calcext:value-type="string">
            <text:p>4. толщина ОК уменьшае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Фильтрация рентгеновского излучения трубкой является функцией:</text:p>
          </table:table-cell>
          <table:table-cell/>
        </table:table-row>
        <table:table-row table:style-name="ro1">
          <table:table-cell office:value-type="string" calcext:value-type="string">
            <text:p>1. толщины и материала окна труб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ускоряющего напряжения;</text:p>
          </table:table-cell>
          <table:table-cell/>
        </table:table-row>
        <table:table-row table:style-name="ro1">
          <table:table-cell office:value-type="string" calcext:value-type="string">
            <text:p>3. расстояния между источником и ОК;</text:p>
          </table:table-cell>
          <table:table-cell/>
        </table:table-row>
        <table:table-row table:style-name="ro1">
          <table:table-cell office:value-type="string" calcext:value-type="string">
            <text:p>4. материала, использованного для мишен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Рентгеновские пленки с крупным размером зерна:</text:p>
          </table:table-cell>
          <table:table-cell/>
        </table:table-row>
        <table:table-row table:style-name="ro1">
          <table:table-cell office:value-type="string" calcext:value-type="string">
            <text:p>1. дают снимки с лучшим разрешением, чем с мелким зерном;</text:p>
          </table:table-cell>
          <table:table-cell/>
        </table:table-row>
        <table:table-row table:style-name="ro1">
          <table:table-cell office:value-type="string" calcext:value-type="string">
            <text:p>2. имеют меньшую чувствительность, чем пленки с относительно мелким зерном;</text:p>
          </table:table-cell>
          <table:table-cell/>
        </table:table-row>
        <table:table-row table:style-name="ro1">
          <table:table-cell office:value-type="string" calcext:value-type="string">
            <text:p>3. имеют большую чувствительность, чем пленки с относительно мелким зерн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отребуют большего времени экспозиции для получения качественного снимка, чем пленки с относительно мелким зерн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Образование пар наблюдается, когда электромагнитное излучение содержит фотоны в диапазоне энергии:</text:p>
          </table:table-cell>
          <table:table-cell/>
        </table:table-row>
        <table:table-row table:style-name="ro1">
          <table:table-cell office:value-type="string" calcext:value-type="string">
            <text:p>1. 0,025 – 0,1 МэВ;</text:p>
          </table:table-cell>
          <table:table-cell/>
        </table:table-row>
        <table:table-row table:style-name="ro1">
          <table:table-cell office:value-type="string" calcext:value-type="string">
            <text:p>2. 30 – 50 МэВ;</text:p>
          </table:table-cell>
          <table:table-cell/>
        </table:table-row>
        <table:table-row table:style-name="ro1">
          <table:table-cell office:value-type="string" calcext:value-type="string">
            <text:p>3. 1,02 МэВ и боле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0,1 – 1,0 Мэ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Фильтры, устанавливаемые между рентгеновской пленкой и ОК, снижают уровень рассеянного излучения, взаимодействующего с пленкой:</text:p>
          </table:table-cell>
          <table:table-cell/>
        </table:table-row>
        <table:table-row table:style-name="ro1">
          <table:table-cell office:value-type="string" calcext:value-type="string">
            <text:p>1. благодаря поглощению длинноволновой части первично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благодаря поглощению коротковолновой части первичного излучения;</text:p>
          </table:table-cell>
          <table:table-cell/>
        </table:table-row>
        <table:table-row table:style-name="ro1">
          <table:table-cell office:value-type="string" calcext:value-type="string">
            <text:p>3. благодаря поглощению обратного рассеянного излучения;</text:p>
          </table:table-cell>
          <table:table-cell/>
        </table:table-row>
        <table:table-row table:style-name="ro1">
          <table:table-cell office:value-type="string" calcext:value-type="string">
            <text:p>4. благодаря снижению интенсивности рассеянного ОК излу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Какой материал наиболее часто используется для изготовления мишени рентгеновских трубок:</text:p>
          </table:table-cell>
          <table:table-cell/>
        </table:table-row>
        <table:table-row table:style-name="ro1">
          <table:table-cell office:value-type="string" calcext:value-type="string">
            <text:p>1. медь;</text:p>
          </table:table-cell>
          <table:table-cell/>
        </table:table-row>
        <table:table-row table:style-name="ro1">
          <table:table-cell office:value-type="string" calcext:value-type="string">
            <text:p>2. углерод;</text:p>
          </table:table-cell>
          <table:table-cell/>
        </table:table-row>
        <table:table-row table:style-name="ro1">
          <table:table-cell office:value-type="string" calcext:value-type="string">
            <text:p>3. бериллий;</text:p>
          </table:table-cell>
          <table:table-cell/>
        </table:table-row>
        <table:table-row table:style-name="ro1">
          <table:table-cell office:value-type="string" calcext:value-type="string">
            <text:p>4. вольфра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Максимальный диапазон толщины ОК, при котором еще можно получить снимок на одной пленке с удовлетворительной для расшифровки плотностью почернения, определяется величиной, которая называется:</text:p>
          </table:table-cell>
          <table:table-cell/>
        </table:table-row>
        <table:table-row table:style-name="ro1">
          <table:table-cell office:value-type="string" calcext:value-type="string">
            <text:p>1. контрастом радиационного изображения ОК;</text:p>
          </table:table-cell>
          <table:table-cell/>
        </table:table-row>
        <table:table-row table:style-name="ro1">
          <table:table-cell office:value-type="string" calcext:value-type="string">
            <text:p>2. чувствительностью пленки:</text:p>
          </table:table-cell>
          <table:table-cell/>
        </table:table-row>
        <table:table-row table:style-name="ro1">
          <table:table-cell office:value-type="string" calcext:value-type="string">
            <text:p>3. широтой плен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ределом разрешения плен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Почти все виды гамма-графии выполняются с использованием:</text:p>
          </table:table-cell>
          <table:table-cell/>
        </table:table-row>
        <table:table-row table:style-name="ro1">
          <table:table-cell office:value-type="string" calcext:value-type="string">
            <text:p>1. естественных изотопов;</text:p>
          </table:table-cell>
          <table:table-cell/>
        </table:table-row>
        <table:table-row table:style-name="ro1">
          <table:table-cell office:value-type="string" calcext:value-type="string">
            <text:p>2. иридия-192 или кобальта-6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дия;</text:p>
          </table:table-cell>
          <table:table-cell/>
        </table:table-row>
        <table:table-row table:style-name="ro1">
          <table:table-cell office:value-type="string" calcext:value-type="string">
            <text:p>4. тулия-17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Два однотипных радионуклидных источника с одинаковой активностью имеют разные удельные активности. Источник с большим значением удельной активности:</text:p>
          </table:table-cell>
          <table:table-cell/>
        </table:table-row>
        <table:table-row table:style-name="ro1">
          <table:table-cell office:value-type="string" calcext:value-type="string">
            <text:p>1. будет иметь меньшие активные части, чем источник с меньшей величиной удельной актив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будет иметь более короткий период распада, чем источник с меньшей величиной удельной активности;</text:p>
          </table:table-cell>
          <table:table-cell/>
        </table:table-row>
        <table:table-row table:style-name="ro1">
          <table:table-cell office:value-type="string" calcext:value-type="string">
            <text:p>3. будет генерировать более жесткое гамма-излучение, чем источник с меньшей величиной удельной активности;</text:p>
          </table:table-cell>
          <table:table-cell/>
        </table:table-row>
        <table:table-row table:style-name="ro1">
          <table:table-cell office:value-type="string" calcext:value-type="string">
            <text:p>4. будет иметь большие размеры активной части, чем источник с меньшей величиной удельной акт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Изображения дефектов на ближней к источнику стороне ОК становятся менее различимыми по мере того как:</text:p>
          </table:table-cell>
          <table:table-cell/>
        </table:table-row>
        <table:table-row table:style-name="ro1">
          <table:table-cell office:value-type="string" calcext:value-type="string">
            <text:p>1. расстояние между источником и ОК увеличивается;</text:p>
          </table:table-cell>
          <table:table-cell/>
        </table:table-row>
        <table:table-row table:style-name="ro1">
          <table:table-cell office:value-type="string" calcext:value-type="string">
            <text:p>2. толщина ОК увеличива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мер фокусного пятна уменьшается;</text:p>
          </table:table-cell>
          <table:table-cell/>
        </table:table-row>
        <table:table-row table:style-name="ro1">
          <table:table-cell office:value-type="string" calcext:value-type="string">
            <text:p>4. толщина ОК уменьшае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Импульсные рентгеновские трубки обычно сконструированы для производства электронов, для ускорения одним из следующих способов:</text:p>
          </table:table-cell>
          <table:table-cell/>
        </table:table-row>
        <table:table-row table:style-name="ro1">
          <table:table-cell office:value-type="string" calcext:value-type="string">
            <text:p>1. горячей эмиссией;</text:p>
          </table:table-cell>
          <table:table-cell/>
        </table:table-row>
        <table:table-row table:style-name="ro1">
          <table:table-cell office:value-type="string" calcext:value-type="string">
            <text:p>2. автоэлектронной эмисси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изменением магнитного поля первичной обмотки трансформатора;</text:p>
          </table:table-cell>
          <table:table-cell/>
        </table:table-row>
        <table:table-row table:style-name="ro1">
          <table:table-cell office:value-type="string" calcext:value-type="string">
            <text:p>4. высокочастотными волна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Обычно качество рентгеновского оборудования наилучшим образом определяется с помощью:</text:p>
          </table:table-cell>
          <table:table-cell/>
        </table:table-row>
        <table:table-row table:style-name="ro1">
          <table:table-cell office:value-type="string" calcext:value-type="string">
            <text:p>1. отсчетов по денситометру;</text:p>
          </table:table-cell>
          <table:table-cell/>
        </table:table-row>
        <table:table-row table:style-name="ro1">
          <table:table-cell office:value-type="string" calcext:value-type="string">
            <text:p>2. измерения зоны неравномерности свечения экрана;</text:p>
          </table:table-cell>
          <table:table-cell/>
        </table:table-row>
        <table:table-row table:style-name="ro1">
          <table:table-cell office:value-type="string" calcext:value-type="string">
            <text:p>3. стандартных эталонов чувствительности или индикаторов качеств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Главное требование, касающееся лучшей геометрии формирования изображения, формулируется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1. рентгеновское излучение должно испускаться фокусным пятном настолько большого размера, насколько это позволяет остальные условия;</text:p>
          </table:table-cell>
          <table:table-cell/>
        </table:table-row>
        <table:table-row table:style-name="ro1">
          <table:table-cell office:value-type="string" calcext:value-type="string">
            <text:p>2. расстояние между источником излучения и ок должно быть, по возможности, малым;</text:p>
          </table:table-cell>
          <table:table-cell/>
        </table:table-row>
        <table:table-row table:style-name="ro1">
          <table:table-cell office:value-type="string" calcext:value-type="string">
            <text:p>3. пленка должна располагаться как можно дальше от ок;</text:p>
          </table:table-cell>
          <table:table-cell/>
        </table:table-row>
        <table:table-row table:style-name="ro1">
          <table:table-cell office:value-type="string" calcext:value-type="string">
            <text:p>4. центральный пучок излучения должен, по возможности, совпадать с перпендикуляром к поверхности пленк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Для использования принципа проекционного увеличения:</text:p>
          </table:table-cell>
          <table:table-cell/>
        </table:table-row>
        <table:table-row table:style-name="ro1">
          <table:table-cell office:value-type="string" calcext:value-type="string">
            <text:p>1. следует устанавливать ок в точке, которая делит пополам расстояние между источником и пленкой;</text:p>
          </table:table-cell>
          <table:table-cell/>
        </table:table-row>
        <table:table-row table:style-name="ro1">
          <table:table-cell office:value-type="string" calcext:value-type="string">
            <text:p>2. фокусное пятно источника излучения должно быть весьма малы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к должен иметь равномерную толщины.</text:p>
          </table:table-cell>
          <table:table-cell/>
        </table:table-row>
        <table:table-row table:style-name="ro1">
          <table:table-cell office:value-type="string" calcext:value-type="string">
            <text:p>4. ни один из вариантов отве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Поглощение рентгеновского излучения зависит от:</text:p>
          </table:table-cell>
          <table:table-cell/>
        </table:table-row>
        <table:table-row table:style-name="ro1">
          <table:table-cell office:value-type="string" calcext:value-type="string">
            <text:p>1. Толщины и плотности материала;</text:p>
          </table:table-cell>
          <table:table-cell/>
        </table:table-row>
        <table:table-row table:style-name="ro1">
          <table:table-cell office:value-type="string" calcext:value-type="string">
            <text:p>2. Атомного номера вещества;</text:p>
          </table:table-cell>
          <table:table-cell/>
        </table:table-row>
        <table:table-row table:style-name="ro1">
          <table:table-cell office:value-type="string" calcext:value-type="string">
            <text:p>3. От “1” и от “2”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т “1”, ни от “2”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Какой материал наиболее часто используется для изготовления мишени рентгеновских трубок:</text:p>
          </table:table-cell>
          <table:table-cell/>
        </table:table-row>
        <table:table-row table:style-name="ro1">
          <table:table-cell office:value-type="string" calcext:value-type="string">
            <text:p>1. медь;</text:p>
          </table:table-cell>
          <table:table-cell/>
        </table:table-row>
        <table:table-row table:style-name="ro1">
          <table:table-cell office:value-type="string" calcext:value-type="string">
            <text:p>2. углерод;</text:p>
          </table:table-cell>
          <table:table-cell/>
        </table:table-row>
        <table:table-row table:style-name="ro1">
          <table:table-cell office:value-type="string" calcext:value-type="string">
            <text:p>3. бериллий;</text:p>
          </table:table-cell>
          <table:table-cell/>
        </table:table-row>
        <table:table-row table:style-name="ro1">
          <table:table-cell office:value-type="string" calcext:value-type="string">
            <text:p>4. вольфра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Формула (ток в МА х время/расстояние2):</text:p>
          </table:table-cell>
          <table:table-cell/>
        </table:table-row>
        <table:table-row table:style-name="ro1">
          <table:table-cell office:value-type="string" calcext:value-type="string">
            <text:p>1. используется для вычисления градиента пленки;</text:p>
          </table:table-cell>
          <table:table-cell/>
        </table:table-row>
        <table:table-row table:style-name="ro1">
          <table:table-cell office:value-type="string" calcext:value-type="string">
            <text:p>2. представляет закон взаимозависимости;</text:p>
          </table:table-cell>
          <table:table-cell/>
        </table:table-row>
        <table:table-row table:style-name="ro1">
          <table:table-cell office:value-type="string" calcext:value-type="string">
            <text:p>3. используется для определения контрастности деталей снимка;</text:p>
          </table:table-cell>
          <table:table-cell/>
        </table:table-row>
        <table:table-row table:style-name="ro1">
          <table:table-cell office:value-type="string" calcext:value-type="string">
            <text:p>4. представляет экспозиционный фактор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Нагрузка, которая может прикладываться к аноду рентгеновской трубки, определяется, главным образом:</text:p>
          </table:table-cell>
          <table:table-cell/>
        </table:table-row>
        <table:table-row table:style-name="ro1">
          <table:table-cell office:value-type="string" calcext:value-type="string">
            <text:p>1. составом катода;</text:p>
          </table:table-cell>
          <table:table-cell/>
        </table:table-row>
        <table:table-row table:style-name="ro1">
          <table:table-cell office:value-type="string" calcext:value-type="string">
            <text:p>2. размером фокусного пятна и эффективностью системы охлаждения ан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сстоянием между анодом и катодом;</text:p>
          </table:table-cell>
          <table:table-cell/>
        </table:table-row>
        <table:table-row table:style-name="ro1">
          <table:table-cell office:value-type="string" calcext:value-type="string">
            <text:p>4. формой ускоряющего напряж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Кассеты рентгеновской пленки обычно имеют с тыльной стороны толстый лист свинца, не соприкасающийся с пленкой; его назначение:</text:p>
          </table:table-cell>
          <table:table-cell/>
        </table:table-row>
        <table:table-row table:style-name="ro1">
          <table:table-cell office:value-type="string" calcext:value-type="string">
            <text:p>1. Увеличить яркость экрана;</text:p>
          </table:table-cell>
          <table:table-cell/>
        </table:table-row>
        <table:table-row table:style-name="ro1">
          <table:table-cell office:value-type="string" calcext:value-type="string">
            <text:p>2. Защитить пленку от обратного рассея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И “1” и “2”;</text:p>
          </table:table-cell>
          <table:table-cell/>
        </table:table-row>
        <table:table-row table:style-name="ro1">
          <table:table-cell office:value-type="string" calcext:value-type="string">
            <text:p>4. Ни “1”, ни “2”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Свинцовый лист с малым отверстием, устанавливаемый между рентгеновской трубкой и пленкой, предназначен:</text:p>
          </table:table-cell>
          <table:table-cell/>
        </table:table-row>
        <table:table-row table:style-name="ro1">
          <table:table-cell office:value-type="string" calcext:value-type="string">
            <text:p>1. для определения размера фокусного пят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ля измерения интенсивности рентгеновского излучения;</text:p>
          </table:table-cell>
          <table:table-cell/>
        </table:table-row>
        <table:table-row table:style-name="ro1">
          <table:table-cell office:value-type="string" calcext:value-type="string">
            <text:p>3. для фильтрации рентгеновского излучения.</text:p>
          </table:table-cell>
          <table:table-cell/>
        </table:table-row>
        <table:table-row table:style-name="ro1">
          <table:table-cell office:value-type="string" calcext:value-type="string">
            <text:p>4.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Наиболее эффективный способ охлаждения рентгеновской трубки состоит:</text:p>
          </table:table-cell>
          <table:table-cell/>
        </table:table-row>
        <table:table-row table:style-name="ro1">
          <table:table-cell office:value-type="string" calcext:value-type="string">
            <text:p>1. в отдаче теплового излучения, когда анод достигает такой температуры, что излучает значительное количество тепла;</text:p>
          </table:table-cell>
          <table:table-cell/>
        </table:table-row>
        <table:table-row table:style-name="ro1">
          <table:table-cell office:value-type="string" calcext:value-type="string">
            <text:p>2. в охлаждении обдувом воздуха;</text:p>
          </table:table-cell>
          <table:table-cell/>
        </table:table-row>
        <table:table-row table:style-name="ro1">
          <table:table-cell office:value-type="string" calcext:value-type="string">
            <text:p>3. в охлаждении анода циркулирующей водой или масл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 использовании ребристого внешнего радиат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Растворителем в проявителе является вода. Она должна быть:</text:p>
          </table:table-cell>
          <table:table-cell/>
        </table:table-row>
        <table:table-row table:style-name="ro1">
          <table:table-cell office:value-type="string" calcext:value-type="string">
            <text:p>1. “питьевого” качества;</text:p>
          </table:table-cell>
          <table:table-cell/>
        </table:table-row>
        <table:table-row table:style-name="ro1">
          <table:table-cell office:value-type="string" calcext:value-type="string">
            <text:p>2. дистиллированн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мягкая;</text:p>
          </table:table-cell>
          <table:table-cell/>
        </table:table-row>
        <table:table-row table:style-name="ro1">
          <table:table-cell office:value-type="string" calcext:value-type="string">
            <text:p>4. жестк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Что наиболее часто используется для регулировки контраста изображения?</text:p>
          </table:table-cell>
          <table:table-cell/>
        </table:table-row>
        <table:table-row table:style-name="ro1">
          <table:table-cell office:value-type="string" calcext:value-type="string">
            <text:p>1. Изменение фокусного расстояния.</text:p>
          </table:table-cell>
          <table:table-cell/>
        </table:table-row>
        <table:table-row table:style-name="ro1">
          <table:table-cell office:value-type="string" calcext:value-type="string">
            <text:p>2. Изменение анодного тока.</text:p>
          </table:table-cell>
          <table:table-cell/>
        </table:table-row>
        <table:table-row table:style-name="ro1">
          <table:table-cell office:value-type="string" calcext:value-type="string">
            <text:p>3. Изменение анодного напряж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зменение размеров фокусного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При радиографии стального ОК толщиной менее 2,5 см:</text:p>
          </table:table-cell>
          <table:table-cell/>
        </table:table-row>
        <table:table-row table:style-name="ro1">
          <table:table-cell office:value-type="string" calcext:value-type="string">
            <text:p>1. кобальт-60 обеспечил бы большую чувствительность контроля, чем рентгеновская установка с ускоряющим напряжением 250 кВ;</text:p>
          </table:table-cell>
          <table:table-cell/>
        </table:table-row>
        <table:table-row table:style-name="ro1">
          <table:table-cell office:value-type="string" calcext:value-type="string">
            <text:p>2. рентгеновская установка с ускоряющим напряжением 250 кВ обеспечила бы большую чувствительность контроля, чем кобальт-6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использование флюоресцирующих экранов обеспечило бы получение снимков более высокого качества, чем при использовании экранов из свинцовой фольги;</text:p>
          </table:table-cell>
          <table:table-cell/>
        </table:table-row>
        <table:table-row table:style-name="ro1">
          <table:table-cell office:value-type="string" calcext:value-type="string">
            <text:p>4. применение экранов из свинцовой фольги потребовало бы более короткой экспозиции, чем флюоресцирующие экра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Радиографический снимок с экспозицией 12 мА.мин. позволяет получать оптическую плотность почернения 0,8. Желательно увеличить плотность почернения в этом районе до 2,0. При изучении характеристической кривой данной пленки обнаружено, что разность значений, соответствующая точкам 0,8 и 2,0 по оси плотностей будет равна 0,76. Антилогарифм 0,76 соответствует величине 5,8. Какова должна быть экспозиция, чтобы получилась требуемая плотность почернения 2,0?</text:p>
          </table:table-cell>
          <table:table-cell/>
        </table:table-row>
        <table:table-row table:style-name="ro1">
          <table:table-cell office:value-type="string" calcext:value-type="string">
            <text:p>1. 9 мА.мин;</text:p>
          </table:table-cell>
          <table:table-cell/>
        </table:table-row>
        <table:table-row table:style-name="ro1">
          <table:table-cell office:value-type="string" calcext:value-type="string">
            <text:p>2. 21 мА.мин;</text:p>
          </table:table-cell>
          <table:table-cell/>
        </table:table-row>
        <table:table-row table:style-name="ro1">
          <table:table-cell office:value-type="string" calcext:value-type="string">
            <text:p>3. 69,6 мА.ми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6 мА.ми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В процессе фотоэлектрического взаимодействия:</text:p>
          </table:table-cell>
          <table:table-cell/>
        </table:table-row>
        <table:table-row table:style-name="ro1">
          <table:table-cell office:value-type="string" calcext:value-type="string">
            <text:p>1. испускаются электро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испускаются характеристические рентгеновские лучи;</text:p>
          </table:table-cell>
          <table:table-cell/>
        </table:table-row>
        <table:table-row table:style-name="ro1">
          <table:table-cell office:value-type="string" calcext:value-type="string">
            <text:p>3. испускаются вторичные фотоны;</text:p>
          </table:table-cell>
          <table:table-cell/>
        </table:table-row>
        <table:table-row table:style-name="ro1">
          <table:table-cell office:value-type="string" calcext:value-type="string">
            <text:p>4. все вышеуказа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В микрорентгенографии:</text:p>
          </table:table-cell>
          <table:table-cell/>
        </table:table-row>
        <table:table-row table:style-name="ro1">
          <table:table-cell office:value-type="string" calcext:value-type="string">
            <text:p>1. обычно применяется очень мягк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2. обычно используется ускоряющее напряжение от 5 до 160 кВ;</text:p>
          </table:table-cell>
          <table:table-cell/>
        </table:table-row>
        <table:table-row table:style-name="ro1">
          <table:table-cell office:value-type="string" calcext:value-type="string">
            <text:p>3. часто применяется более мелкозернистый материал пленки, чем в обычной радиографии;</text:p>
          </table:table-cell>
          <table:table-cell/>
        </table:table-row>
        <table:table-row table:style-name="ro1">
          <table:table-cell office:value-type="string" calcext:value-type="string">
            <text:p>4. все перечисленное справедливо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Две основные причины излишне высокой плотности радиографических изображений:</text:p>
          </table:table-cell>
          <table:table-cell/>
        </table:table-row>
        <table:table-row table:style-name="ro1">
          <table:table-cell office:value-type="string" calcext:value-type="string">
            <text:p>1. недостаточная промывка и перепроявление;</text:p>
          </table:table-cell>
          <table:table-cell/>
        </table:table-row>
        <table:table-row table:style-name="ro1">
          <table:table-cell office:value-type="string" calcext:value-type="string">
            <text:p>2. загрязнение фиксажа и недостаточная промывка;</text:p>
          </table:table-cell>
          <table:table-cell/>
        </table:table-row>
        <table:table-row table:style-name="ro1">
          <table:table-cell office:value-type="string" calcext:value-type="string">
            <text:p>3. переэкспонирование и загрязнение фиксажа;</text:p>
          </table:table-cell>
          <table:table-cell/>
        </table:table-row>
        <table:table-row table:style-name="ro1">
          <table:table-cell office:value-type="string" calcext:value-type="string">
            <text:p>4. переэкспонирование и перепроявлени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Промежуток времени от момента погружения пленки в раствор фиксажа до момента исчезновения белых незасвеченных участков называется:</text:p>
          </table:table-cell>
          <table:table-cell/>
        </table:table-row>
        <table:table-row table:style-name="ro1">
          <table:table-cell office:value-type="string" calcext:value-type="string">
            <text:p>1. временем осветл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ременем фиксирования;</text:p>
          </table:table-cell>
          <table:table-cell/>
        </table:table-row>
        <table:table-row table:style-name="ro1">
          <table:table-cell office:value-type="string" calcext:value-type="string">
            <text:p>3. временем дубления;</text:p>
          </table:table-cell>
          <table:table-cell/>
        </table:table-row>
        <table:table-row table:style-name="ro1">
          <table:table-cell office:value-type="string" calcext:value-type="string">
            <text:p>4. временем окис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Радиографическая чувствительность зависит от:</text:p>
          </table:table-cell>
          <table:table-cell/>
        </table:table-row>
        <table:table-row table:style-name="ro1">
          <table:table-cell office:value-type="string" calcext:value-type="string">
            <text:p>1. зернистости пленки;</text:p>
          </table:table-cell>
          <table:table-cell/>
        </table:table-row>
        <table:table-row table:style-name="ro1">
          <table:table-cell office:value-type="string" calcext:value-type="string">
            <text:p>2. нерезкости 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3. контрастности 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4. всех вышеупомянутых фактор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Наиболее доступным средством уменьшения утомляемости оператора в флюороскопии является:</text:p>
          </table:table-cell>
          <table:table-cell/>
        </table:table-row>
        <table:table-row table:style-name="ro1">
          <table:table-cell office:value-type="string" calcext:value-type="string">
            <text:p>1. обеспечение оператора специальными стеклами;</text:p>
          </table:table-cell>
          <table:table-cell/>
        </table:table-row>
        <table:table-row table:style-name="ro1">
          <table:table-cell office:value-type="string" calcext:value-type="string">
            <text:p>2. установка фильтра перед выходным экраном;</text:p>
          </table:table-cell>
          <table:table-cell/>
        </table:table-row>
        <table:table-row table:style-name="ro1">
          <table:table-cell office:value-type="string" calcext:value-type="string">
            <text:p>3. изменение интенсивности фонового освещения;</text:p>
          </table:table-cell>
          <table:table-cell/>
        </table:table-row>
        <table:table-row table:style-name="ro1">
          <table:table-cell office:value-type="string" calcext:value-type="string">
            <text:p>4. периодическая смена оператор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Радиографический снимок сделан при ускоряющем напряжении 500 кВ, если при сохранении всех прочих условий это напряжение увеличивать, то:</text:p>
          </table:table-cell>
          <table:table-cell/>
        </table:table-row>
        <table:table-row table:style-name="ro1">
          <table:table-cell office:value-type="string" calcext:value-type="string">
            <text:p>1. будет наблюдаться значительное увеличение зернистости, если использовалась пленка высок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2. будет наблюдаться значительное уменьшение зернистости, если использовалась пленка низк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3. будет происходить незначительное изменение зернистости пленк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Растворителем в проявителе является вода. Она должна быть:</text:p>
          </table:table-cell>
          <table:table-cell/>
        </table:table-row>
        <table:table-row table:style-name="ro1">
          <table:table-cell office:value-type="string" calcext:value-type="string">
            <text:p>1. "питьевого качества"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истиллированная;</text:p>
          </table:table-cell>
          <table:table-cell/>
        </table:table-row>
        <table:table-row table:style-name="ro1">
          <table:table-cell office:value-type="string" calcext:value-type="string">
            <text:p>3. мягкая;</text:p>
          </table:table-cell>
          <table:table-cell/>
        </table:table-row>
        <table:table-row table:style-name="ro1">
          <table:table-cell office:value-type="string" calcext:value-type="string">
            <text:p>4. жестк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Доза ионизирующего излучения, воздействующего на ОК:</text:p>
          </table:table-cell>
          <table:table-cell/>
        </table:table-row>
        <table:table-row table:style-name="ro1">
          <table:table-cell office:value-type="string" calcext:value-type="string">
            <text:p>1. пропорциональна интенсивности излучения и времен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едставляет собой интенсивность в единицу времени;</text:p>
          </table:table-cell>
          <table:table-cell/>
        </table:table-row>
        <table:table-row table:style-name="ro1">
          <table:table-cell office:value-type="string" calcext:value-type="string">
            <text:p>3. прямо пропорциональна интенсивности излучения и обратно пропорциональна времени;</text:p>
          </table:table-cell>
          <table:table-cell/>
        </table:table-row>
        <table:table-row table:style-name="ro1">
          <table:table-cell office:value-type="string" calcext:value-type="string">
            <text:p>4. изменяется экспоненциально во времени и пропорционально интенс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Какие из перечисленных факторов не оказывают влияния на плотность почернения пленки:</text:p>
          </table:table-cell>
          <table:table-cell/>
        </table:table-row>
        <table:table-row table:style-name="ro1">
          <table:table-cell office:value-type="string" calcext:value-type="string">
            <text:p>1. тип пленки;</text:p>
          </table:table-cell>
          <table:table-cell/>
        </table:table-row>
        <table:table-row table:style-name="ro1">
          <table:table-cell office:value-type="string" calcext:value-type="string">
            <text:p>2. размер плен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бщее количество радиации от фотонного источника;</text:p>
          </table:table-cell>
          <table:table-cell/>
        </table:table-row>
        <table:table-row table:style-name="ro1">
          <table:table-cell office:value-type="string" calcext:value-type="string">
            <text:p>4. тип экрана, усиливающего действие радиа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Из-за геометрических факторов, таких как размер фокусного пятна источника, расстояние между источником и ОК и расстояние между ОК и пленкой, возникает размытость изображения, которая называется:</text:p>
          </table:table-cell>
          <table:table-cell/>
        </table:table-row>
        <table:table-row table:style-name="ro1">
          <table:table-cell office:value-type="string" calcext:value-type="string">
            <text:p>1. астигматическим эффектом;</text:p>
          </table:table-cell>
          <table:table-cell/>
        </table:table-row>
        <table:table-row table:style-name="ro1">
          <table:table-cell office:value-type="string" calcext:value-type="string">
            <text:p>2. вариацией фокуса;</text:p>
          </table:table-cell>
          <table:table-cell/>
        </table:table-row>
        <table:table-row table:style-name="ro1">
          <table:table-cell office:value-type="string" calcext:value-type="string">
            <text:p>3. геометрической нерезкостью изобра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но из перечисленных названий не является правильны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Двумя факторами, в значительной степени влияющими на выбор материала для изготовления мишени рентгеновской трубки, являются:</text:p>
          </table:table-cell>
          <table:table-cell/>
        </table:table-row>
        <table:table-row table:style-name="ro1">
          <table:table-cell office:value-type="string" calcext:value-type="string">
            <text:p>1. прочность на разрыв и предел текучести;</text:p>
          </table:table-cell>
          <table:table-cell/>
        </table:table-row>
        <table:table-row table:style-name="ro1">
          <table:table-cell office:value-type="string" calcext:value-type="string">
            <text:p>2. магнитная индукция;</text:p>
          </table:table-cell>
          <table:table-cell/>
        </table:table-row>
        <table:table-row table:style-name="ro1">
          <table:table-cell office:value-type="string" calcext:value-type="string">
            <text:p>3. электрическое сопротивление;</text:p>
          </table:table-cell>
          <table:table-cell/>
        </table:table-row>
        <table:table-row table:style-name="ro1">
          <table:table-cell office:value-type="string" calcext:value-type="string">
            <text:p>4. атомный номер и точка пла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Причиной необходимости четырехкратного увеличения времени экспозиции при удвоении расстояния между источником и пленкой является то, что:</text:p>
          </table:table-cell>
          <table:table-cell/>
        </table:table-row>
        <table:table-row table:style-name="ro1">
          <table:table-cell office:value-type="string" calcext:value-type="string">
            <text:p>1. интенсивность излучения снижается по экспоненте, когда расстояние между источником и пленкой увеличивается;</text:p>
          </table:table-cell>
          <table:table-cell/>
        </table:table-row>
        <table:table-row table:style-name="ro1">
          <table:table-cell office:value-type="string" calcext:value-type="string">
            <text:p>2. интенсивность излучения обратно пропорциональна корню квадратному из расстояния от источника до пленки;</text:p>
          </table:table-cell>
          <table:table-cell/>
        </table:table-row>
        <table:table-row table:style-name="ro1">
          <table:table-cell office:value-type="string" calcext:value-type="string">
            <text:p>3. интенсивность излучения обратно пропорциональна квадрату расстояния от источника до плен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влияние рассеивающей радиации увеличивается по мере увеличения расстояния между источником и пленк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Причиной плохой радиографической резкости может быть:</text:p>
          </table:table-cell>
          <table:table-cell/>
        </table:table-row>
        <table:table-row table:style-name="ro1">
          <table:table-cell office:value-type="string" calcext:value-type="string">
            <text:p>1. размер фокусного пятна;</text:p>
          </table:table-cell>
          <table:table-cell/>
        </table:table-row>
        <table:table-row table:style-name="ro1">
          <table:table-cell office:value-type="string" calcext:value-type="string">
            <text:p>2. расстояние между источником и пленкой;</text:p>
          </table:table-cell>
          <table:table-cell/>
        </table:table-row>
        <table:table-row table:style-name="ro1">
          <table:table-cell office:value-type="string" calcext:value-type="string">
            <text:p>3. плохой контакт между пленкой и экраном;</text:p>
          </table:table-cell>
          <table:table-cell/>
        </table:table-row>
        <table:table-row table:style-name="ro1">
          <table:table-cell office:value-type="string" calcext:value-type="string">
            <text:p>4. все вышеуказа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Известно, что может существовать предел увеличения плотности почернения пленки при увеличении экспозиции. Увеличение экспозиции сверх этого предела приводит к фактическому снижению плотности почернения. Это явление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плотностно-яркостный поворот;</text:p>
          </table:table-cell>
          <table:table-cell/>
        </table:table-row>
        <table:table-row table:style-name="ro1">
          <table:table-cell office:value-type="string" calcext:value-type="string">
            <text:p>2. инверсия контраста объекта;</text:p>
          </table:table-cell>
          <table:table-cell/>
        </table:table-row>
        <table:table-row table:style-name="ro1">
          <table:table-cell office:value-type="string" calcext:value-type="string">
            <text:p>3. инверсия контраста пленки;</text:p>
          </table:table-cell>
          <table:table-cell/>
        </table:table-row>
        <table:table-row table:style-name="ro1">
          <table:table-cell office:value-type="string" calcext:value-type="string">
            <text:p>4. соляризац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Радиографическая чувствительность зависит от:</text:p>
          </table:table-cell>
          <table:table-cell/>
        </table:table-row>
        <table:table-row table:style-name="ro1">
          <table:table-cell office:value-type="string" calcext:value-type="string">
            <text:p>1. зернистости пленки;</text:p>
          </table:table-cell>
          <table:table-cell/>
        </table:table-row>
        <table:table-row table:style-name="ro1">
          <table:table-cell office:value-type="string" calcext:value-type="string">
            <text:p>2. нерезкости <text:s/>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3. контрастности изображения дефекта на пленке;</text:p>
          </table:table-cell>
          <table:table-cell/>
        </table:table-row>
        <table:table-row table:style-name="ro1">
          <table:table-cell office:value-type="string" calcext:value-type="string">
            <text:p>4. всех вышеупомянутых фактор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4. Пребывание пленки между свинцовыми экранами во влажной атмосфере и при высокой температуре в течение длительного времени приводит к:</text:p>
          </table:table-cell>
          <table:table-cell/>
        </table:table-row>
        <table:table-row table:style-name="ro1">
          <table:table-cell office:value-type="string" calcext:value-type="string">
            <text:p>1. повышению чувствительности за счет снижения остальных характеристик;</text:p>
          </table:table-cell>
          <table:table-cell/>
        </table:table-row>
        <table:table-row table:style-name="ro1">
          <table:table-cell office:value-type="string" calcext:value-type="string">
            <text:p>2. ее вуалировани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явлению дифракционных полос;</text:p>
          </table:table-cell>
          <table:table-cell/>
        </table:table-row>
        <table:table-row table:style-name="ro1">
          <table:table-cell office:value-type="string" calcext:value-type="string">
            <text:p>4. появлению древовидных засвеченных участков после обработ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Количественная мера почернения пленки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разрешающая способность;</text:p>
          </table:table-cell>
          <table:table-cell/>
        </table:table-row>
        <table:table-row table:style-name="ro1">
          <table:table-cell office:value-type="string" calcext:value-type="string">
            <text:p>2. оптическая плот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нтрастность;</text:p>
          </table:table-cell>
          <table:table-cell/>
        </table:table-row>
        <table:table-row table:style-name="ro1">
          <table:table-cell office:value-type="string" calcext:value-type="string">
            <text:p>4. радиографическая контраст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Кривая зависимости плотности почернения пленки от логарифма экспозиции или относительной экспозиции называется:</text:p>
          </table:table-cell>
          <table:table-cell/>
        </table:table-row>
        <table:table-row table:style-name="ro1">
          <table:table-cell office:value-type="string" calcext:value-type="string">
            <text:p>1. крив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2. кривой “плотность-экспозиция”;</text:p>
          </table:table-cell>
          <table:table-cell/>
        </table:table-row>
        <table:table-row table:style-name="ro1">
          <table:table-cell office:value-type="string" calcext:value-type="string">
            <text:p>3. характеристической крив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ривой интенсивности рентгеновского излу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Геометрическую нерезкость можно уменьшить лучше всего:</text:p>
          </table:table-cell>
          <table:table-cell/>
        </table:table-row>
        <table:table-row table:style-name="ro1">
          <table:table-cell office:value-type="string" calcext:value-type="string">
            <text:p>1. используя источник большого диаметра;</text:p>
          </table:table-cell>
          <table:table-cell/>
        </table:table-row>
        <table:table-row table:style-name="ro1">
          <table:table-cell office:value-type="string" calcext:value-type="string">
            <text:p>2. используя более чувствительную пленку;</text:p>
          </table:table-cell>
          <table:table-cell/>
        </table:table-row>
        <table:table-row table:style-name="ro1">
          <table:table-cell office:value-type="string" calcext:value-type="string">
            <text:p>3. увеличивая расстояние между источником и пленк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увеличивая расстояние между образцом и пленк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8. Санитарные правила требуют, чтобы все контейнеры для транспортировки радионуклидов:</text:p>
          </table:table-cell>
          <table:table-cell/>
        </table:table-row>
        <table:table-row table:style-name="ro1">
          <table:table-cell office:value-type="string" calcext:value-type="string">
            <text:p>1. Имели уплотнение крышки;</text:p>
          </table:table-cell>
          <table:table-cell/>
        </table:table-row>
        <table:table-row table:style-name="ro1">
          <table:table-cell office:value-type="string" calcext:value-type="string">
            <text:p>2. Были огнеупорны;</text:p>
          </table:table-cell>
          <table:table-cell/>
        </table:table-row>
        <table:table-row table:style-name="ro1">
          <table:table-cell office:value-type="string" calcext:value-type="string">
            <text:p>3. Были ударопрочны;</text:p>
          </table:table-cell>
          <table:table-cell/>
        </table:table-row>
        <table:table-row table:style-name="ro1">
          <table:table-cell office:value-type="string" calcext:value-type="string">
            <text:p>4. Отвечали требованиям “1”, “2”, “3”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Основное различие между радиографией и флуороскопией:</text:p>
          </table:table-cell>
          <table:table-cell/>
        </table:table-row>
        <table:table-row table:style-name="ro1">
          <table:table-cell office:value-type="string" calcext:value-type="string">
            <text:p>1. флуороскопия обладает больше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2. флуороскопия дает позитивное, а радиография негативное изображение;</text:p>
          </table:table-cell>
          <table:table-cell/>
        </table:table-row>
        <table:table-row table:style-name="ro1">
          <table:table-cell office:value-type="string" calcext:value-type="string">
            <text:p>3. флуороскопическое изображение ярче;</text:p>
          </table:table-cell>
          <table:table-cell/>
        </table:table-row>
        <table:table-row table:style-name="ro1">
          <table:table-cell office:value-type="string" calcext:value-type="string">
            <text:p>4. флуороскопия дает изображение в реальном времен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При напряжениях свыше 400 кВ использование свинца в качестве защиты от излучения может представлять серьезные трудности конструкторского характера. Какой из перечисленных материалов мог бы использоваться для этих целей для замены свинца в случае необходимости преодоления упомянутых трудностей?</text:p>
          </table:table-cell>
          <table:table-cell/>
        </table:table-row>
        <table:table-row table:style-name="ro1">
          <table:table-cell office:value-type="string" calcext:value-type="string">
            <text:p>1. алюминий;</text:p>
          </table:table-cell>
          <table:table-cell/>
        </table:table-row>
        <table:table-row table:style-name="ro1">
          <table:table-cell office:value-type="string" calcext:value-type="string">
            <text:p>2. бето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таль;</text:p>
          </table:table-cell>
          <table:table-cell/>
        </table:table-row>
        <table:table-row table:style-name="ro1">
          <table:table-cell office:value-type="string" calcext:value-type="string">
            <text:p>4. б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Термин, используемый для определения радиационного размера наименьшего фрагмента изображения радиографического снимка:</text:p>
          </table:table-cell>
          <table:table-cell/>
        </table:table-row>
        <table:table-row table:style-name="ro1">
          <table:table-cell office:value-type="string" calcext:value-type="string">
            <text:p>1. чувствительность радиационного контроля;</text:p>
          </table:table-cell>
          <table:table-cell/>
        </table:table-row>
        <table:table-row table:style-name="ro1">
          <table:table-cell office:value-type="string" calcext:value-type="string">
            <text:p>2. нерезкость изобра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диографический контраст;</text:p>
          </table:table-cell>
          <table:table-cell/>
        </table:table-row>
        <table:table-row table:style-name="ro1">
          <table:table-cell office:value-type="string" calcext:value-type="string">
            <text:p>4. контраст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График зависимости между толщиной материала, ускоряющим напряжением и экспозицией называется:</text:p>
          </table:table-cell>
          <table:table-cell/>
        </table:table-row>
        <table:table-row table:style-name="ro1">
          <table:table-cell office:value-type="string" calcext:value-type="string">
            <text:p>1. барограмма;</text:p>
          </table:table-cell>
          <table:table-cell/>
        </table:table-row>
        <table:table-row table:style-name="ro1">
          <table:table-cell office:value-type="string" calcext:value-type="string">
            <text:p>2. номограмма для определения экспозиц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характеристическая кривая;</text:p>
          </table:table-cell>
          <table:table-cell/>
        </table:table-row>
        <table:table-row table:style-name="ro1">
          <table:table-cell office:value-type="string" calcext:value-type="string">
            <text:p>4. Н и Д-крив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3. Особый радиографический метод, требующий раздельных экспозиций из различных точек двух снимков одного и того же ОК и позволяющий получить трехмерное изображение этого объекта при одновременном рассматривании их в оптическом приборе. носит название:</text:p>
          </table:table-cell>
          <table:table-cell/>
        </table:table-row>
        <table:table-row table:style-name="ro1">
          <table:table-cell office:value-type="string" calcext:value-type="string">
            <text:p>1. флюороскопии;</text:p>
          </table:table-cell>
          <table:table-cell/>
        </table:table-row>
        <table:table-row table:style-name="ro1">
          <table:table-cell office:value-type="string" calcext:value-type="string">
            <text:p>2. щелевой радиографии;</text:p>
          </table:table-cell>
          <table:table-cell/>
        </table:table-row>
        <table:table-row table:style-name="ro1">
          <table:table-cell office:value-type="string" calcext:value-type="string">
            <text:p>3. стереорадиограф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параллельной радиограф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Двумя факторами, в значительной степени влияющими на выбор материала для изготовления мишени рентгеновской трубки, являются:</text:p>
          </table:table-cell>
          <table:table-cell/>
        </table:table-row>
        <table:table-row table:style-name="ro1">
          <table:table-cell office:value-type="string" calcext:value-type="string">
            <text:p>1. прочность на разрыв и предел текучести;</text:p>
          </table:table-cell>
          <table:table-cell/>
        </table:table-row>
        <table:table-row table:style-name="ro1">
          <table:table-cell office:value-type="string" calcext:value-type="string">
            <text:p>2. магнитная индукция;</text:p>
          </table:table-cell>
          <table:table-cell/>
        </table:table-row>
        <table:table-row table:style-name="ro1">
          <table:table-cell office:value-type="string" calcext:value-type="string">
            <text:p>3. электрическое сопротивление;</text:p>
          </table:table-cell>
          <table:table-cell/>
        </table:table-row>
        <table:table-row table:style-name="ro1">
          <table:table-cell office:value-type="string" calcext:value-type="string">
            <text:p>4. атомный номер и точка пла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Активность фиксажа снижается спустя некоторое время после начала его использования вследствие:</text:p>
          </table:table-cell>
          <table:table-cell/>
        </table:table-row>
        <table:table-row table:style-name="ro1">
          <table:table-cell office:value-type="string" calcext:value-type="string">
            <text:p>1. испарения активных компонентов;</text:p>
          </table:table-cell>
          <table:table-cell/>
        </table:table-row>
        <table:table-row table:style-name="ro1">
          <table:table-cell office:value-type="string" calcext:value-type="string">
            <text:p>2. поглощения эмульсионным слоем активных компонент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акоплением в растворе фиксажа растворимых солей серебра;</text:p>
          </table:table-cell>
          <table:table-cell/>
        </table:table-row>
        <table:table-row table:style-name="ro1">
          <table:table-cell office:value-type="string" calcext:value-type="string">
            <text:p>4. осаждения активных компонентов на дно сосуда, содержащего раств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При ручной обработке для равномерного проявления всей поверхности пленки:</text:p>
          </table:table-cell>
          <table:table-cell/>
        </table:table-row>
        <table:table-row table:style-name="ro1">
          <table:table-cell office:value-type="string" calcext:value-type="string">
            <text:p>1. следует ее поместить в сушильное устройство сразу после окончания проявления;</text:p>
          </table:table-cell>
          <table:table-cell/>
        </table:table-row>
        <table:table-row table:style-name="ro1">
          <table:table-cell office:value-type="string" calcext:value-type="string">
            <text:p>2. следует осуществлять перемешивание проявителя с помощью механической мешалки или центробежного насоса;</text:p>
          </table:table-cell>
          <table:table-cell/>
        </table:table-row>
        <table:table-row table:style-name="ro1">
          <table:table-cell office:value-type="string" calcext:value-type="string">
            <text:p>3. следует во время проявления встряхивать пленк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ледует перенести пленку из проявителя сразу в закрепител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Ослабление гамма-излучения в области энергий, обычно используемых для просвечивания ОК, осуществляется за счет: </text:p>
          </table:table-cell>
          <table:table-cell/>
        </table:table-row>
        <table:table-row table:style-name="ro1">
          <table:table-cell office:value-type="string" calcext:value-type="string">
            <text:p>1. Фотоэлектрического поглощения; </text:p>
          </table:table-cell>
          <table:table-cell/>
        </table:table-row>
        <table:table-row table:style-name="ro1">
          <table:table-cell office:value-type="string" calcext:value-type="string">
            <text:p>2. Эффекта комптона;</text:p>
          </table:table-cell>
          <table:table-cell/>
        </table:table-row>
        <table:table-row table:style-name="ro1">
          <table:table-cell office:value-type="string" calcext:value-type="string">
            <text:p>3. Обоих видов “1” и “2”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Без участия видов поглощения, указанных в “1” и “2”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Правильный выбор типа пленки, которая будет использована для R-контроля определенных деталей, зависит от:</text:p>
          </table:table-cell>
          <table:table-cell/>
        </table:table-row>
        <table:table-row table:style-name="ro1">
          <table:table-cell office:value-type="string" calcext:value-type="string">
            <text:p>1. толщины детали;</text:p>
          </table:table-cell>
          <table:table-cell/>
        </table:table-row>
        <table:table-row table:style-name="ro1">
          <table:table-cell office:value-type="string" calcext:value-type="string">
            <text:p>2. вещества, из которого изготовлен образец;</text:p>
          </table:table-cell>
          <table:table-cell/>
        </table:table-row>
        <table:table-row table:style-name="ro1">
          <table:table-cell office:value-type="string" calcext:value-type="string">
            <text:p>3. диапазона напряжений имеющегося R-аппарата;</text:p>
          </table:table-cell>
          <table:table-cell/>
        </table:table-row>
        <table:table-row table:style-name="ro1">
          <table:table-cell office:value-type="string" calcext:value-type="string">
            <text:p>4. всего вышеперечисленного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Увеличение энергии фотонного излучения:</text:p>
          </table:table-cell>
          <table:table-cell/>
        </table:table-row>
        <table:table-row table:style-name="ro1">
          <table:table-cell office:value-type="string" calcext:value-type="string">
            <text:p>1. значительно снижает средний градиент характеристической кривой;</text:p>
          </table:table-cell>
          <table:table-cell/>
        </table:table-row>
        <table:table-row table:style-name="ro1">
          <table:table-cell office:value-type="string" calcext:value-type="string">
            <text:p>2. значительно повышает средний градиент характеристической кривой;</text:p>
          </table:table-cell>
          <table:table-cell/>
        </table:table-row>
        <table:table-row table:style-name="ro1">
          <table:table-cell office:value-type="string" calcext:value-type="string">
            <text:p>3. увеличивает крутизну характеристической кривой;</text:p>
          </table:table-cell>
          <table:table-cell/>
        </table:table-row>
        <table:table-row table:style-name="ro1">
          <table:table-cell office:value-type="string" calcext:value-type="string">
            <text:p>4. оказывает незначительное влияние на форму характеристической кривой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Количественной мерой почернения пленки является:</text:p>
          </table:table-cell>
          <table:table-cell/>
        </table:table-row>
        <table:table-row table:style-name="ro1">
          <table:table-cell office:value-type="string" calcext:value-type="string">
            <text:p>1. оптическая резкость.</text:p>
          </table:table-cell>
          <table:table-cell/>
        </table:table-row>
        <table:table-row table:style-name="ro1">
          <table:table-cell office:value-type="string" calcext:value-type="string">
            <text:p>2. оптическая плотность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нтрастность пленки.</text:p>
          </table:table-cell>
          <table:table-cell/>
        </table:table-row>
        <table:table-row table:style-name="ro1">
          <table:table-cell office:value-type="string" calcext:value-type="string">
            <text:p>4. радиографический контрас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Отличительной характеристикой высокоэнергетической радиографии является:</text:p>
          </table:table-cell>
          <table:table-cell/>
        </table:table-row>
        <table:table-row table:style-name="ro1">
          <table:table-cell office:value-type="string" calcext:value-type="string">
            <text:p>1. обеспечение сравнительно высокого контраста радиационного изображения деталей;</text:p>
          </table:table-cell>
          <table:table-cell/>
        </table:table-row>
        <table:table-row table:style-name="ro1">
          <table:table-cell office:value-type="string" calcext:value-type="string">
            <text:p>2. обеспечение сравнительно высокого их радиографического контраста;</text:p>
          </table:table-cell>
          <table:table-cell/>
        </table:table-row>
        <table:table-row table:style-name="ro1">
          <table:table-cell office:value-type="string" calcext:value-type="string">
            <text:p>3. возможность контроля сравнительно толстых ОК с высокой степенью поглощ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меют место все три перечисленные особен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В дефектоскопии обычно свинцовые усиливающие экраны широко используются, когда применяется:</text:p>
          </table:table-cell>
          <table:table-cell/>
        </table:table-row>
        <table:table-row table:style-name="ro1">
          <table:table-cell office:value-type="string" calcext:value-type="string">
            <text:p>1. радиоскопический метод;</text:p>
          </table:table-cell>
          <table:table-cell/>
        </table:table-row>
        <table:table-row table:style-name="ro1">
          <table:table-cell office:value-type="string" calcext:value-type="string">
            <text:p>2. низкоэнергетическая радиография;</text:p>
          </table:table-cell>
          <table:table-cell/>
        </table:table-row>
        <table:table-row table:style-name="ro1">
          <table:table-cell office:value-type="string" calcext:value-type="string">
            <text:p>3. радиография с источником излучения свыше 100 к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электрорентгенограф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Какие из перечисленных операций выполняются первыми при расшифровке радиографических снимков?</text:p>
          </table:table-cell>
          <table:table-cell/>
        </table:table-row>
        <table:table-row table:style-name="ro1">
          <table:table-cell office:value-type="string" calcext:value-type="string">
            <text:p>1. выявление изделий, не содержащих дефекты;</text:p>
          </table:table-cell>
          <table:table-cell/>
        </table:table-row>
        <table:table-row table:style-name="ro1">
          <table:table-cell office:value-type="string" calcext:value-type="string">
            <text:p>2. отбраковка изделий;</text:p>
          </table:table-cell>
          <table:table-cell/>
        </table:table-row>
        <table:table-row table:style-name="ro1">
          <table:table-cell office:value-type="string" calcext:value-type="string">
            <text:p>3. выявление дефектов согласно техническим требованиям, правилам контроля и стандарта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определение правильности условий и режимов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Какой из перечисленных видов стекла должен использоваться в качестве защитного окна в флюороскопическом оборудовании?</text:p>
          </table:table-cell>
          <table:table-cell/>
        </table:table-row>
        <table:table-row table:style-name="ro1">
          <table:table-cell office:value-type="string" calcext:value-type="string">
            <text:p>1. пирекс;</text:p>
          </table:table-cell>
          <table:table-cell/>
        </table:table-row>
        <table:table-row table:style-name="ro1">
          <table:table-cell office:value-type="string" calcext:value-type="string">
            <text:p>2. свинцовое стекло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птическое стекло;</text:p>
          </table:table-cell>
          <table:table-cell/>
        </table:table-row>
        <table:table-row table:style-name="ro1">
          <table:table-cell office:value-type="string" calcext:value-type="string">
            <text:p>4. стекло с содержанием окисла бар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Проникающая способность рентгеновского излучения определяется:</text:p>
          </table:table-cell>
          <table:table-cell/>
        </table:table-row>
        <table:table-row table:style-name="ro1">
          <table:table-cell office:value-type="string" calcext:value-type="string">
            <text:p>1. напряжением или длиной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ременем;</text:p>
          </table:table-cell>
          <table:table-cell/>
        </table:table-row>
        <table:table-row table:style-name="ro1">
          <table:table-cell office:value-type="string" calcext:value-type="string">
            <text:p>3. силой тока трубки;</text:p>
          </table:table-cell>
          <table:table-cell/>
        </table:table-row>
        <table:table-row table:style-name="ro1">
          <table:table-cell office:value-type="string" calcext:value-type="string">
            <text:p>4. расстоянием между источником и объект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Свинцовая литера “В” прикрепляется к оборотной стороне кассеты с пленкой для определения:</text:p>
          </table:table-cell>
          <table:table-cell/>
        </table:table-row>
        <table:table-row table:style-name="ro1">
          <table:table-cell office:value-type="string" calcext:value-type="string">
            <text:p>1. чувствительности; </text:p>
          </table:table-cell>
          <table:table-cell/>
        </table:table-row>
        <table:table-row table:style-name="ro1">
          <table:table-cell office:value-type="string" calcext:value-type="string">
            <text:p>2. наличия обратного рассеянно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диографической контрастности;</text:p>
          </table:table-cell>
          <table:table-cell/>
        </table:table-row>
        <table:table-row table:style-name="ro1">
          <table:table-cell office:value-type="string" calcext:value-type="string">
            <text:p>4. интенсивности первичного излуч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7. В каких единицах измеряется эквивалентная доза в системе СИ?</text:p>
          </table:table-cell>
          <table:table-cell/>
        </table:table-row>
        <table:table-row table:style-name="ro1">
          <table:table-cell office:value-type="string" calcext:value-type="string">
            <text:p>1. кюри;</text:p>
          </table:table-cell>
          <table:table-cell/>
        </table:table-row>
        <table:table-row table:style-name="ro1">
          <table:table-cell office:value-type="string" calcext:value-type="string">
            <text:p>2. г.экв.Rа;</text:p>
          </table:table-cell>
          <table:table-cell/>
        </table:table-row>
        <table:table-row table:style-name="ro1">
          <table:table-cell office:value-type="string" calcext:value-type="string">
            <text:p>3. зиверт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д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8. Какой из перечисленных факторов не является определяющим для контраста радиационного изображения деталей ОК?</text:p>
          </table:table-cell>
          <table:table-cell/>
        </table:table-row>
        <table:table-row table:style-name="ro1">
          <table:table-cell office:value-type="string" calcext:value-type="string">
            <text:p>1. материал образца;</text:p>
          </table:table-cell>
          <table:table-cell/>
        </table:table-row>
        <table:table-row table:style-name="ro1">
          <table:table-cell office:value-type="string" calcext:value-type="string">
            <text:p>2. энергия излучения;</text:p>
          </table:table-cell>
          <table:table-cell/>
        </table:table-row>
        <table:table-row table:style-name="ro1">
          <table:table-cell office:value-type="string" calcext:value-type="string">
            <text:p>3. тип применяемой пленки;</text:p>
          </table:table-cell>
          <table:table-cell/>
        </table:table-row>
        <table:table-row table:style-name="ro1">
          <table:table-cell office:value-type="string" calcext:value-type="string">
            <text:p>4. интенсивность и распределение рассеянной радиаци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. Если при получении радиографического снимка потребовалось время экспонирования 60 сек при расстоянии между источником и пленкой 1,22 м, какое потребовалось бы время экспозиции для получения эквивалентной оптической плотности после того, как расстояние между источником и пленкой увеличено до 1,53 м?</text:p>
          </table:table-cell>
          <table:table-cell/>
        </table:table-row>
        <table:table-row table:style-name="ro1">
          <table:table-cell office:value-type="string" calcext:value-type="string">
            <text:p>1. 75 сек;</text:p>
          </table:table-cell>
          <table:table-cell/>
        </table:table-row>
        <table:table-row table:style-name="ro1">
          <table:table-cell office:value-type="string" calcext:value-type="string">
            <text:p>2. 94 се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48 сек;</text:p>
          </table:table-cell>
          <table:table-cell/>
        </table:table-row>
        <table:table-row table:style-name="ro1">
          <table:table-cell office:value-type="string" calcext:value-type="string">
            <text:p>4. 38 сек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0. Для увеличения радиографической широты с целью обеспечить одновременный контроль ОК с различной толщиной:</text:p>
          </table:table-cell>
          <table:table-cell/>
        </table:table-row>
        <table:table-row table:style-name="ro1">
          <table:table-cell office:value-type="string" calcext:value-type="string">
            <text:p>1. следует использовать флюороскопический экран;</text:p>
          </table:table-cell>
          <table:table-cell/>
        </table:table-row>
        <table:table-row table:style-name="ro1">
          <table:table-cell office:value-type="string" calcext:value-type="string">
            <text:p>2. можно зарядить кассету двумя одинаковыми пленками, одну поверх другой;</text:p>
          </table:table-cell>
          <table:table-cell/>
        </table:table-row>
        <table:table-row table:style-name="ro1">
          <table:table-cell office:value-type="string" calcext:value-type="string">
            <text:p>3. можно зарядить кассету двумя пленками разной чувствитель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но из перечисленных выше средств неприменимо для увеличения широт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. Мелкозернистая и крупнозернистая пленки экспонировались и фотообрабатывались в одинаковых условиях в течение 1 мин., какая пленка будет темнее?</text:p>
          </table:table-cell>
          <table:table-cell/>
        </table:table-row>
        <table:table-row table:style-name="ro1">
          <table:table-cell office:value-type="string" calcext:value-type="string">
            <text:p>1. мелкозернистая;</text:p>
          </table:table-cell>
          <table:table-cell/>
        </table:table-row>
        <table:table-row table:style-name="ro1">
          <table:table-cell office:value-type="string" calcext:value-type="string">
            <text:p>2. крупнозернист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ля ответа необходимо знать энергию излучения;</text:p>
          </table:table-cell>
          <table:table-cell/>
        </table:table-row>
        <table:table-row table:style-name="ro1">
          <table:table-cell office:value-type="string" calcext:value-type="string">
            <text:p>4. обе пленки будут иметь одинаковую степень почерн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. Большой размер источника можно компенсировать:</text:p>
          </table:table-cell>
          <table:table-cell/>
        </table:table-row>
        <table:table-row table:style-name="ro1">
          <table:table-cell office:value-type="string" calcext:value-type="string">
            <text:p>1. увеличением расстояния между источником и образц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обавлением свинцовых экранов;</text:p>
          </table:table-cell>
          <table:table-cell/>
        </table:table-row>
        <table:table-row table:style-name="ro1">
          <table:table-cell office:value-type="string" calcext:value-type="string">
            <text:p>3. увеличением расстояния между образцом и пленкой;</text:p>
          </table:table-cell>
          <table:table-cell/>
        </table:table-row>
        <table:table-row table:style-name="ro1">
          <table:table-cell office:value-type="string" calcext:value-type="string">
            <text:p>4. увеличением полутен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. В системе СИ единицей поглощенной дозы является:</text:p>
          </table:table-cell>
          <table:table-cell/>
        </table:table-row>
        <table:table-row table:style-name="ro1">
          <table:table-cell office:value-type="string" calcext:value-type="string">
            <text:p>1. грей (1 гр - 100 рад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рад (1 рад - 0,01 гр);</text:p>
          </table:table-cell>
          <table:table-cell/>
        </table:table-row>
        <table:table-row table:style-name="ro1">
          <table:table-cell office:value-type="string" calcext:value-type="string">
            <text:p>3. бэр (1 бэр - 0,01 дж/кг);</text:p>
          </table:table-cell>
          <table:table-cell/>
        </table:table-row>
        <table:table-row table:style-name="ro1">
          <table:table-cell office:value-type="string" calcext:value-type="string">
            <text:p>4. дж/кг (1 дж/кг - 10 бэр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4. Для чего после проявления снимок помещают в раствор уксусной кислоты?</text:p>
          </table:table-cell>
          <table:table-cell/>
        </table:table-row>
        <table:table-row table:style-name="ro1">
          <table:table-cell office:value-type="string" calcext:value-type="string">
            <text:p>1. для удаления нерастворимых в щелочи продуктов распада проявителя;</text:p>
          </table:table-cell>
          <table:table-cell/>
        </table:table-row>
        <table:table-row table:style-name="ro1">
          <table:table-cell office:value-type="string" calcext:value-type="string">
            <text:p>2. для улучшения равномерности обработки поверхности пленки;</text:p>
          </table:table-cell>
          <table:table-cell/>
        </table:table-row>
        <table:table-row table:style-name="ro1">
          <table:table-cell office:value-type="string" calcext:value-type="string">
            <text:p>3. для ускорения последующего фиксирования;</text:p>
          </table:table-cell>
          <table:table-cell/>
        </table:table-row>
        <table:table-row table:style-name="ro1">
          <table:table-cell office:value-type="string" calcext:value-type="string">
            <text:p>4. для замедления предыдущего прояв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5. По мере проникновения излучения в вещество:</text:p>
          </table:table-cell>
          <table:table-cell/>
        </table:table-row>
        <table:table-row table:style-name="ro1">
          <table:table-cell office:value-type="string" calcext:value-type="string">
            <text:p>1. в прошедшем излучении появится <text:s/>длинноволновая составляющ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его спектральный состав становится более коротковолновым;</text:p>
          </table:table-cell>
          <table:table-cell/>
        </table:table-row>
        <table:table-row table:style-name="ro1">
          <table:table-cell office:value-type="string" calcext:value-type="string">
            <text:p>3. происходит ослабление длинноволновой части спектра.</text:p>
          </table:table-cell>
          <table:table-cell/>
        </table:table-row>
        <table:table-row table:style-name="ro1">
          <table:table-cell office:value-type="string" calcext:value-type="string">
            <text:p>4. ни один из вариантов отве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6. Преимущество индивидуальных дозиметров, используемых для контроля получаемой персоналом дозы облучения, состоит в том, что:</text:p>
          </table:table-cell>
          <table:table-cell/>
        </table:table-row>
        <table:table-row table:style-name="ro1">
          <table:table-cell office:value-type="string" calcext:value-type="string">
            <text:p>1. обеспечивает постоянную регистрацию накапливаемой дозы;</text:p>
          </table:table-cell>
          <table:table-cell/>
        </table:table-row>
        <table:table-row table:style-name="ro1">
          <table:table-cell office:value-type="string" calcext:value-type="string">
            <text:p>2. обеспечивает отсчет полученной дозы - прямой или с помощью отдельного измерительного устройства;</text:p>
          </table:table-cell>
          <table:table-cell/>
        </table:table-row>
        <table:table-row table:style-name="ro1">
          <table:table-cell office:value-type="string" calcext:value-type="string">
            <text:p>3. предназначены для регистрации излучений в широком диапазоне энергий;</text:p>
          </table:table-cell>
          <table:table-cell/>
        </table:table-row>
        <table:table-row table:style-name="ro1">
          <table:table-cell office:value-type="string" calcext:value-type="string">
            <text:p>4. обладают всеми перечисленными выше качествам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7. Какова предельно допустимая доза для лиц категории А?</text:p>
          </table:table-cell>
          <table:table-cell/>
        </table:table-row>
        <table:table-row table:style-name="ro1">
          <table:table-cell office:value-type="string" calcext:value-type="string">
            <text:p>1. 0,5 бэр/год;</text:p>
          </table:table-cell>
          <table:table-cell/>
        </table:table-row>
        <table:table-row table:style-name="ro1">
          <table:table-cell office:value-type="string" calcext:value-type="string">
            <text:p>2. 0,5 бэр/квартал;</text:p>
          </table:table-cell>
          <table:table-cell/>
        </table:table-row>
        <table:table-row table:style-name="ro1">
          <table:table-cell office:value-type="string" calcext:value-type="string">
            <text:p>3. 2,0 бэр/г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0,25 бэр/год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8. Заряд ионов одного знака, возникающих при полном торможении всех частиц в объеме воздуха, деленный на массу этого объема, называется:</text:p>
          </table:table-cell>
          <table:table-cell/>
        </table:table-row>
        <table:table-row table:style-name="ro1">
          <table:table-cell office:value-type="string" calcext:value-type="string">
            <text:p>1. поглощенной дозой;</text:p>
          </table:table-cell>
          <table:table-cell/>
        </table:table-row>
        <table:table-row table:style-name="ro1">
          <table:table-cell office:value-type="string" calcext:value-type="string">
            <text:p>2. эквивалентной дозой;</text:p>
          </table:table-cell>
          <table:table-cell/>
        </table:table-row>
        <table:table-row table:style-name="ro1">
          <table:table-cell office:value-type="string" calcext:value-type="string">
            <text:p>3. экспозиционной доз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ионизационной постоянной воздух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9. Большинство радиографических пленок имеют максимум спектральной чувствительности в оптическом диапазоне:</text:p>
          </table:table-cell>
          <table:table-cell/>
        </table:table-row>
        <table:table-row table:style-name="ro1">
          <table:table-cell office:value-type="string" calcext:value-type="string">
            <text:p>1. в фиолетовой обла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 инфракрасной области;</text:p>
          </table:table-cell>
          <table:table-cell/>
        </table:table-row>
        <table:table-row table:style-name="ro1">
          <table:table-cell office:value-type="string" calcext:value-type="string">
            <text:p>3. в желто-зеленой области;</text:p>
          </table:table-cell>
          <table:table-cell/>
        </table:table-row>
        <table:table-row table:style-name="ro1">
          <table:table-cell office:value-type="string" calcext:value-type="string">
            <text:p>4. во всех перечисленных областя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0. Как называется нерезкость, обусловленная размером фокусного пятна и расстоянием между источником, объектом и пленкой?</text:p>
          </table:table-cell>
          <table:table-cell/>
        </table:table-row>
        <table:table-row table:style-name="ro1">
          <table:table-cell office:value-type="string" calcext:value-type="string">
            <text:p>1. собственная;</text:p>
          </table:table-cell>
          <table:table-cell/>
        </table:table-row>
        <table:table-row table:style-name="ro1">
          <table:table-cell office:value-type="string" calcext:value-type="string">
            <text:p>2. геометрическа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ссеяния;</text:p>
          </table:table-cell>
          <table:table-cell/>
        </table:table-row>
        <table:table-row table:style-name="ro1">
          <table:table-cell office:value-type="string" calcext:value-type="string">
            <text:p>4. обща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1. Средняя энергия, переданная веществу в элементарном объеме, деленная на массу вещества в этом объеме, называется:</text:p>
          </table:table-cell>
          <table:table-cell/>
        </table:table-row>
        <table:table-row table:style-name="ro1">
          <table:table-cell office:value-type="string" calcext:value-type="string">
            <text:p>1. поглощенной доз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эквивалентной дозой вещества;</text:p>
          </table:table-cell>
          <table:table-cell/>
        </table:table-row>
        <table:table-row table:style-name="ro1">
          <table:table-cell office:value-type="string" calcext:value-type="string">
            <text:p>3. экспозиционной дозой;</text:p>
          </table:table-cell>
          <table:table-cell/>
        </table:table-row>
        <table:table-row table:style-name="ro1">
          <table:table-cell office:value-type="string" calcext:value-type="string">
            <text:p>4. мощностью поглощенной доз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2. Наличие радиационного фона при радиографическом контроле создает:</text:p>
          </table:table-cell>
          <table:table-cell/>
        </table:table-row>
        <table:table-row table:style-name="ro1">
          <table:table-cell office:value-type="string" calcext:value-type="string">
            <text:p>1. изображение повышенного контраста;</text:p>
          </table:table-cell>
          <table:table-cell/>
        </table:table-row>
        <table:table-row table:style-name="ro1">
          <table:table-cell office:value-type="string" calcext:value-type="string">
            <text:p>2. фотографическую вуал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ополнительные артефакты на снимке;</text:p>
          </table:table-cell>
          <table:table-cell/>
        </table:table-row>
        <table:table-row table:style-name="ro1">
          <table:table-cell office:value-type="string" calcext:value-type="string">
            <text:p>4. необходимость производить контроль с более высокой энерги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3. Энергия фотонов характеристического излучения:</text:p>
          </table:table-cell>
          <table:table-cell/>
        </table:table-row>
        <table:table-row table:style-name="ro1">
          <table:table-cell office:value-type="string" calcext:value-type="string">
            <text:p>1. падает с увеличением атомного номера;</text:p>
          </table:table-cell>
          <table:table-cell/>
        </table:table-row>
        <table:table-row table:style-name="ro1">
          <table:table-cell office:value-type="string" calcext:value-type="string">
            <text:p>2. увеличивается с увеличением атомного номе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е зависит от атомного номера;</text:p>
          </table:table-cell>
          <table:table-cell/>
        </table:table-row>
        <table:table-row table:style-name="ro1">
          <table:table-cell office:value-type="string" calcext:value-type="string">
            <text:p>4. определяется числом электронов на внешних оболочках атом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4. Свинцовая фольга, находящаяся в непосредственном контакте с рентгеновской пленкой:</text:p>
          </table:table-cell>
          <table:table-cell/>
        </table:table-row>
        <table:table-row table:style-name="ro1">
          <table:table-cell office:value-type="string" calcext:value-type="string">
            <text:p>1. усиливает рассеянное излучение в большей степени, чем первичное излучение; </text:p>
          </table:table-cell>
          <table:table-cell/>
        </table:table-row>
        <table:table-row table:style-name="ro1">
          <table:table-cell office:value-type="string" calcext:value-type="string">
            <text:p>2. уменьшает контрастность радиографического изображения;</text:p>
          </table:table-cell>
          <table:table-cell/>
        </table:table-row>
        <table:table-row table:style-name="ro1">
          <table:table-cell office:value-type="string" calcext:value-type="string">
            <text:p>3. усиливает первичное излучение в большей степени, чем рассеянное излуч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е должна использоваться при гамма-контрол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5. Активация рентгеновской пленки в процессе проявления посредством механической мешалки или центробежного насоса может:</text:p>
          </table:table-cell>
          <table:table-cell/>
        </table:table-row>
        <table:table-row table:style-name="ro1">
          <table:table-cell office:value-type="string" calcext:value-type="string">
            <text:p>1. ускорить процесс проявления;</text:p>
          </table:table-cell>
          <table:table-cell/>
        </table:table-row>
        <table:table-row table:style-name="ro1">
          <table:table-cell office:value-type="string" calcext:value-type="string">
            <text:p>2. способствовать освежению прояви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ызвать нежелательные потоки избирательного направления;</text:p>
          </table:table-cell>
          <table:table-cell/>
        </table:table-row>
        <table:table-row table:style-name="ro1">
          <table:table-cell office:value-type="string" calcext:value-type="string">
            <text:p>4. вызвать ретикуляцию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6. Основная форма преобразования энергии при ударе электрона в мишень рентгеновской трубки имеет результатом:</text:p>
          </table:table-cell>
          <table:table-cell/>
        </table:table-row>
        <table:table-row table:style-name="ro1">
          <table:table-cell office:value-type="string" calcext:value-type="string">
            <text:p>1. первичн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2. вторичн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3. коротковолновое рентгеновское излучение;</text:p>
          </table:table-cell>
          <table:table-cell/>
        </table:table-row>
        <table:table-row table:style-name="ro1">
          <table:table-cell office:value-type="string" calcext:value-type="string">
            <text:p>4. выделение тепл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7. Тот факт, что газы, на которые воздействует излучение, становятся электропроводящими, делает их полезными:</text:p>
          </table:table-cell>
          <table:table-cell/>
        </table:table-row>
        <table:table-row table:style-name="ro1">
          <table:table-cell office:value-type="string" calcext:value-type="string">
            <text:p>1. для преобразования рентгеновского излучения;</text:p>
          </table:table-cell>
          <table:table-cell/>
        </table:table-row>
        <table:table-row table:style-name="ro1">
          <table:table-cell office:value-type="string" calcext:value-type="string">
            <text:p>2. при изготовлении рентгеновских трубок;</text:p>
          </table:table-cell>
          <table:table-cell/>
        </table:table-row>
        <table:table-row table:style-name="ro1">
          <table:table-cell office:value-type="string" calcext:value-type="string">
            <text:p>3. при изготовлении масок;</text:p>
          </table:table-cell>
          <table:table-cell/>
        </table:table-row>
        <table:table-row table:style-name="ro1">
          <table:table-cell office:value-type="string" calcext:value-type="string">
            <text:p>4. для изготовления оборудования обнаружения радиаци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8. Раствор проявителя становится непригодным к употреблению, когда количество добавляемого освежителя:</text:p>
          </table:table-cell>
          <table:table-cell/>
        </table:table-row>
        <table:table-row table:style-name="ro1">
          <table:table-cell office:value-type="string" calcext:value-type="string">
            <text:p>1. становится равным первоначальному объему прояви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 2-3 раза превышает первоначальный объем проявителя;</text:p>
          </table:table-cell>
          <table:table-cell/>
        </table:table-row>
        <table:table-row table:style-name="ro1">
          <table:table-cell office:value-type="string" calcext:value-type="string">
            <text:p>3. в 5-7 раз превышает первоначальный объем проявителя;</text:p>
          </table:table-cell>
          <table:table-cell/>
        </table:table-row>
        <table:table-row table:style-name="ro1">
          <table:table-cell office:value-type="string" calcext:value-type="string">
            <text:p>4. в 10 раз превышает первоначальный объем прояви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9. Назовите внесистемную единицу поглощенной дозы:</text:p>
          </table:table-cell>
          <table:table-cell/>
        </table:table-row>
        <table:table-row table:style-name="ro1">
          <table:table-cell office:value-type="string" calcext:value-type="string">
            <text:p>1. грей;</text:p>
          </table:table-cell>
          <table:table-cell/>
        </table:table-row>
        <table:table-row table:style-name="ro1">
          <table:table-cell office:value-type="string" calcext:value-type="string">
            <text:p>2. ра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ентген;</text:p>
          </table:table-cell>
          <table:table-cell/>
        </table:table-row>
        <table:table-row table:style-name="ro1">
          <table:table-cell office:value-type="string" calcext:value-type="string">
            <text:p>4. кюр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0. Количество радиации, воздействующее на единицу площади:</text:p>
          </table:table-cell>
          <table:table-cell/>
        </table:table-row>
        <table:table-row table:style-name="ro1">
          <table:table-cell office:value-type="string" calcext:value-type="string">
            <text:p>1. равно произведению интенсивности радиации и времен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едставляет собой интенсивность в единицу времени;</text:p>
          </table:table-cell>
          <table:table-cell/>
        </table:table-row>
        <table:table-row table:style-name="ro1">
          <table:table-cell office:value-type="string" calcext:value-type="string">
            <text:p>3. прямо пропорционально интенсивности и обратно пропорционально времени;</text:p>
          </table:table-cell>
          <table:table-cell/>
        </table:table-row>
        <table:table-row table:style-name="ro1">
          <table:table-cell office:value-type="string" calcext:value-type="string">
            <text:p>4. изменяется экспоненциально во времени и пропорционально интенсив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1. Какая из перечисленных технических переменных наиболее часто используется для подбора величины контрастности объекта?</text:p>
          </table:table-cell>
          <table:table-cell/>
        </table:table-row>
        <table:table-row table:style-name="ro1">
          <table:table-cell office:value-type="string" calcext:value-type="string">
            <text:p>1. расстояние между источником и пленкой;</text:p>
          </table:table-cell>
          <table:table-cell/>
        </table:table-row>
        <table:table-row table:style-name="ro1">
          <table:table-cell office:value-type="string" calcext:value-type="string">
            <text:p>2. ток трубки;</text:p>
          </table:table-cell>
          <table:table-cell/>
        </table:table-row>
        <table:table-row table:style-name="ro1">
          <table:table-cell office:value-type="string" calcext:value-type="string">
            <text:p>3. ускоряющее напряж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змер фокусного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2. Для того, чтобы увеличить интенсивность R-излучения:</text:p>
          </table:table-cell>
          <table:table-cell/>
        </table:table-row>
        <table:table-row table:style-name="ro1">
          <table:table-cell office:value-type="string" calcext:value-type="string">
            <text:p>1. ток трубки должен возраста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ток трубки должен падать;</text:p>
          </table:table-cell>
          <table:table-cell/>
        </table:table-row>
        <table:table-row table:style-name="ro1">
          <table:table-cell office:value-type="string" calcext:value-type="string">
            <text:p>3. контролируемый образец должен быть отодвинут дальше от пленки;</text:p>
          </table:table-cell>
          <table:table-cell/>
        </table:table-row>
        <table:table-row table:style-name="ro1">
          <table:table-cell office:value-type="string" calcext:value-type="string">
            <text:p>4. необходимо снизить напряжение на труб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3. Металл, с помощью которого формируется изображение на рентгеновской пленке:</text:p>
          </table:table-cell>
          <table:table-cell/>
        </table:table-row>
        <table:table-row table:style-name="ro1">
          <table:table-cell office:value-type="string" calcext:value-type="string">
            <text:p>1. олово;</text:p>
          </table:table-cell>
          <table:table-cell/>
        </table:table-row>
        <table:table-row table:style-name="ro1">
          <table:table-cell office:value-type="string" calcext:value-type="string">
            <text:p>2. серебро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ольфрам;</text:p>
          </table:table-cell>
          <table:table-cell/>
        </table:table-row>
        <table:table-row table:style-name="ro1">
          <table:table-cell office:value-type="string" calcext:value-type="string">
            <text:p>4. железо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4. Основное различие между радиографией и флюороскопией:</text:p>
          </table:table-cell>
          <table:table-cell/>
        </table:table-row>
        <table:table-row table:style-name="ro1">
          <table:table-cell office:value-type="string" calcext:value-type="string">
            <text:p>1. флюороскопия обладает больше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2. флюороскопия дает позитивное, а радиография негативное изображение;</text:p>
          </table:table-cell>
          <table:table-cell/>
        </table:table-row>
        <table:table-row table:style-name="ro1">
          <table:table-cell office:value-type="string" calcext:value-type="string">
            <text:p>3. ответы 2 и 4</text:p>
          </table:table-cell>
          <table:table-cell/>
        </table:table-row>
        <table:table-row table:style-name="ro1">
          <table:table-cell office:value-type="string" calcext:value-type="string">
            <text:p>4. флюороскопия дает изображение в реальном времен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5. Удельная активность Кобальта-60 зависит от:</text:p>
          </table:table-cell>
          <table:table-cell/>
        </table:table-row>
        <table:table-row table:style-name="ro1">
          <table:table-cell office:value-type="string" calcext:value-type="string">
            <text:p>1. времени, которое материал был в реактор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атомного номера материала;</text:p>
          </table:table-cell>
          <table:table-cell/>
        </table:table-row>
        <table:table-row table:style-name="ro1">
          <table:table-cell office:value-type="string" calcext:value-type="string">
            <text:p>3. потока гамма-лучей, под которыми он экспонировался;</text:p>
          </table:table-cell>
          <table:table-cell/>
        </table:table-row>
        <table:table-row table:style-name="ro1">
          <table:table-cell office:value-type="string" calcext:value-type="string">
            <text:p>4. значение модуля юнга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6. Минимальная оптическая плотность почернения пленки по ГОСТ 7512-82:</text:p>
          </table:table-cell>
          <table:table-cell/>
        </table:table-row>
        <table:table-row table:style-name="ro1">
          <table:table-cell office:value-type="string" calcext:value-type="string">
            <text:p>1. 0,8;</text:p>
          </table:table-cell>
          <table:table-cell/>
        </table:table-row>
        <table:table-row table:style-name="ro1">
          <table:table-cell office:value-type="string" calcext:value-type="string">
            <text:p>2. 1,5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2,2;</text:p>
          </table:table-cell>
          <table:table-cell/>
        </table:table-row>
        <table:table-row table:style-name="ro1">
          <table:table-cell office:value-type="string" calcext:value-type="string">
            <text:p>4. 3,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7. В отношении качества какие три фактора должны учитываться при выборе расстояния между источником и пленкой?</text:p>
          </table:table-cell>
          <table:table-cell/>
        </table:table-row>
        <table:table-row table:style-name="ro1">
          <table:table-cell office:value-type="string" calcext:value-type="string">
            <text:p>1. активность источника, тип пленки, толщина материала;</text:p>
          </table:table-cell>
          <table:table-cell/>
        </table:table-row>
        <table:table-row table:style-name="ro1">
          <table:table-cell office:value-type="string" calcext:value-type="string">
            <text:p>2. активность источника, размер пленки, толщина материала;</text:p>
          </table:table-cell>
          <table:table-cell/>
        </table:table-row>
        <table:table-row table:style-name="ro1">
          <table:table-cell office:value-type="string" calcext:value-type="string">
            <text:p>3. размер источника, активность источника, расстояние между образцом и пленкой;</text:p>
          </table:table-cell>
          <table:table-cell/>
        </table:table-row>
        <table:table-row table:style-name="ro1">
          <table:table-cell office:value-type="string" calcext:value-type="string">
            <text:p>4. размер источника, толщина образца, геометрическая нерезкость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8. При радиографии сварного шва трубы было обнаружено изображение небольшого размера светлой нерегулярной формы в области сварного шва. Это изображение вероятнее всего вызвано присутствием:</text:p>
          </table:table-cell>
          <table:table-cell/>
        </table:table-row>
        <table:table-row table:style-name="ro1">
          <table:table-cell office:value-type="string" calcext:value-type="string">
            <text:p>1. пор;</text:p>
          </table:table-cell>
          <table:table-cell/>
        </table:table-row>
        <table:table-row table:style-name="ro1">
          <table:table-cell office:value-type="string" calcext:value-type="string">
            <text:p>2. шлаковых включений;</text:p>
          </table:table-cell>
          <table:table-cell/>
        </table:table-row>
        <table:table-row table:style-name="ro1">
          <table:table-cell office:value-type="string" calcext:value-type="string">
            <text:p>3. вольфрамовых включен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еадекватного образова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9. При замене мелкозернистой пленки крупнозернистой <text:s/>имеет место:</text:p>
          </table:table-cell>
          <table:table-cell/>
        </table:table-row>
        <table:table-row table:style-name="ro1">
          <table:table-cell office:value-type="string" calcext:value-type="string">
            <text:p>1.изменение качества снимка;</text:p>
          </table:table-cell>
          <table:table-cell/>
        </table:table-row>
        <table:table-row table:style-name="ro1">
          <table:table-cell office:value-type="string" calcext:value-type="string">
            <text:p>2увеличение разрешения изображения;</text:p>
          </table:table-cell>
          <table:table-cell/>
        </table:table-row>
        <table:table-row table:style-name="ro1">
          <table:table-cell office:value-type="string" calcext:value-type="string">
            <text:p>3. уменьшение разрешения изобра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ышеизложенных пунктов не будет выполняться на практи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0. Какой из перечисленных факторов влияет на нерезкость изображения на пленке :</text:p>
          </table:table-cell>
          <table:table-cell/>
        </table:table-row>
        <table:table-row table:style-name="ro1">
          <table:table-cell office:value-type="string" calcext:value-type="string">
            <text:p>1. фокусное расстояние;</text:p>
          </table:table-cell>
          <table:table-cell/>
        </table:table-row>
        <table:table-row table:style-name="ro1">
          <table:table-cell office:value-type="string" calcext:value-type="string">
            <text:p>2. ток трубки;</text:p>
          </table:table-cell>
          <table:table-cell/>
        </table:table-row>
        <table:table-row table:style-name="ro1">
          <table:table-cell office:value-type="string" calcext:value-type="string">
            <text:p>3. размер фокусного пятна;</text:p>
          </table:table-cell>
          <table:table-cell/>
        </table:table-row>
        <table:table-row table:style-name="ro1">
          <table:table-cell office:value-type="string" calcext:value-type="string">
            <text:p>4. ответы 1 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774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Спец_общий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. Атом состоит из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отонов и ней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ядра и электронной оболочк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нейтронов и пози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ядра и позитронной оболоч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. Рентгеновское излучение – эт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фотоны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α-частиц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β-частиц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йтрино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. Какой источник g-излучения необходимо выбрать для контроля объекта толщиной 30 мм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70Tm,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70Tm, 192I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92Ir, 137Cs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75Se, 60Co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. Перекрытие участков радиографических снимков должно быть не мене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0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0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. Линейные ускорители ускоряю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a-частиц и нейтроно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ейтро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йтрин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электроны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. Ускоритель микротрон ускоряе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электроны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озитро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ото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йтрины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. Бетатрон – это ускорител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электроно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ротонов и ней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йтрон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a-частиц и нейтроно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. Какой изотоп излучает более «жесткое» излучение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60Co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70Tm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. Какой изотоп излучает мягкое излучение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Se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37Cs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0Co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. Какой изотоп необходимо применять для контроля изделий из магния, алюминия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70Tm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37Cs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. Какой изотоп необходимо применять для контроля изделий из вольфрама с толщиной до 50 м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Se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92Ir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37Cs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0Co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. Какие из рентгеновских аппаратов относятся к импульсны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«РУП 200-5-2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«РАП-160-6-10Н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«Мира-2Д»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«РУП 60-20»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. Какой из рентгеновских аппаратов относится к аппаратам непрерывного действия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«Нора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«Мира-2Д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«РУП 200-5»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«Арина 05-2М»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. Допустимая вуаль радиографических пленок по ГОСТ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10 о.е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15 о.е.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20 о.е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30 о.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5. Какие типы рентгеновских пленок относятся к безэкранны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Т-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Т-1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М-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М-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6. Укажите I класс радиографических плено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М-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М-6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Т-1Д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Т-5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7. К какой пленке относится коэффициент контрастности больше 4,0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М-6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Т-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Т-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Т-5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8. Какой вид взаимодействия излучения с веществом наиболее вероятный при энергии излучения более 1,2 Мэ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Фотоэффек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омптоновский эффек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ффект образования пар электрон – позитрон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превращение позитрона в нейтрон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9. Источник на основе иридия-192, время полураспада которого составляет 75 дней, обеспечивает сегодня оптимальную экспозицию данного объекта за 20 мин, Какое потребуется время экспозиции спустя 5 месяцев для получения снимка той же оптической плотности и при сохранении прочих условий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ин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0 мин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 ч 20 мин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6 часо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. К какому типу детекторов относятся пропорциональные счетчик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ионизационному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синтиляционном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фотографическом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олупроводниковому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1. Оптическая плотность снимка после экспозиции g-излучения равна 2 о.е.п. Во сколько раз ослабился первичный поток свет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 2 раз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 5 раз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10 раз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 100 раз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2. Минимальная оптическая плотность радиографического снимка, допускаемая по ГОСТ 7512-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5 о.е.п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0 о.е.п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,5 о.е.п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 .е.п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3. Из какого металла должны быть изготовлены маркировочные знак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алюмин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желез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винец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вольфра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4. Из какого металла изготовлен корпус радиационной головки аппарата «Гаммарий 192/120»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ржавеющая стал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желез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обедненный уран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вольфра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5. Наименьшая глубина канавки в канавочном эталоне чувствительности №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5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,5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6. Наименьшая глубина канавки в канавочном эталоне чувствительности №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,5 м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7. Наименьший диаметр проволоки проволочного эталона чувствительности №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0,1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1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2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8. Сколько классов требуемой чувствительности устанавливает ГОСТ 7512-82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9. Сколько классов допустимых размеров одиночных дефектов (пор и включений) в сварных соединениях в зависимости от толщины устанавливает ГОСТ 23055-75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7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0. К какому классу дефектности по ГОСТ 23055-75 относятся распределительные газопровод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6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7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1. Как уменьшить геометрическую нерезкость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брать источник с маленьким фокус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зять высококонтрастную пленк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увеличить фокусное расстояни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йти оптимальную экспозицию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2. Как уменьшить контрастностную нерезкость радиографического снимк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увеличить фокусное расстояни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увеличить экспозицию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зять высококонтрастную пленку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увеличить время проявлени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3. Указать минимальное количество экспозиционных участков при радиографическом фронтальном контроле трубопроводов Æ 219 м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 ш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 ш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 шт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 шт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4. В каких случаях применяется двухпленочная зарядка кассет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ля съемки ответственных конструкций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для увеличения чувствительности снимк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ля определения местоположения дефектов по глубин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для страховки от некачественной радиографической плен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5. Какой максимальный угол допускается в радиографическом контроле между источником излучения и нормалью к поверхности пленк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5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5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50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50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6. Регулятор напряжения, представляющий собой трансформатор с железным сердечником и единственной обмоткой, имеющей ряд отводов от различных точек обмотки, носит назва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соковольтный трансформатор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акальный трансформато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автотрансформатор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силовой трансформато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7. При какой радиографической толщине применяются два канавочных эталона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4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6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8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40 м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8. Время выдержки проявляющего раствора проявителя «Рентген-2» до начала проявления радиографического сним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 час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6 час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8 часо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2 часов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39. Минимально выявляемая ширины раскрытия трещин при радиографическом контроле по ГОСТ 7512-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1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2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25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0. Какие дефекты не выявляются при радиографическом контроле согласно ГОСТ 7512-82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вные половине чувствительности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равные чувствительности контрол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вные удвоенной чувствительности контрол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авные утроенной чувствительности контрол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1. Предел дозы ионизационного излучения для персонала категории «А» за го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З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 0 <text:s/>мЗ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0 мЗ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00 мЗв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2. Мощность дозы ионизационного излучения на границе участка проведения радиографического контрол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мкЗв/ча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2 <text:s/>мкЗв/час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2 мкЗв/ча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 мкЗв/час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3. Минимальная толщина усиливающих свинцовых экранов при энергии излучения 0,2 МэВ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0,09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1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.2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4. Минимальная толщина усиливающих металлических экранов <text:s/>при энергии излучения источника 0,60 Мэ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05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09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1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2- 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5. Первичный документ по результам проведения радиационного контроля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бочий журнал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ехнологическая карт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заключени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инструкци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6. Допустимая величина разностей оптической плотности по полю радиографического снимка согласно ГОСТ 7512-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5 о.е.п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0 о.е.п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,5 о.е.п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,0 о.е.п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7. Какие эталоны чувствительности желательно применить для выявления трещин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анавочны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пластинчатые с разной толщин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ластинчатые с разными диаметрами отверст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роволочные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8. Допустимая максимальная величина оптической плотности радиографического снимка определяется в основно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именяемой пленк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сточником энергии излу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характеристиками источника ионизирующего излу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характеристиками негатоскопа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49. На каком расстоянии от сварного шва необходимо установить канавочный эталон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плотную ко шв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а расстоянии не менее 5 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на расстоянии 10 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шв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0. Как необходимо установить проволочный эталон чувствительности по отношению к сварному соединению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доль сварного соединения параллельно шв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доль сварного соединения перпендикулярно шв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а сварном соединении вдоль шв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сварном соединении перпендикулярно шву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1. Геометрическая нерезкость на снимк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ямо пропорциональна расстоянию между ОК и пленкой и обратно пропорциональна размеру фокусного пят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прямо пропорциональна размеру фокусного пятна и обратно пропорциональна расстоянию между ОК и источник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ратно пропорциональна расстоянию между ОК и пленкой и прямо пропорциональна расстоянию между источником и О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братно пропорциональна размеру фокусного пятна и расстоянию между ОК и пленкой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2. Изображения дефектов на ближней к источнику стороне ОК становятся менее различимыми по мере того ка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сстояние между источником и ОК увеличиваетс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толщина ОК увеличиваетс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азмер фокусного пятна уменьшаетс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толщина ОК уменьшаетс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3. Фильтрация рентгеновского излучения трубкой является функцией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олщины и материала окна трубк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ока труб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сстояния между источником и О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материала, использованного для мишен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4. Рентгеновские пленки с крупным размером зерн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ают снимки с лучшим разрешением, чем с мелким зерн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меют меньшую чувствительность, чем пленки с относительно мелким зерн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имеют большую чувствительность, чем пленки с относительно мелким зерн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потребуют большего времени экспозиции для получения качественного снимка, чем пленки с относительно мелким зерно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5. Кто устанавливает категорию трубопроводо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Гостехнадзо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СНиП, ГОС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оектная организац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руководитель строительной организаци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6. Какого типа дефекты <text:s/>в соответствии с ДБН В.2.5.-20-2001 допускаются в сварных соединениях трубопроводов распределительных систе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рате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епровар по разделке шв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провар корн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епровар между валиками (слоями)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7. Для производства радионуклидных источников кобальт-60 и иридий-192 важной реакцией является (где Р - протон, n - нейтрон, g - гамма-квант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(Р, n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(Р, g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(n,g)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(g, n)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8. Какой материал наиболее часто используется для изготовления мишени рентгеновских трубо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ед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углерод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берилл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ольфра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59. При проведении контроля сварных соединений должны быть очищены от брызг металла. Грязи, шлака по обе стороны на расстояни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0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50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0. Норма контроля сварных швов металлических конструкций радиационным методом от длины сварных швов на монтаже (за исключением случаев, предусмотренных дополнительными правилами или чертежами)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%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5%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%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0%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1. На рентгенограмме сварного стыка Ø 89х5мм, выполненного электродуговой сваркой, обнаружен непровар глубиной 0,5мм. Указать максимально возможную в соответствии с ДБН В.2.5.-20-2001 длину непровара, чтобы стык не был забракован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5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0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5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0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2. Газонаполненная область прибора, находящаяся в электрическом поле, образует главную часть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ентгеновской труб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онизационной камеры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полупроводникового детектор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один из вариантов ответ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3. Двумя серьезными препятствиями осуществления высокочувствительной флуороскопии являю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обходимость периодической замены экра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ограниченная яркость и крупнозернистость флуороскопических экрано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стоимость и низкая производительност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обходимость использования длинноволновой части рентгеновского излучения и низкая интенсивность рентгеновского излучения, используемого в этом метод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4. Возникла необходимость контроля рентгенографией сварного стыка газопровода Ø 500х10 мм, выполненного ЭДР сваркой с усилением сварного щва 5мм. Какие меры должен принять дефектоскопист для достижения требуемой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увеличить F расстояни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рименить подкладку под эталон №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именить эталон №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увеличить в 2 раза величину экспозици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5. Контролируя рентгенаппаратом , дефектоскописты получали четыре рентгенограммы за две экспозиции. Время экспозиции – 15 сек. Показания дозиметра ДРГЗ – 0,2 мкР/сек. За день проконтролировано – 25 стыков. Определить суммарную полученную дозу за рабочий ден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50 мкР/день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300 мкР/ден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50 мкР/день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75 мкР/день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6. Сколько рентгенограмм и какого стандартного размера необходимо для выдачи заключения по сварному стыку Ø 62 х 5м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ве рентгенограммы 10х12с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одна рентгенограмма 10х12с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ве рентгенограммы 10х24;с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дна рентгенограмма 6х24см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7. На рентгенограммах стыка Ø 219х5мм, выполненного ЭДР сваркой, выявлен непровар длиной 45мм. Других дефектов нет. Видны все канавки эталона №1. Потемнение дефекта соответствует <text:s/>h2 канавке. Определить глубину дефекта в процентах и в миллиметрах и оценить пригодность стык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годен, 10%, 0,5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е годен, 15%, 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годен, 14%, 0,7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 годен, 12%, 1,5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8. В СМУ работает 20 сварщиков. В течении месяца 10 из них – электросварщики – работали на подземных газопроводах Æ более 100 мм, 10 – газосварщики – работали на внутренних газопроводах (частный сектор). В течении месяца электроды УОНИ 13/45 были заменены на МР-3. Определить минимальное количество стыков, которое управлению необходимо сдать на механические испытания за этот месяц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3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82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69. Дефектоскопист вынужден перейти от работы с пленкой S 0,85 = 250 обр. Р. на пленку <text:s text:c="17"/>S 0,85 = 500 обр. Р. Как изменится величина экспозиции, если условия контроля останутся без изменения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экспозиция уменьшится в два раза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экспозиция увеличится в два раз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кспозиция увеличится в четыре раз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экспозиция уменьшится в четыре раза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0. Какими видами контроля контролируется пробный стык электросварщика на допуск его к работе на газопроводах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нешний осмотр, механические испытания и рентгенограф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нешний осмотр и рентгенограф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нешний осмотр и механические испыт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нешний осмот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1. Указать все виды контроля, которыми должен контролироваться сварной стык, сваренный для проверки качества электродо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нешний осмотр, рентгенография, механические испыта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нешний осмотр, механические испыт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ентгенография, механические испыт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нешний осмотр, рентгенография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2. Определить чувствительность рентгенограммы сварного стыка Ø 219х6мм, если видна h6 <text:s/>канавка эталона № 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0,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3. На трубосварочном участке необходимо проконтролировать рентгенографией сварной стык Ø 620х19мм. Определить схему просвечива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анорамно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а эллип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через стенку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через 2 стен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4. На трубосварочном участке необходимо проконтролировать рентгенографией сварной стык Ø 620х19мм. Определить необходимый номер канавочного эталон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4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5. На трубосварочном участке необходимо проконтролировать рентгенографией сварной стык Ø 620х19мм. Определить требуемую чувствительност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4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5мм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6. На трубосварочном участке газопровода необходимо проконтролировать рентгенографией сварной стык Ø 620х19мм. Определить максимально допустимую глубину непровара м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,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,9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,8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7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общее количество рентгенограмм, необходимых для выдачи заключений по этим газопроводам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45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12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9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5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8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требуемую чувствительность рентгенограм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9. В течении месяца электросварщик, работая на разных объектах, сварил 20 стыков газопровода н.д. Ø 76х3мм, 30 стыков газопровода с.д. Ø 89х4мм и 15 стыков газопровода в.д. Ø 115х5мм. Определить минимальное количество вырезанных контрольных стыко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3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4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0. Необходимо проконтролировать рентгенографией электросварные стыки газопровода <text:s text:c="2"/>119х4мм. Рекомендуемое расстояние F (мм) при просвечивании импульсным аппаратом на пленку РТ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5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19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595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00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1. Необходимо проконтролировать рентгенографией электросварные стыки газопровода <text:s text:c="3"/>Ø 119х4мм. Определить требуемую чувствительност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2. Необходимо проконтролировать рентгенографией электросварные стыки газопровода <text:s text:c="3"/>Ø 119х4мм. Определить № проволочного эталона чувствительност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4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3. Необходимо проконтролировать рентгенографией электросварные стыки газопровода <text:s text:c="3"/>Ø 119х4мм. Определить максимально допустимую глубину дефект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4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6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3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4. На рентгенограмме электросварного стыка Ø 100х3мм видим все канавки эталона №1, кроме h6. Определить полученную чувствительност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5. На рентгенограмме электросварного стыка Ø 100х3мм видим все канавки эталона №1, кроме первой. Определить требуемую чувствительност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2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0,4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6. На рентгенограмме электросварного стыка Ø 100х3мм видим все канавки эталона №1, кроме первой. Определить пригодность рентгенограмм к расшифровк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год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годна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годна только если видна и первая канавк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один из вариантов ответ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7. Дефектоскописты за 5 часовый рабочий день проконтролировали рентгенаппаратом МИРА-2Д 20 стыков. . Показания дозиметра ДРГЗ-02 на рабочем месте <text:s/>не превышали 0.5 мкР/сек. Величина экспозиции 1 снимка равнялась 5 сек. Подсчитать суммарную дозу, полученную за рабочий день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50 мк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0 мкР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50 мкР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300 мкР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8. На рентгенограмме сварного стыка с толщиной стенки 4мм, выполненного газовой сваркой, обнаружен непровар корня. Указать максимально допустимую глубину непровара, чтобы стык не был забракован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.2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3м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4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0,1мм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89. Если бы потребовалось получить снимок стального ОК толщиной <text:s/>17см, какой из перечисленных ниже источников гамма-излучения был бы использован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обальт-60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уллий-170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иридий-192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цезий-137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0. Доза ионизирующего излучения, воздействующая на О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опорциональна интенсивности излучения и времен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редставляет собой интенсивность в единицу времен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прямо пропорциональна интенсивности излучения и обратно пропорциональна времен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изменяется экспоненциально во времени и пропорционально интенсивност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1. Какие из перечисленных факторов не оказывают влияния на плотность почернения пленк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ип плен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азмер пленк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щее количество радиации от фотонного источник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тип экрана, усиливающего действие радиаци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2. Снимки одного и того же ОК делают постоянно в течение 2-х лет одним и тем же источником с радионуклидом кобальт-60. На сколько следует увеличить время экспозиции в конце указанного периода, по сравнению с его началом, при сохранении всех других условий получения снимка. Известно, что кобальт-60 имеет время полураспада 5,3 год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икакого изменения времени экспозиции не требуетс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ремя экспозиции должно быть на 11% больш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ремя экспозиции должно быть на 37% больш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время экспозиции должно быть больше на 62-100%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3. Источник на основе иридия-192, время полураспада которого составляет 75 дней, обеспечивает сегодня оптимальную экспозицию данного объекта за 20 мин. Какое потребуется время экспозиции спустя 5 месяцев для получения снимка той же оптической плотности и при сохранении прочих условий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0 мин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0 мин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 час 20 мин.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6 часов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4. Удельная активность радионуклида обычно измеряется в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эВ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юри на грам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ентген в час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аспад/секунд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5. Считается, что рентгеновская трубка с малым фокусным пятном предпочтительнее трубки с большим фокусным пятном, когда необходимо получить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сокую проникающую способность генерируемого излу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лучшую детальность снимка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меньший контраст деталей ОК на снимк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большую оптическую плотность почернения плёнки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6. Наиболее резкое изменение поглощающей способности ОК вызывает измен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олщины О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его плотност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атомного номера материала ОК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модуля Юнга материала О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7. Какие из перечисленных ниже неоднородностей с <text:s/>большой вероятностью можно обнаружить при радиографическом контроле отливки из лёгкого металла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едные включе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микроракови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кови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трещины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8. Кассеты рентгеновской плёнки обычно имеют © тыльной стороны толстый лист свинца, не соприкасающийся с плёнкой, его назнач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увеличить яркость экран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защитить плёнку от обратного рассея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и «а», и «б»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«а», ни «б»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99. Из-за геометрических факторов, таких как размер фокусного пятна источника, расстояние между источником и ОК и расстояние между ОК и плёнкой, возникает размытость изображения, которая назыв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астигматическим эффект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вариацией фокуса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геометрической нерезкостью изображе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и одно из перечисленных названий не является правильны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0. Санитарные правила требуют, чтобы все контейнеры для транспортировки радионуклидов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имели уплотнение крыш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были огнеупор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были ударопрочн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твечали требованиям «а», «б», «в»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1. Какие из перечисленных операций выполняются первыми при расшифровке радиографических снимко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ыявление изделий, не содержащих дефект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отбраковка издел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ыявление дефектов согласно техническим требованиям, правилам контроля и стандарта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пределение правильности условий и режимов контроля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2. Если при получении радиографического снимка потребовалось время экспонирования 60 сек при расстоянии между источником и плёнкой 1,22м, какое потребовалось бы время экспозиции для получения эквивалентной оптической плотности после того, как расстояние между источником и плёнкой увеличено до 1,53м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75сек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94сек.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48сек.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38се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3. В системе СИ единицей поглощенной дозы явля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ентге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АД 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БЭР 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Дж/кг. 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4. Заряд ионов одного знака, возникающих при полном торможении всех частиц в объёме воздуха, делённый на массу этого объёма, назыв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глощенной доз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эквивалентной дозо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кспозиционной дозой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ионизационной постоянной воздух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5. Большинство радиографических плёнок имеют максимум спектральной <text:s/>чувствительности в оптическом диапазон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 фиолетовой области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 инфракрасной област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желто-зелёной област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о всех перечисленных областях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6. Как называется нерезкость, обусловленная размером фокусного пятна и расстоянием между источником, объектом и плёнкой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собственная;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геометрическа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ассея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обща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7. Термин, используемый для определения радиационного размера наименьшего фрагмента изображения радиографического снимк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чувствительность радиационного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ерезкость изображ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радиографический контраст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контрастность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8. При радиографии сварного шва трубы было обнаружено изображение небольшого размера светлой нерегулярной формы в области сварного шва. Это изображение вероятнее всего вызвано присутствием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р;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шлаковых включен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ольфрамовых включени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адекватного образовани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9. Радиографическое подрезание вызван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боковым рассеяние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лохой геометрией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винцовыми экранам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свободными электронами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0. На рентгенограмме сварного соединения в зоне шва видна тонкая тёмная извилистая линия. Эт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ефект плён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царапина на плёнк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трещина в сварном шв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непрова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1. На рентгенограмме сварного соединения по оси шва видна тонкая тёмная прямая линия. Эт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царапина на плёнк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трещина в сварном соединени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провар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след остатков фиксаж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2. Дефекты в детали, расположенные ближе к кассете с рентгеновской плёнкой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более четко видны на рентгенограмме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менее четко видны на рентгенограмм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е будут видны на рентгенограмм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четкость изображения дефектов не зависит от их расположения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3. Основное различие между рентгенографией и рентгеноскопией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ентгеноскопическое изображение более чувствительно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при рентгеноскопии получаем позитив, при рентгенографии – негатив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ентгеноскопическое изображение ярче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азличий между ними нет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4. На рентгенограмме сварного соединения, выполненного аргонодуговой сваркой, в зоне сварного шва видно светлое пятно неправильной формы размером 1,0 х 2,0 мм. Это наиболее вероятно изображение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ры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шлакового включ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ольфрамового включени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проплав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5. Наименьший диаметр выявляемой на снимке проволоки проволочного эталона чувствительности назыв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диографическая чувствительность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нерезкозть изображе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контрастность радиографической плёнки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контрастность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6. Технологическая карта рентгеновского контроля утвержда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главным технолог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уководителем службы, которому подчиняются службы неразрушающего контроля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главным сварщик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руководителем ВТ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7. Рентгенограммы считаются годными к расшифровке, если оптическая плотность потемнения находится в пределах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4 – 2,0 Б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,5 – 3,0 Б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,5 – 4,0 Б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1,8 – 4,0 Б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8. Разметка крупногабаритной детали на отдельные участки производи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цветным карандаш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мел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краской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тушью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19. Маркировочные знаки устанавливаю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а сварное соедине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на основной материал вплотную к сварному соединени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на основной материал на расстоянии 20 мм от сварного соедин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основной материал на расстоянии 5,0 мм от сварного соединени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0. Проволочный эталон чувствительности должен устанавливаться на сварном <text:s/>соединени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перёк сварного соединени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доль сварного соедин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околошовной зон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а основном свариваемом материал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1. Проверка биологической защиты в рентгеновских лабораториях проводи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один раз в год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один раз в два го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один раз в пол год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роводится только при приёмке лаборатории в эксплуатацию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2. При работе с переносными рентгеновскими аппаратами во время просвечивания деталей необходимо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отойти от рентгеновской трубки на расстояние длины кабеля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ыставить защитную металлическую штору и укрыться за н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можно находиться недалеко от работающей рентгеновской трубк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закрыть рентгеновскую трубку металлической шторой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3. Инородные включения в сварном соединении на рентгенограмме выглядят как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темное пятно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светлое пятн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ветлое пятно, если атомный номер инородного включения больший, чем атомный номер свариваемого материал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инородное включение рентгеновским просвечиванием не выявляются. <text:s/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4. К какой группе критических органов относятся все тело, гонады, костный мозг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I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II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III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IV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5. Среднее значение коэффициента качества <text:s/>Кk для <text:s text:c="4"/>излучения с энергией меньше 100 Мэ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0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6. Среднее значение коэффициента качества Кk для рентгеновского <text:s text:c="3"/>излучения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3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10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20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7. Основные принципы радиационной безопасност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превышение основного дозового предела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исключение всякого необоснованного облуч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снижение дозы до возможно низкого уровня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а), б), в)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8. Предельная часовая мощность дозы для категории специалистов «А»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18 мР/час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,88 мР/час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,5 мР/час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6,0 мР/час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29. Укажите лимит дозы внешнего облучения для категории «А» хрусталика глаз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20 мк Зв в год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50 мк Зв <text:s/>в год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150 мк Зв <text:s/>в год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500 мк Зв в год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0. Методы защиты от ионизирующего излучения при работе вне защитных устройств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защита расстояние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защита временем, направлением, количество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естественное экранировани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а, б, в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1. На границе зоны радиационной безопасности вывешиваются знаки радиационной <text:s text:c="5"/>безопасности, которые должны быть видны с расстояни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метр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2 метра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3 метра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 метра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2. При измерении размеров дефектов на радиограмме следует применять измерительную лупу по ГОСТ 8309-75 при величине дефектов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о 1м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до 1,5мм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до 2мм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до 2,5мм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3. Оптическая плотность вуали радиографических пленок к концу гарантийного срока не должна превышать значен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0,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0,3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0,3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4. Долю падающих на детектор ионизирующих частиц, образующих измеримое событие (например, почерневшее зерно, фотоэлектрон, или пульс фотонов), называют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коэффициентом преобразования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вантовым выходом;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общенным квантовым выходом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и одно из упомянутых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5. Предельная допустимая мощность дозы излучения на расстоянии 1 метр от поверхности <text:s text:c="2"/>гамма-дефектоскпа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1,18 мР/час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,88 м/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4 мР/ча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5 мР/час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6. В каких случаях в гибкие кассеты вкладывают две радиографические пленки разной чувствительности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олучение качественных радиографических снимков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особо ответственных детале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ля деталей переменной толщины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б и в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7. Какие эталоны чувствительности устанавливаются непосредственно на сварное соединение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проволочные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пластинчат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канавочн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ластинчатые, с переменной толщиной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8. С какой целью свежеприготовленный проявитель «Рентген-2» необходимо использовать через 12 часов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неравномерность проявл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увеличена скорость проявл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увеличивается зернистость пленки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повышенное вуалирование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39. Индивидуальная эквивалентная доза накопления в критическом органе к 30 годам не должна превышать ПД для категории А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а) 6мЗв,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10 мЗ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240 мЗв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5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0. Оптимальный способ при остановке процесса проявления пленки – это ее размещение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в кислой ванне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в растворе фиксажа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в щелочном раствор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в проточной воде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1. Эталоны чувствительности использую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для оценки месторасположения дефектов в ОК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для оценки размеров дефектов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для оценки качества радиографического процесса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для оценки химического состава и плотности материала ОК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2. Каким методом целесообразно контролировать радиоактивные объекты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радиографией с рентгеновскими источниками излуч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радиографией с источниками гамма-излучения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электронографией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нейтронной радиографией.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3. Единицей потока ионизирующего излучения частиц в системе СИ является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–м -2 . с-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–Дж . м -2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–Вт <text:s/>. м -2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-м –2 <text:s/>.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4. Какие детекторы наиболее часто используются в индивидуальных дозиметрах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ионизационн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газоразрядные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) ответы "а" и "г"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термолюминесцентный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5. Укажите единицу измерения интенсивности излучения в системе СИ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МэВ . <text:s/>см -2 <text:s/>с -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Дж . <text:s/>м -2 <text:s/>с -1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Вт . <text:s/>м -2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Квант . <text:s/>м -2 <text:s/>с -1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46. Укажите единицу измерения экспозиционной дозы в системе С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) А/кг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) Кл/кг,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Дж . <text:s text:c="2"/>кг-1 . К-1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) БэР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 table:number-rows-repeated="104769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6-й_сектор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тливки получаются с использованием:</text:p>
          </table:table-cell>
          <table:table-cell/>
        </table:table-row>
        <table:table-row table:style-name="ro1">
          <table:table-cell office:value-type="string" calcext:value-type="string">
            <text:p>1) земляных форм;</text:p>
          </table:table-cell>
          <table:table-cell/>
        </table:table-row>
        <table:table-row table:style-name="ro1">
          <table:table-cell office:value-type="string" calcext:value-type="string">
            <text:p>2) кокилей;</text:p>
          </table:table-cell>
          <table:table-cell/>
        </table:table-row>
        <table:table-row table:style-name="ro1">
          <table:table-cell office:value-type="string" calcext:value-type="string">
            <text:p>3) по выплавляемым моделям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Основные дефекты отливок:</text:p>
          </table:table-cell>
          <table:table-cell/>
        </table:table-row>
        <table:table-row table:style-name="ro1">
          <table:table-cell office:value-type="string" calcext:value-type="string">
            <text:p>1) усадочные рыхлоты;</text:p>
          </table:table-cell>
          <table:table-cell/>
        </table:table-row>
        <table:table-row table:style-name="ro1">
          <table:table-cell office:value-type="string" calcext:value-type="string">
            <text:p>2) трещины;</text:p>
          </table:table-cell>
          <table:table-cell/>
        </table:table-row>
        <table:table-row table:style-name="ro1">
          <table:table-cell office:value-type="string" calcext:value-type="string">
            <text:p>3) газовые раковины и скопления пор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акими бывают виды проката?</text:p>
          </table:table-cell>
          <table:table-cell/>
        </table:table-row>
        <table:table-row table:style-name="ro1">
          <table:table-cell office:value-type="string" calcext:value-type="string">
            <text:p>1) трубы;</text:p>
          </table:table-cell>
          <table:table-cell/>
        </table:table-row>
        <table:table-row table:style-name="ro1">
          <table:table-cell office:value-type="string" calcext:value-type="string">
            <text:p>2) лист;</text:p>
          </table:table-cell>
          <table:table-cell/>
        </table:table-row>
        <table:table-row table:style-name="ro1">
          <table:table-cell office:value-type="string" calcext:value-type="string">
            <text:p>3) профильный прокат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рокат получают:</text:p>
          </table:table-cell>
          <table:table-cell/>
        </table:table-row>
        <table:table-row table:style-name="ro1">
          <table:table-cell office:value-type="string" calcext:value-type="string">
            <text:p>1) на прокатных стан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в мартеновских печах;</text:p>
          </table:table-cell>
          <table:table-cell/>
        </table:table-row>
        <table:table-row table:style-name="ro1">
          <table:table-cell office:value-type="string" calcext:value-type="string">
            <text:p>3) на кузнечно-прессовом оборудовании;</text:p>
          </table:table-cell>
          <table:table-cell/>
        </table:table-row>
        <table:table-row table:style-name="ro1">
          <table:table-cell office:value-type="string" calcext:value-type="string">
            <text:p>4) в вагранк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Основные дефекты проката:</text:p>
          </table:table-cell>
          <table:table-cell/>
        </table:table-row>
        <table:table-row table:style-name="ro1">
          <table:table-cell office:value-type="string" calcext:value-type="string">
            <text:p>1) волосовины;</text:p>
          </table:table-cell>
          <table:table-cell/>
        </table:table-row>
        <table:table-row table:style-name="ro1">
          <table:table-cell office:value-type="string" calcext:value-type="string">
            <text:p>2) расслоения;</text:p>
          </table:table-cell>
          <table:table-cell/>
        </table:table-row>
        <table:table-row table:style-name="ro1">
          <table:table-cell office:value-type="string" calcext:value-type="string">
            <text:p>3) флокены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Поковки изготавливаются:</text:p>
          </table:table-cell>
          <table:table-cell/>
        </table:table-row>
        <table:table-row table:style-name="ro1">
          <table:table-cell office:value-type="string" calcext:value-type="string">
            <text:p>1) в термических печах;</text:p>
          </table:table-cell>
          <table:table-cell/>
        </table:table-row>
        <table:table-row table:style-name="ro1">
          <table:table-cell office:value-type="string" calcext:value-type="string">
            <text:p>2) на прокатных станах;</text:p>
          </table:table-cell>
          <table:table-cell/>
        </table:table-row>
        <table:table-row table:style-name="ro1">
          <table:table-cell office:value-type="string" calcext:value-type="string">
            <text:p>3) на кузнечно-прессовом оборудован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в мартеновских печ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Причины образования трещин на поковках:</text:p>
          </table:table-cell>
          <table:table-cell/>
        </table:table-row>
        <table:table-row table:style-name="ro1">
          <table:table-cell office:value-type="string" calcext:value-type="string">
            <text:p>1) низкая температура заготовки;</text:p>
          </table:table-cell>
          <table:table-cell/>
        </table:table-row>
        <table:table-row table:style-name="ro1">
          <table:table-cell office:value-type="string" calcext:value-type="string">
            <text:p>2) несоответствие химсостава техническим требованиям;</text:p>
          </table:table-cell>
          <table:table-cell/>
        </table:table-row>
        <table:table-row table:style-name="ro1">
          <table:table-cell office:value-type="string" calcext:value-type="string">
            <text:p>3) превышение деформации при каждом цикле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С какой целью производиться неразрушающий контроль металлопродукции?</text:p>
          </table:table-cell>
          <table:table-cell/>
        </table:table-row>
        <table:table-row table:style-name="ro1">
          <table:table-cell office:value-type="string" calcext:value-type="string">
            <text:p>1) выявление недопустимых дефектов в узлах конструкций;</text:p>
          </table:table-cell>
          <table:table-cell/>
        </table:table-row>
        <table:table-row table:style-name="ro1">
          <table:table-cell office:value-type="string" calcext:value-type="string">
            <text:p>2) повышение безопасности эксплуатируемого оборудования;</text:p>
          </table:table-cell>
          <table:table-cell/>
        </table:table-row>
        <table:table-row table:style-name="ro1">
          <table:table-cell office:value-type="string" calcext:value-type="string">
            <text:p>3) предотвращение аварий, связанных с поломкой оборудования в ходе его эксплуатации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Какие методы наиболее широко, дополняя друг друга, применяются для неразрушающего контроля металлоизделий?</text:p>
          </table:table-cell>
          <table:table-cell/>
        </table:table-row>
        <table:table-row table:style-name="ro1">
          <table:table-cell office:value-type="string" calcext:value-type="string">
            <text:p>1) ультразвуковой и радиографический;</text:p>
          </table:table-cell>
          <table:table-cell/>
        </table:table-row>
        <table:table-row table:style-name="ro1">
          <table:table-cell office:value-type="string" calcext:value-type="string">
            <text:p>2) магнитные методы;</text:p>
          </table:table-cell>
          <table:table-cell/>
        </table:table-row>
        <table:table-row table:style-name="ro1">
          <table:table-cell office:value-type="string" calcext:value-type="string">
            <text:p>3) визуально-оптический и капиллярный методы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ри контроле угловых сварных соединений металлоизделий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пленка снаружи у одной из стенок, направление излучения – изнутри, под углом 45° к пленке;</text:p>
          </table:table-cell>
          <table:table-cell/>
        </table:table-row>
        <table:table-row table:style-name="ro1">
          <table:table-cell office:value-type="string" calcext:value-type="string">
            <text:p>2) пленка изнутри, направление излучение – снаружи, под углом 90° ;</text:p>
          </table:table-cell>
          <table:table-cell/>
        </table:table-row>
        <table:table-row table:style-name="ro1">
          <table:table-cell office:value-type="string" calcext:value-type="string">
            <text:p>3) пленка снаружи у одной из стенок, направление излучения – изнутри угла, вдоль другой стенки, перпендикулярно пленке;</text:p>
          </table:table-cell>
          <table:table-cell/>
        </table:table-row>
        <table:table-row table:style-name="ro1">
          <table:table-cell office:value-type="string" calcext:value-type="string">
            <text:p>4) ответы 1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контроле тавровых сварных соединений металлоизделий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пленка со стороны полки, направление излучения – со стороны шва под углом 45°;</text:p>
          </table:table-cell>
          <table:table-cell/>
        </table:table-row>
        <table:table-row table:style-name="ro1">
          <table:table-cell office:value-type="string" calcext:value-type="string">
            <text:p>2) направление излучения – вдоль полки, пленка – на противоположном торце полки, перпендикулярно лучу (при малой ширине полки);</text:p>
          </table:table-cell>
          <table:table-cell/>
        </table:table-row>
        <table:table-row table:style-name="ro1">
          <table:table-cell office:value-type="string" calcext:value-type="string">
            <text:p>3) направление излучения – вдоль стенки, пленка – с наружной стороны полки;</text:p>
          </table:table-cell>
          <table:table-cell/>
        </table:table-row>
        <table:table-row table:style-name="ro1">
          <table:table-cell office:value-type="string" calcext:value-type="string">
            <text:p>4) ответы 1,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и контроле сварных соединений металлоизделий внахлестку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направление излучения – под углом 45° со стороны шва, пленка – с противоположной стороны;</text:p>
          </table:table-cell>
          <table:table-cell/>
        </table:table-row>
        <table:table-row table:style-name="ro1">
          <table:table-cell office:value-type="string" calcext:value-type="string">
            <text:p>2) направление излучения со стороны шва под углом 90°, пленка – с противоположной стороны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При контроле кольцевых сварных соединений ГОСТ 7512-82 рекомендует следующую схему просвечивания:</text:p>
          </table:table-cell>
          <table:table-cell/>
        </table:table-row>
        <table:table-row table:style-name="ro1">
          <table:table-cell office:value-type="string" calcext:value-type="string">
            <text:p>1) через 2 стенки под углом 5-10° к плоскости шва (если конструкция не позволяет поместить пленку изнутри шва);</text:p>
          </table:table-cell>
          <table:table-cell/>
        </table:table-row>
        <table:table-row table:style-name="ro1">
          <table:table-cell office:value-type="string" calcext:value-type="string">
            <text:p>2) через 1 стенку при возможности поместить пленку изнутри шва, источник снаружи или наоборот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При просвечивании металлоизделий большего диаметра рекомендуется проводить просвечивание через одну стенку (панорамно). При этом:</text:p>
          </table:table-cell>
          <table:table-cell/>
        </table:table-row>
        <table:table-row table:style-name="ro1">
          <table:table-cell office:value-type="string" calcext:value-type="string">
            <text:p>1) кассеты с пленками необходимо накладывать с внешней стороны шва с перекрытием 10-15 мм;</text:p>
          </table:table-cell>
          <table:table-cell/>
        </table:table-row>
        <table:table-row table:style-name="ro1">
          <table:table-cell office:value-type="string" calcext:value-type="string">
            <text:p>2) кассеты с пленкой необходимо накладывать с внутренней стороны шва с перекрытием не менее 20 мм;</text:p>
          </table:table-cell>
          <table:table-cell/>
        </table:table-row>
        <table:table-row table:style-name="ro1">
          <table:table-cell office:value-type="string" calcext:value-type="string">
            <text:p>3) разрешается устанавливать эталоны чувствительности в кассете в количестве не менее одного на каждой четверти окружности;</text:p>
          </table:table-cell>
          <table:table-cell/>
        </table:table-row>
        <table:table-row table:style-name="ro1">
          <table:table-cell office:value-type="string" calcext:value-type="string">
            <text:p>4) ответы 2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контроле угловых участков отливок (т.н. тепловые узлы) возможно появление следующих дефектов литья:</text:p>
          </table:table-cell>
          <table:table-cell/>
        </table:table-row>
        <table:table-row table:style-name="ro1">
          <table:table-cell office:value-type="string" calcext:value-type="string">
            <text:p>1) непроваров;</text:p>
          </table:table-cell>
          <table:table-cell/>
        </table:table-row>
        <table:table-row table:style-name="ro1">
          <table:table-cell office:value-type="string" calcext:value-type="string">
            <text:p>2) усадочных раковин и трещи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металлических включений;</text:p>
          </table:table-cell>
          <table:table-cell/>
        </table:table-row>
        <table:table-row table:style-name="ro1">
          <table:table-cell office:value-type="string" calcext:value-type="string">
            <text:p>4) закатов и расслоен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При радиографировании изделий с большой разностенностью рекомендуется использовать:</text:p>
          </table:table-cell>
          <table:table-cell/>
        </table:table-row>
        <table:table-row table:style-name="ro1">
          <table:table-cell office:value-type="string" calcext:value-type="string">
            <text:p>1) две пленки разной чувствительности в одной кассете;</text:p>
          </table:table-cell>
          <table:table-cell/>
        </table:table-row>
        <table:table-row table:style-name="ro1">
          <table:table-cell office:value-type="string" calcext:value-type="string">
            <text:p>2) одну пленку с малой широтой;</text:p>
          </table:table-cell>
          <table:table-cell/>
        </table:table-row>
        <table:table-row table:style-name="ro1">
          <table:table-cell office:value-type="string" calcext:value-type="string">
            <text:p>3) одну пленку высокой чувствительности с малой контрастностью;</text:p>
          </table:table-cell>
          <table:table-cell/>
        </table:table-row>
        <table:table-row table:style-name="ro1">
          <table:table-cell office:value-type="string" calcext:value-type="string">
            <text:p>4) ответы 1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При радиографировании изделий с большой разностенностью рекомендуется использовать:</text:p>
          </table:table-cell>
          <table:table-cell/>
        </table:table-row>
        <table:table-row table:style-name="ro1">
          <table:table-cell office:value-type="string" calcext:value-type="string">
            <text:p>1) источники жесткого излучения;</text:p>
          </table:table-cell>
          <table:table-cell/>
        </table:table-row>
        <table:table-row table:style-name="ro1">
          <table:table-cell office:value-type="string" calcext:value-type="string">
            <text:p>2) источники мягкого излучения;</text:p>
          </table:table-cell>
          <table:table-cell/>
        </table:table-row>
        <table:table-row table:style-name="ro1">
          <table:table-cell office:value-type="string" calcext:value-type="string">
            <text:p>3) многоспектральные;</text:p>
          </table:table-cell>
          <table:table-cell/>
        </table:table-row>
        <table:table-row table:style-name="ro1">
          <table:table-cell office:value-type="string" calcext:value-type="string">
            <text:p>4) ответы 1, 3 вер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ри необходимости определить местоположение обнаруженного дефекта по глубине:</text:p>
          </table:table-cell>
          <table:table-cell/>
        </table:table-row>
        <table:table-row table:style-name="ro1">
          <table:table-cell office:value-type="string" calcext:value-type="string">
            <text:p>1) необходимо осуществить две экспозиции под углом на две отдельные пленки;</text:p>
          </table:table-cell>
          <table:table-cell/>
        </table:table-row>
        <table:table-row table:style-name="ro1">
          <table:table-cell office:value-type="string" calcext:value-type="string">
            <text:p>2) возможно осуществить две экспозиции под углом на одну пленку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радиолграфировании крупногабаритных изделий рекомендуется использовать источники жесткого излучения. При этом чувствительность снимка:</text:p>
          </table:table-cell>
          <table:table-cell/>
        </table:table-row>
        <table:table-row table:style-name="ro1">
          <table:table-cell office:value-type="string" calcext:value-type="string">
            <text:p>1) улучшится;</text:p>
          </table:table-cell>
          <table:table-cell/>
        </table:table-row>
        <table:table-row table:style-name="ro1">
          <table:table-cell office:value-type="string" calcext:value-type="string">
            <text:p>2) ухудши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 изменится;</text:p>
          </table:table-cell>
          <table:table-cell/>
        </table:table-row>
        <table:table-row table:style-name="ro1">
          <table:table-cell office:value-type="string" calcext:value-type="string">
            <text:p>4) контрастность снимка повыси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и радиографировании толстостенных изделий рекомендуется использовать высокочувствительные типы пленок, обладающих большой широтой. При этом чувствительность снимка:</text:p>
          </table:table-cell>
          <table:table-cell/>
        </table:table-row>
        <table:table-row table:style-name="ro1">
          <table:table-cell office:value-type="string" calcext:value-type="string">
            <text:p>1) улучшится;</text:p>
          </table:table-cell>
          <table:table-cell/>
        </table:table-row>
        <table:table-row table:style-name="ro1">
          <table:table-cell office:value-type="string" calcext:value-type="string">
            <text:p>2) ухудши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 зависит от типа пленки;</text:p>
          </table:table-cell>
          <table:table-cell/>
        </table:table-row>
        <table:table-row table:style-name="ro1">
          <table:table-cell office:value-type="string" calcext:value-type="string">
            <text:p>4) контрастность снимка повыси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и радиографировании толстостенных изделий для сокращения времени экспозиции рекомендуется применять флюоресцирующие экраны. При этом чувствительность снимка:</text:p>
          </table:table-cell>
          <table:table-cell/>
        </table:table-row>
        <table:table-row table:style-name="ro1">
          <table:table-cell office:value-type="string" calcext:value-type="string">
            <text:p>1) ухудшится;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) улучшится;</text:p>
          </table:table-cell>
          <table:table-cell/>
        </table:table-row>
        <table:table-row table:style-name="ro1">
          <table:table-cell office:value-type="string" calcext:value-type="string">
            <text:p>3) повысится разрешающая способность;</text:p>
          </table:table-cell>
          <table:table-cell/>
        </table:table-row>
        <table:table-row table:style-name="ro1">
          <table:table-cell office:value-type="string" calcext:value-type="string">
            <text:p>4) увеличится контрастность сним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При контроле крупногабаритных отливок имеет смысл использовать источники:</text:p>
          </table:table-cell>
          <table:table-cell/>
        </table:table-row>
        <table:table-row table:style-name="ro1">
          <table:table-cell office:value-type="string" calcext:value-type="string">
            <text:p>1) мягкого излучения;</text:p>
          </table:table-cell>
          <table:table-cell/>
        </table:table-row>
        <table:table-row table:style-name="ro1">
          <table:table-cell office:value-type="string" calcext:value-type="string">
            <text:p>2) жесткого излуч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не имеет значения;</text:p>
          </table:table-cell>
          <table:table-cell/>
        </table:table-row>
        <table:table-row table:style-name="ro1">
          <table:table-cell office:value-type="string" calcext:value-type="string">
            <text:p>4) нет правильного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При контроле крупногабаритных отливок имеет смысл использовать радиографические пленки:</text:p>
          </table:table-cell>
          <table:table-cell/>
        </table:table-row>
        <table:table-row table:style-name="ro1">
          <table:table-cell office:value-type="string" calcext:value-type="string">
            <text:p>1) высокочувствительны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низкочувствительные;</text:p>
          </table:table-cell>
          <table:table-cell/>
        </table:table-row>
        <table:table-row table:style-name="ro1">
          <table:table-cell office:value-type="string" calcext:value-type="string">
            <text:p>3) особо мелкозернистые;</text:p>
          </table:table-cell>
          <table:table-cell/>
        </table:table-row>
        <table:table-row table:style-name="ro1">
          <table:table-cell office:value-type="string" calcext:value-type="string">
            <text:p>4) не имеет значения как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При контроле крупногабаритных отливок имеет смысл:</text:p>
          </table:table-cell>
          <table:table-cell/>
        </table:table-row>
        <table:table-row table:style-name="ro1">
          <table:table-cell office:value-type="string" calcext:value-type="string">
            <text:p>1) использовать свинцовые усиливающие экраны;</text:p>
          </table:table-cell>
          <table:table-cell/>
        </table:table-row>
        <table:table-row table:style-name="ro1">
          <table:table-cell office:value-type="string" calcext:value-type="string">
            <text:p>2) компенсаторы;</text:p>
          </table:table-cell>
          <table:table-cell/>
        </table:table-row>
        <table:table-row table:style-name="ro1">
          <table:table-cell office:value-type="string" calcext:value-type="string">
            <text:p>3) флюоресцирующие усиливающие экра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свинцовые фильтр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Для повышения производительности радиографического контроля небольших деталей необходимо:</text:p>
          </table:table-cell>
          <table:table-cell/>
        </table:table-row>
        <table:table-row table:style-name="ro1">
          <table:table-cell office:value-type="string" calcext:value-type="string">
            <text:p>1) использовать панорамное просвечивание деталей, расположив их вокруг источника на определенном расстоян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повысить напряжение на рентгеновской трубке или использовать источник с более высокой энергией;</text:p>
          </table:table-cell>
          <table:table-cell/>
        </table:table-row>
        <table:table-row table:style-name="ro1">
          <table:table-cell office:value-type="string" calcext:value-type="string">
            <text:p>3) увеличить ток рентгеновской трубки или увеличить активность источника;</text:p>
          </table:table-cell>
          <table:table-cell/>
        </table:table-row>
        <table:table-row table:style-name="ro1">
          <table:table-cell office:value-type="string" calcext:value-type="string">
            <text:p>4) использовать свинцовый фильт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Каким источником излучения возможно проконтролировать отливки и поковки толщиной 150 мм?</text:p>
          </table:table-cell>
          <table:table-cell/>
        </table:table-row>
        <table:table-row table:style-name="ro1">
          <table:table-cell office:value-type="string" calcext:value-type="string">
            <text:p>1) рентгеновским излучением;</text:p>
          </table:table-cell>
          <table:table-cell/>
        </table:table-row>
        <table:table-row table:style-name="ro1">
          <table:table-cell office:value-type="string" calcext:value-type="string">
            <text:p>2) Cs-137;</text:p>
          </table:table-cell>
          <table:table-cell/>
        </table:table-row>
        <table:table-row table:style-name="ro1">
          <table:table-cell office:value-type="string" calcext:value-type="string">
            <text:p>3) Co-60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Ir-19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Каким источником излучения возможно проконтролировать отливки и поковки толщиной 500 мм?</text:p>
          </table:table-cell>
          <table:table-cell/>
        </table:table-row>
        <table:table-row table:style-name="ro1">
          <table:table-cell office:value-type="string" calcext:value-type="string">
            <text:p>1) Cs-137;</text:p>
          </table:table-cell>
          <table:table-cell/>
        </table:table-row>
        <table:table-row table:style-name="ro1">
          <table:table-cell office:value-type="string" calcext:value-type="string">
            <text:p>2) рентгеновским излучением;</text:p>
          </table:table-cell>
          <table:table-cell/>
        </table:table-row>
        <table:table-row table:style-name="ro1">
          <table:table-cell office:value-type="string" calcext:value-type="string">
            <text:p>3) излучением β-тро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Co-6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При каком фокусном расстоянии (F) обеспечивается необходимая выявляемость в середине и по краям просвечиваемого участка?</text:p>
          </table:table-cell>
          <table:table-cell/>
        </table:table-row>
        <table:table-row table:style-name="ro1">
          <table:table-cell office:value-type="string" calcext:value-type="string">
            <text:p>1) F – не менее протяженности контролируемого участ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) F – менее протяженности контролируемого участка;</text:p>
          </table:table-cell>
          <table:table-cell/>
        </table:table-row>
        <table:table-row table:style-name="ro1">
          <table:table-cell office:value-type="string" calcext:value-type="string">
            <text:p>3) F – более 0,8 протяженности контролируемого участка;</text:p>
          </table:table-cell>
          <table:table-cell/>
        </table:table-row>
        <table:table-row table:style-name="ro1">
          <table:table-cell office:value-type="string" calcext:value-type="string">
            <text:p>4) F – менее 0,8 протяженности контролируемого участ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Подобрано оптимальное время экспозиции стального образца при прочих равных условиях. Как нужно изменить это время, чтобы получить снимок такого же качества из алюминия?</text:p>
          </table:table-cell>
          <table:table-cell/>
        </table:table-row>
        <table:table-row table:style-name="ro1">
          <table:table-cell office:value-type="string" calcext:value-type="string">
            <text:p>1) увеличить в 5 раз;</text:p>
          </table:table-cell>
          <table:table-cell/>
        </table:table-row>
        <table:table-row table:style-name="ro1">
          <table:table-cell office:value-type="string" calcext:value-type="string">
            <text:p>2) уменьшить в 2 раза;</text:p>
          </table:table-cell>
          <table:table-cell/>
        </table:table-row>
        <table:table-row table:style-name="ro1">
          <table:table-cell office:value-type="string" calcext:value-type="string">
            <text:p>3) уменьшить ~ в 3 раз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увеличить в 1,5 раз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Какое направление излучения рекомендуется использовать при контроле плоскопараллельных отливок?</text:p>
          </table:table-cell>
          <table:table-cell/>
        </table:table-row>
        <table:table-row table:style-name="ro1">
          <table:table-cell office:value-type="string" calcext:value-type="string">
            <text:p>1) вдоль поверхности;</text:p>
          </table:table-cell>
          <table:table-cell/>
        </table:table-row>
        <table:table-row table:style-name="ro1">
          <table:table-cell office:value-type="string" calcext:value-type="string">
            <text:p>2) под углом 90° к поверх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) под углом 15°;</text:p>
          </table:table-cell>
          <table:table-cell/>
        </table:table-row>
        <table:table-row table:style-name="ro1">
          <table:table-cell office:value-type="string" calcext:value-type="string">
            <text:p>4) под углом 45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При радиографировании металлоизделий эталон чувствительности должен устанавливаться:</text:p>
          </table:table-cell>
          <table:table-cell/>
        </table:table-row>
        <table:table-row table:style-name="ro1">
          <table:table-cell office:value-type="string" calcext:value-type="string">
            <text:p>1) на поверхности контролируемого изделия со стороны источника;</text:p>
          </table:table-cell>
          <table:table-cell/>
        </table:table-row>
        <table:table-row table:style-name="ro1">
          <table:table-cell office:value-type="string" calcext:value-type="string">
            <text:p>2) при контроле через 2 стенки с расшифровкой только участка, прилегающего к кассете пленкой, допускается устанавливать эталон чувствительности на кассете с пленкой;</text:p>
          </table:table-cell>
          <table:table-cell/>
        </table:table-row>
        <table:table-row table:style-name="ro1">
          <table:table-cell office:value-type="string" calcext:value-type="string">
            <text:p>3) ответы 1, 2 вер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) ответы 1, 2 не вер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Допустимая величина подрезов в сварных швах металлоконструкций с толщиной металла до 10 мм</text:p>
          </table:table-cell>
          <table:table-cell/>
        </table:table-row>
        <table:table-row table:style-name="ro1">
          <table:table-cell office:value-type="string" calcext:value-type="string">
            <text:p>а) 0,2;</text:p>
          </table:table-cell>
          <table:table-cell/>
        </table:table-row>
        <table:table-row table:style-name="ro1">
          <table:table-cell office:value-type="string" calcext:value-type="string">
            <text:p>б) 0,5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0,75;</text:p>
          </table:table-cell>
          <table:table-cell/>
        </table:table-row>
        <table:table-row table:style-name="ro1">
          <table:table-cell office:value-type="string" calcext:value-type="string">
            <text:p>г) 1,0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Допустимая величина подрезов в сварных швах металлоконструкций с толщиной более 10 мм</text:p>
          </table:table-cell>
          <table:table-cell/>
        </table:table-row>
        <table:table-row table:style-name="ro1">
          <table:table-cell office:value-type="string" calcext:value-type="string">
            <text:p>а) 0,3;</text:p>
          </table:table-cell>
          <table:table-cell/>
        </table:table-row>
        <table:table-row table:style-name="ro1">
          <table:table-cell office:value-type="string" calcext:value-type="string">
            <text:p>б) 0,5;</text:p>
          </table:table-cell>
          <table:table-cell/>
        </table:table-row>
        <table:table-row table:style-name="ro1">
          <table:table-cell office:value-type="string" calcext:value-type="string">
            <text:p>в) 0,75;</text:p>
          </table:table-cell>
          <table:table-cell/>
        </table:table-row>
        <table:table-row table:style-name="ro1">
          <table:table-cell office:value-type="string" calcext:value-type="string">
            <text:p>г) 1,0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Наиболее эффективными процессами (процессом) взаимодействия гамма-излучения кобальта-60 с веществом является:</text:p>
          </table:table-cell>
          <table:table-cell/>
        </table:table-row>
        <table:table-row table:style-name="ro1">
          <table:table-cell office:value-type="string" calcext:value-type="string">
            <text:p>а) фотоэлектронное поглощение;</text:p>
          </table:table-cell>
          <table:table-cell/>
        </table:table-row>
        <table:table-row table:style-name="ro1">
          <table:table-cell office:value-type="string" calcext:value-type="string">
            <text:p>б) комптоновское рассея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образование пар.</text:p>
          </table:table-cell>
          <table:table-cell/>
        </table:table-row>
        <table:table-row table:style-name="ro1">
          <table:table-cell office:value-type="string" calcext:value-type="string">
            <text:p>г)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Максимально допустимая величина непровара в односторонних сварных швах </text:p>
          </table:table-cell>
          <table:table-cell/>
        </table:table-row>
        <table:table-row table:style-name="ro1">
          <table:table-cell office:value-type="string" calcext:value-type="string">
            <text:p>а) 1 мм;</text:p>
          </table:table-cell>
          <table:table-cell/>
        </table:table-row>
        <table:table-row table:style-name="ro1">
          <table:table-cell office:value-type="string" calcext:value-type="string">
            <text:p>б) 2 мм;</text:p>
          </table:table-cell>
          <table:table-cell/>
        </table:table-row>
        <table:table-row table:style-name="ro1">
          <table:table-cell office:value-type="string" calcext:value-type="string">
            <text:p>в) 3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Допустимая глубина непровара в двухсторонних сварных швах, в % от толщины</text:p>
          </table:table-cell>
          <table:table-cell/>
        </table:table-row>
        <table:table-row table:style-name="ro1">
          <table:table-cell office:value-type="string" calcext:value-type="string">
            <text:p>а) 2,5%;</text:p>
          </table:table-cell>
          <table:table-cell/>
        </table:table-row>
        <table:table-row table:style-name="ro1">
          <table:table-cell office:value-type="string" calcext:value-type="string">
            <text:p>б) 5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0%;</text:p>
          </table:table-cell>
          <table:table-cell/>
        </table:table-row>
        <table:table-row table:style-name="ro1">
          <table:table-cell office:value-type="string" calcext:value-type="string">
            <text:p>г) 1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Максимально допустимая глубина непровара в двухсторонних сварных швах </text:p>
          </table:table-cell>
          <table:table-cell/>
        </table:table-row>
        <table:table-row table:style-name="ro1">
          <table:table-cell office:value-type="string" calcext:value-type="string">
            <text:p>а) 1 мм;</text:p>
          </table:table-cell>
          <table:table-cell/>
        </table:table-row>
        <table:table-row table:style-name="ro1">
          <table:table-cell office:value-type="string" calcext:value-type="string">
            <text:p>б) 2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 мм;</text:p>
          </table:table-cell>
          <table:table-cell/>
        </table:table-row>
        <table:table-row table:style-name="ro1">
          <table:table-cell office:value-type="string" calcext:value-type="string">
            <text:p>г) 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Максимально допустимая длина непровара в сварном шве металлоконструкций</text:p>
          </table:table-cell>
          <table:table-cell/>
        </table:table-row>
        <table:table-row table:style-name="ro1">
          <table:table-cell office:value-type="string" calcext:value-type="string">
            <text:p>а) 20 мм;</text:p>
          </table:table-cell>
          <table:table-cell/>
        </table:table-row>
        <table:table-row table:style-name="ro1">
          <table:table-cell office:value-type="string" calcext:value-type="string">
            <text:p>б) 30 мм;</text:p>
          </table:table-cell>
          <table:table-cell/>
        </table:table-row>
        <table:table-row table:style-name="ro1">
          <table:table-cell office:value-type="string" calcext:value-type="string">
            <text:p>в) 40 мм;</text:p>
          </table:table-cell>
          <table:table-cell/>
        </table:table-row>
        <table:table-row table:style-name="ro1">
          <table:table-cell office:value-type="string" calcext:value-type="string">
            <text:p>г) 50 м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щая длина участков непровара на 1 метр сварного шва в металлоконструкциях не более</text:p>
          </table:table-cell>
          <table:table-cell/>
        </table:table-row>
        <table:table-row table:style-name="ro1">
          <table:table-cell office:value-type="string" calcext:value-type="string">
            <text:p>а) 100 мм;</text:p>
          </table:table-cell>
          <table:table-cell/>
        </table:table-row>
        <table:table-row table:style-name="ro1">
          <table:table-cell office:value-type="string" calcext:value-type="string">
            <text:p>б) 20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300 мм;</text:p>
          </table:table-cell>
          <table:table-cell/>
        </table:table-row>
        <table:table-row table:style-name="ro1">
          <table:table-cell office:value-type="string" calcext:value-type="string">
            <text:p>г) 40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Допустимое расстояние между отдельными непроварами в сварном шве</text:p>
          </table:table-cell>
          <table:table-cell/>
        </table:table-row>
        <table:table-row table:style-name="ro1">
          <table:table-cell office:value-type="string" calcext:value-type="string">
            <text:p>а) 20 мм;</text:p>
          </table:table-cell>
          <table:table-cell/>
        </table:table-row>
        <table:table-row table:style-name="ro1">
          <table:table-cell office:value-type="string" calcext:value-type="string">
            <text:p>б) 3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40 мм;</text:p>
          </table:table-cell>
          <table:table-cell/>
        </table:table-row>
        <table:table-row table:style-name="ro1">
          <table:table-cell office:value-type="string" calcext:value-type="string">
            <text:p>г) 5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Допустимая величина отдельных шлаковых включений или пор в сварных соединениях металлоконструкций по диаметру не более, % от толщины</text:p>
          </table:table-cell>
          <table:table-cell/>
        </table:table-row>
        <table:table-row table:style-name="ro1">
          <table:table-cell office:value-type="string" calcext:value-type="string">
            <text:p>а) 5%;</text:p>
          </table:table-cell>
          <table:table-cell/>
        </table:table-row>
        <table:table-row table:style-name="ro1">
          <table:table-cell office:value-type="string" calcext:value-type="string">
            <text:p>б) 10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20%;</text:p>
          </table:table-cell>
          <table:table-cell/>
        </table:table-row>
        <table:table-row table:style-name="ro1">
          <table:table-cell office:value-type="string" calcext:value-type="string">
            <text:p>г) 2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Максимально допустимая величина цепочки пор или шлаковых включений на 1 метр сварного шва металлоконструкций</text:p>
          </table:table-cell>
          <table:table-cell/>
        </table:table-row>
        <table:table-row table:style-name="ro1">
          <table:table-cell office:value-type="string" calcext:value-type="string">
            <text:p>а) 50 мм;</text:p>
          </table:table-cell>
          <table:table-cell/>
        </table:table-row>
        <table:table-row table:style-name="ro1">
          <table:table-cell office:value-type="string" calcext:value-type="string">
            <text:p>б) 100 мм;</text:p>
          </table:table-cell>
          <table:table-cell/>
        </table:table-row>
        <table:table-row table:style-name="ro1">
          <table:table-cell office:value-type="string" calcext:value-type="string">
            <text:p>в) 150 мм;</text:p>
          </table:table-cell>
          <table:table-cell/>
        </table:table-row>
        <table:table-row table:style-name="ro1">
          <table:table-cell office:value-type="string" calcext:value-type="string">
            <text:p>г) 200 м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Максимально допустимое количество пор и шлаковых включений в скоплениях на 1 см2 площади шва</text:p>
          </table:table-cell>
          <table:table-cell/>
        </table:table-row>
        <table:table-row table:style-name="ro1">
          <table:table-cell office:value-type="string" calcext:value-type="string">
            <text:p>а) 3 шт;</text:p>
          </table:table-cell>
          <table:table-cell/>
        </table:table-row>
        <table:table-row table:style-name="ro1">
          <table:table-cell office:value-type="string" calcext:value-type="string">
            <text:p>б) 5 ш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7 шт;</text:p>
          </table:table-cell>
          <table:table-cell/>
        </table:table-row>
        <table:table-row table:style-name="ro1">
          <table:table-cell office:value-type="string" calcext:value-type="string">
            <text:p>г) 10 ш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 металлоконструкциях из стали класса С 60/45 допустимая длина непровара в сварных соединениях</text:p>
          </table:table-cell>
          <table:table-cell/>
        </table:table-row>
        <table:table-row table:style-name="ro1">
          <table:table-cell office:value-type="string" calcext:value-type="string">
            <text:p>а) не допускаю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10 мм;</text:p>
          </table:table-cell>
          <table:table-cell/>
        </table:table-row>
        <table:table-row table:style-name="ro1">
          <table:table-cell office:value-type="string" calcext:value-type="string">
            <text:p>в) 20 мм;</text:p>
          </table:table-cell>
          <table:table-cell/>
        </table:table-row>
        <table:table-row table:style-name="ro1">
          <table:table-cell office:value-type="string" calcext:value-type="string">
            <text:p>г) 3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Максимально допустимая величина отдельной поры или шлакового включения в конструкциях, работающих при статической нагрузке в растянутой зоне</text:p>
          </table:table-cell>
          <table:table-cell/>
        </table:table-row>
        <table:table-row table:style-name="ro1">
          <table:table-cell office:value-type="string" calcext:value-type="string">
            <text:p>а) 0,5 мм;</text:p>
          </table:table-cell>
          <table:table-cell/>
        </table:table-row>
        <table:table-row table:style-name="ro1">
          <table:table-cell office:value-type="string" calcext:value-type="string">
            <text:p>б) 1,0 мм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1,5 мм;</text:p>
          </table:table-cell>
          <table:table-cell/>
        </table:table-row>
        <table:table-row table:style-name="ro1">
          <table:table-cell office:value-type="string" calcext:value-type="string">
            <text:p>г) 2,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Максимально допустимое количество отдельных пор и шлаковых включений в конструкциях, работающих при статической нагрузке в растянутой зоне на длине 400 мм</text:p>
          </table:table-cell>
          <table:table-cell/>
        </table:table-row>
        <table:table-row table:style-name="ro1">
          <table:table-cell office:value-type="string" calcext:value-type="string">
            <text:p>а) 2 шт;</text:p>
          </table:table-cell>
          <table:table-cell/>
        </table:table-row>
        <table:table-row table:style-name="ro1">
          <table:table-cell office:value-type="string" calcext:value-type="string">
            <text:p>б) 4 ш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6 шт;</text:p>
          </table:table-cell>
          <table:table-cell/>
        </table:table-row>
        <table:table-row table:style-name="ro1">
          <table:table-cell office:value-type="string" calcext:value-type="string">
            <text:p>г) 8 ш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В статически нагруженных сжатых элементах конструкций максимальный размер дефектов может быть</text:p>
          </table:table-cell>
          <table:table-cell/>
        </table:table-row>
        <table:table-row table:style-name="ro1">
          <table:table-cell office:value-type="string" calcext:value-type="string">
            <text:p>а) 0,5;</text:p>
          </table:table-cell>
          <table:table-cell/>
        </table:table-row>
        <table:table-row table:style-name="ro1">
          <table:table-cell office:value-type="string" calcext:value-type="string">
            <text:p>б) 1,0;</text:p>
          </table:table-cell>
          <table:table-cell/>
        </table:table-row>
        <table:table-row table:style-name="ro1">
          <table:table-cell office:value-type="string" calcext:value-type="string">
            <text:p>в) 1,5;</text:p>
          </table:table-cell>
          <table:table-cell/>
        </table:table-row>
        <table:table-row table:style-name="ro1">
          <table:table-cell office:value-type="string" calcext:value-type="string">
            <text:p>г) 2,0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В статически нагруженных сжатых элементах конструкций число допустимых пор и шлаков на 400 мм шва может быть</text:p>
          </table:table-cell>
          <table:table-cell/>
        </table:table-row>
        <table:table-row table:style-name="ro1">
          <table:table-cell office:value-type="string" calcext:value-type="string">
            <text:p>а) 1 шт;</text:p>
          </table:table-cell>
          <table:table-cell/>
        </table:table-row>
        <table:table-row table:style-name="ro1">
          <table:table-cell office:value-type="string" calcext:value-type="string">
            <text:p>б) 2 шт;</text:p>
          </table:table-cell>
          <table:table-cell/>
        </table:table-row>
        <table:table-row table:style-name="ro1">
          <table:table-cell office:value-type="string" calcext:value-type="string">
            <text:p>в) 3 шт;</text:p>
          </table:table-cell>
          <table:table-cell/>
        </table:table-row>
        <table:table-row table:style-name="ro1">
          <table:table-cell office:value-type="string" calcext:value-type="string">
            <text:p>г) 4 шт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Норма контроля сварных швов металлических конструкций радиационным методом от длины</text:p>
          </table:table-cell>
          <table:table-cell/>
        </table:table-row>
        <table:table-row table:style-name="ro1">
          <table:table-cell office:value-type="string" calcext:value-type="string">
            <text:p>а) 1%;</text:p>
          </table:table-cell>
          <table:table-cell/>
        </table:table-row>
        <table:table-row table:style-name="ro1">
          <table:table-cell office:value-type="string" calcext:value-type="string">
            <text:p>б) 2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5%;</text:p>
          </table:table-cell>
          <table:table-cell/>
        </table:table-row>
        <table:table-row table:style-name="ro1">
          <table:table-cell office:value-type="string" calcext:value-type="string">
            <text:p>г) 1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Сварные швы транспортных галерей контролируются радиационным методом от общей длины сварных швов</text:p>
          </table:table-cell>
          <table:table-cell/>
        </table:table-row>
        <table:table-row table:style-name="ro1">
          <table:table-cell office:value-type="string" calcext:value-type="string">
            <text:p>а) 1%;</text:p>
          </table:table-cell>
          <table:table-cell/>
        </table:table-row>
        <table:table-row table:style-name="ro1">
          <table:table-cell office:value-type="string" calcext:value-type="string">
            <text:p>б) 2%;</text:p>
          </table:table-cell>
          <table:table-cell/>
        </table:table-row>
        <table:table-row table:style-name="ro1">
          <table:table-cell office:value-type="string" calcext:value-type="string">
            <text:p>в) не контролируются;</text:p>
          </table:table-cell>
          <table:table-cell/>
        </table:table-row>
        <table:table-row table:style-name="ro1">
          <table:table-cell office:value-type="string" calcext:value-type="string">
            <text:p>г) только участки с признаками дефект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Стыковые сварные соединения кожухов доменных печей, воздухоочистителей скрубберов электрофильтров подвергаются радиационному контролю в объеме, в % от общей длины швов</text:p>
          </table:table-cell>
          <table:table-cell/>
        </table:table-row>
        <table:table-row table:style-name="ro1">
          <table:table-cell office:value-type="string" calcext:value-type="string">
            <text:p>а) 2%;</text:p>
          </table:table-cell>
          <table:table-cell/>
        </table:table-row>
        <table:table-row table:style-name="ro1">
          <table:table-cell office:value-type="string" calcext:value-type="string">
            <text:p>б) 3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4%;</text:p>
          </table:table-cell>
          <table:table-cell/>
        </table:table-row>
        <table:table-row table:style-name="ro1">
          <table:table-cell office:value-type="string" calcext:value-type="string">
            <text:p>г) 1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Стыковые сварные соединения выносных камер горения воздухонагревателей, воздухопроводов горячего дутья, включая кольцевой участок, просвечиваются в объеме, в % от длины всех швов</text:p>
          </table:table-cell>
          <table:table-cell/>
        </table:table-row>
        <table:table-row table:style-name="ro1">
          <table:table-cell office:value-type="string" calcext:value-type="string">
            <text:p>а) 2%;</text:p>
          </table:table-cell>
          <table:table-cell/>
        </table:table-row>
        <table:table-row table:style-name="ro1">
          <table:table-cell office:value-type="string" calcext:value-type="string">
            <text:p>б) 5%;</text:p>
          </table:table-cell>
          <table:table-cell/>
        </table:table-row>
        <table:table-row table:style-name="ro1">
          <table:table-cell office:value-type="string" calcext:value-type="string">
            <text:p>в) 10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5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Стыковые сварные соединения листовых трубчатых мачт при диаметре 1500 мм и более контролируют проникающим излучением, в % от длины сварных швов</text:p>
          </table:table-cell>
          <table:table-cell/>
        </table:table-row>
        <table:table-row table:style-name="ro1">
          <table:table-cell office:value-type="string" calcext:value-type="string">
            <text:p>а) 1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2%;</text:p>
          </table:table-cell>
          <table:table-cell/>
        </table:table-row>
        <table:table-row table:style-name="ro1">
          <table:table-cell office:value-type="string" calcext:value-type="string">
            <text:p>в) 5%;</text:p>
          </table:table-cell>
          <table:table-cell/>
        </table:table-row>
        <table:table-row table:style-name="ro1">
          <table:table-cell office:value-type="string" calcext:value-type="string">
            <text:p>г) 1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В рентгеновской трубке нить накала и фокусирующая система являются двумя основными частями:</text:p>
          </table:table-cell>
          <table:table-cell/>
        </table:table-row>
        <table:table-row table:style-name="ro1">
          <table:table-cell office:value-type="string" calcext:value-type="string">
            <text:p>а) анода;</text:p>
          </table:table-cell>
          <table:table-cell/>
        </table:table-row>
        <table:table-row table:style-name="ro1">
          <table:table-cell office:value-type="string" calcext:value-type="string">
            <text:p>б) катод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выпрямителя;</text:p>
          </table:table-cell>
          <table:table-cell/>
        </table:table-row>
        <table:table-row table:style-name="ro1">
          <table:table-cell office:value-type="string" calcext:value-type="string">
            <text:p>г) рентгеновского трансформато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Допустимые размеры наружных одиночных дефектов, пор и шлаков в сварных соединениях несущих и ограждающих конструкций глубиной 10% от толщины, но не более</text:p>
          </table:table-cell>
          <table:table-cell/>
        </table:table-row>
        <table:table-row table:style-name="ro1">
          <table:table-cell office:value-type="string" calcext:value-type="string">
            <text:p>а) 1 мм;</text:p>
          </table:table-cell>
          <table:table-cell/>
        </table:table-row>
        <table:table-row table:style-name="ro1">
          <table:table-cell office:value-type="string" calcext:value-type="string">
            <text:p>б) 2 мм;</text:p>
          </table:table-cell>
          <table:table-cell/>
        </table:table-row>
        <table:table-row table:style-name="ro1">
          <table:table-cell office:value-type="string" calcext:value-type="string">
            <text:p>в) 3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Удельная активность радионуклида обычно измеряется в:</text:p>
          </table:table-cell>
          <table:table-cell/>
        </table:table-row>
        <table:table-row table:style-name="ro1">
          <table:table-cell office:value-type="string" calcext:value-type="string">
            <text:p>а) МэВ;</text:p>
          </table:table-cell>
          <table:table-cell/>
        </table:table-row>
        <table:table-row table:style-name="ro1">
          <table:table-cell office:value-type="string" calcext:value-type="string">
            <text:p>б) Кюри на гра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Рентген в час;</text:p>
          </table:table-cell>
          <table:table-cell/>
        </table:table-row>
        <table:table-row table:style-name="ro1">
          <table:table-cell office:value-type="string" calcext:value-type="string">
            <text:p>г) распад/секун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Допустимое расстояние между непроварами, цепочками и скоплениями пор, соседними по длине шва, в сварных соединениях несущих и ограждающих конструкциях не более</text:p>
          </table:table-cell>
          <table:table-cell/>
        </table:table-row>
        <table:table-row table:style-name="ro1">
          <table:table-cell office:value-type="string" calcext:value-type="string">
            <text:p>а) 100 мм;</text:p>
          </table:table-cell>
          <table:table-cell/>
        </table:table-row>
        <table:table-row table:style-name="ro1">
          <table:table-cell office:value-type="string" calcext:value-type="string">
            <text:p>б) 150 мм;</text:p>
          </table:table-cell>
          <table:table-cell/>
        </table:table-row>
        <table:table-row table:style-name="ro1">
          <table:table-cell office:value-type="string" calcext:value-type="string">
            <text:p>в) 20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50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Допустимая длина единичного дефекта в сварных соединениях несущих и ограждающих конструкций при наименьшей толщине элемента конструкции в сварном соединении 11 мм</text:p>
          </table:table-cell>
          <table:table-cell/>
        </table:table-row>
        <table:table-row table:style-name="ro1">
          <table:table-cell office:value-type="string" calcext:value-type="string">
            <text:p>а) 1,2 мм;</text:p>
          </table:table-cell>
          <table:table-cell/>
        </table:table-row>
        <table:table-row table:style-name="ro1">
          <table:table-cell office:value-type="string" calcext:value-type="string">
            <text:p>б) 1.6 мм;</text:p>
          </table:table-cell>
          <table:table-cell/>
        </table:table-row>
        <table:table-row table:style-name="ro1">
          <table:table-cell office:value-type="string" calcext:value-type="string">
            <text:p>в) 2,0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2,4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Допустимая суммарная площадь дефектов в продольном сечении шва несущих и ограждающих конструкций при толщине 11 мм на оценочном участке</text:p>
          </table:table-cell>
          <table:table-cell/>
        </table:table-row>
        <table:table-row table:style-name="ro1">
          <table:table-cell office:value-type="string" calcext:value-type="string">
            <text:p>а) 6 мм2;</text:p>
          </table:table-cell>
          <table:table-cell/>
        </table:table-row>
        <table:table-row table:style-name="ro1">
          <table:table-cell office:value-type="string" calcext:value-type="string">
            <text:p>б) 8 мм2;</text:p>
          </table:table-cell>
          <table:table-cell/>
        </table:table-row>
        <table:table-row table:style-name="ro1">
          <table:table-cell office:value-type="string" calcext:value-type="string">
            <text:p>в) 10 мм2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12 мм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Допустимая длина дефектов в сварных швах несущих и ограждающих конструкций при толщине конструкций 11 мм</text:p>
          </table:table-cell>
          <table:table-cell/>
        </table:table-row>
        <table:table-row table:style-name="ro1">
          <table:table-cell office:value-type="string" calcext:value-type="string">
            <text:p>а) 3 мм;</text:p>
          </table:table-cell>
          <table:table-cell/>
        </table:table-row>
        <table:table-row table:style-name="ro1">
          <table:table-cell office:value-type="string" calcext:value-type="string">
            <text:p>б) 4 мм;</text:p>
          </table:table-cell>
          <table:table-cell/>
        </table:table-row>
        <table:table-row table:style-name="ro1">
          <table:table-cell office:value-type="string" calcext:value-type="string">
            <text:p>в) 5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) 6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Норма контроля цилиндрических резервуаров пересечения вертикальных и горизонтальных швов сварных соединений I и ІІ поясов</text:p>
          </table:table-cell>
          <table:table-cell/>
        </table:table-row>
        <table:table-row table:style-name="ro1">
          <table:table-cell office:value-type="string" calcext:value-type="string">
            <text:p>а) 25%;</text:p>
          </table:table-cell>
          <table:table-cell/>
        </table:table-row>
        <table:table-row table:style-name="ro1">
          <table:table-cell office:value-type="string" calcext:value-type="string">
            <text:p>б) 50%;</text:p>
          </table:table-cell>
          <table:table-cell/>
        </table:table-row>
        <table:table-row table:style-name="ro1">
          <table:table-cell office:value-type="string" calcext:value-type="string">
            <text:p>в) 75%;</text:p>
          </table:table-cell>
          <table:table-cell/>
        </table:table-row>
        <table:table-row table:style-name="ro1">
          <table:table-cell office:value-type="string" calcext:value-type="string">
            <text:p>г) 100%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Норма контроля цилиндрических резервуаров пересечения вертикальных и горизонтальных швов сварных соединений ІI, ІІІ и ІV поясов</text:p>
          </table:table-cell>
          <table:table-cell/>
        </table:table-row>
        <table:table-row table:style-name="ro1">
          <table:table-cell office:value-type="string" calcext:value-type="string">
            <text:p>а) 25%;</text:p>
          </table:table-cell>
          <table:table-cell/>
        </table:table-row>
        <table:table-row table:style-name="ro1">
          <table:table-cell office:value-type="string" calcext:value-type="string">
            <text:p>б) 50%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в) 75%;</text:p>
          </table:table-cell>
          <table:table-cell/>
        </table:table-row>
        <table:table-row table:style-name="ro1">
          <table:table-cell office:value-type="string" calcext:value-type="string">
            <text:p>г) 100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Нормы контроля мокрых газгольдеров согласно СНиП ІІІ-18-75</text:p>
          </table:table-cell>
          <table:table-cell/>
        </table:table-row>
        <table:table-row table:style-name="ro1">
          <table:table-cell office:value-type="string" calcext:value-type="string">
            <text:p>а) все сварные швы;</text:p>
          </table:table-cell>
          <table:table-cell/>
        </table:table-row>
        <table:table-row table:style-name="ro1">
          <table:table-cell office:value-type="string" calcext:value-type="string">
            <text:p>б) сварные швы соединений пересечений І и ІІ поясов;</text:p>
          </table:table-cell>
          <table:table-cell/>
        </table:table-row>
        <table:table-row table:style-name="ro1">
          <table:table-cell office:value-type="string" calcext:value-type="string">
            <text:p>в) сварные швы соединений І, ІІ, ІІІ и IV поясов;</text:p>
          </table:table-cell>
          <table:table-cell/>
        </table:table-row>
        <table:table-row table:style-name="ro1">
          <table:table-cell office:value-type="string" calcext:value-type="string">
            <text:p>г) все пересечения вертикальных и горизонтальных шв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Основной тип эксплуатационных дефектов металлоконструкций</text:p>
          </table:table-cell>
          <table:table-cell/>
        </table:table-row>
        <table:table-row table:style-name="ro1">
          <table:table-cell office:value-type="string" calcext:value-type="string">
            <text:p>а) трещины однократного нагруж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) трещины замедленного разрушения;</text:p>
          </table:table-cell>
          <table:table-cell/>
        </table:table-row>
        <table:table-row table:style-name="ro1">
          <table:table-cell office:value-type="string" calcext:value-type="string">
            <text:p>в) водородная хрупкость;</text:p>
          </table:table-cell>
          <table:table-cell/>
        </table:table-row>
        <table:table-row table:style-name="ro1">
          <table:table-cell office:value-type="string" calcext:value-type="string">
            <text:p>г) коррозионное поражение конструкц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7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1. Где устанавливаются воздушные резервуары изготовленные в соответствии с ТУ ТП.539.011-95?</text:p>
          </table:table-cell>
        </table:table-row>
        <table:table-row table:style-name="ro1">
          <table:table-cell office:value-type="string" calcext:value-type="string">
            <text:p>1 - на магистральные и промышленные электровозы;</text:p>
          </table:table-cell>
        </table:table-row>
        <table:table-row table:style-name="ro1">
          <table:table-cell office:value-type="string" calcext:value-type="string">
            <text:p>2 - на автомотрисы;</text:p>
          </table:table-cell>
        </table:table-row>
        <table:table-row table:style-name="ro1">
          <table:table-cell office:value-type="string" calcext:value-type="string">
            <text:p>3 - могут поставляться самостоятельно для установления на других объектах;</text:p>
          </table:table-cell>
        </table:table-row>
        <table:table-row table:style-name="ro1">
          <table:table-cell office:value-type="string" calcext:value-type="string">
            <text:p>4 -верно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Какие материалы должны применятся при изготовлении воздушных резервуаров в оответствии с ТУ ОПТ.539.0110-95?</text:p>
          </table:table-cell>
        </table:table-row>
        <table:table-row table:style-name="ro1">
          <table:table-cell office:value-type="string" calcext:value-type="string">
            <text:p>1 - Ст.ЗСП по ГОСТ 380-88;</text:p>
          </table:table-cell>
        </table:table-row>
        <table:table-row table:style-name="ro1">
          <table:table-cell office:value-type="string" calcext:value-type="string">
            <text:p>2 - допускается использование сталей Ст.20 по ГОСТ 1050-88;</text:p>
          </table:table-cell>
        </table:table-row>
        <table:table-row table:style-name="ro1">
          <table:table-cell office:value-type="string" calcext:value-type="string">
            <text:p>3 - допускается использование сталей 09Г2С и 10Г2С1 по ГОСТ 5520-79;</text:p>
          </table:table-cell>
        </table:table-row>
        <table:table-row table:style-name="ro1">
          <table:table-cell office:value-type="string" calcext:value-type="string">
            <text:p>4 -верно 1,2иЗ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Каким образом должны быть изготовлены в соответствии с ТУ ОПТ.539.011-95 днища воздушных резервуаров?</text:p>
          </table:table-cell>
        </table:table-row>
        <table:table-row table:style-name="ro1">
          <table:table-cell office:value-type="string" calcext:value-type="string">
            <text:p>1 - горячей штамповкой;</text:p>
          </table:table-cell>
        </table:table-row>
        <table:table-row table:style-name="ro1">
          <table:table-cell office:value-type="string" calcext:value-type="string">
            <text:p>2 - холодной штамповкой;</text:p>
          </table:table-cell>
        </table:table-row>
        <table:table-row table:style-name="ro1">
          <table:table-cell office:value-type="string" calcext:value-type="string">
            <text:p>3 - проведением термообработки при холодной штамповке;</text:p>
          </table:table-cell>
        </table:table-row>
        <table:table-row table:style-name="ro1">
          <table:table-cell office:value-type="string" calcext:value-type="string">
            <text:p>4 - верно 1,2иЗ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Кем в соответствии с ТУ ОПТ.539.011-95 осуществляется контроль за качеством выпускаемых резервуаров?</text:p>
          </table:table-cell>
        </table:table-row>
        <table:table-row table:style-name="ro1">
          <table:table-cell office:value-type="string" calcext:value-type="string">
            <text:p>1 - ОТК завода-изготовителя;</text:p>
          </table:table-cell>
        </table:table-row>
        <table:table-row table:style-name="ro1">
          <table:table-cell office:value-type="string" calcext:value-type="string">
            <text:p>2 - ЦЗЛ завода-изготовителя;</text:p>
          </table:table-cell>
        </table:table-row>
        <table:table-row table:style-name="ro1">
          <table:table-cell office:value-type="string" calcext:value-type="string">
            <text:p>3 - отделом главного сварщика;</text:p>
          </table:table-cell>
        </table:table-row>
        <table:table-row table:style-name="ro1">
          <table:table-cell office:value-type="string" calcext:value-type="string">
            <text:p>4 - представителями сборочного цех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Какими методами в соответствии с ТУ ОПТ.539.011-95 должен производиться контроль качества сварных соединений воздушных резервуаров?</text:p>
          </table:table-cell>
        </table:table-row>
        <table:table-row table:style-name="ro1">
          <table:table-cell office:value-type="string" calcext:value-type="string">
            <text:p>1 - внешним осмотром;</text:p>
          </table:table-cell>
        </table:table-row>
        <table:table-row table:style-name="ro1">
          <table:table-cell office:value-type="string" calcext:value-type="string">
            <text:p>2 - механическим испытанием;</text:p>
          </table:table-cell>
        </table:table-row>
        <table:table-row table:style-name="ro1">
          <table:table-cell office:value-type="string" calcext:value-type="string">
            <text:p>3 - методом просвечивания в соответствии с ГОСТ 7512-82, ультразвуковой дефектоскопией в соответствии с ГОСТ 14782-86 или другими видами дефектоскопии;</text:p>
          </table:table-cell>
        </table:table-row>
        <table:table-row table:style-name="ro1">
          <table:table-cell office:value-type="string" calcext:value-type="string">
            <text:p>4 - верно 1,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В каких случаях в соответствии с ТУ ОПТ.539.011-95 швы сварных соединений воздушных резервуаров признаются неудовлетворительными?</text:p>
          </table:table-cell>
        </table:table-row>
        <table:table-row table:style-name="ro1">
          <table:table-cell office:value-type="string" calcext:value-type="string">
            <text:p>1 - при наличии трещин всех видов и направлений расположенных в наплавленном металле или зоне термического влияния;</text:p>
          </table:table-cell>
        </table:table-row>
        <table:table-row table:style-name="ro1">
          <table:table-cell office:value-type="string" calcext:value-type="string">
            <text:p>2 - при наличии непроваров по сечению кольцевых швов днища и обечайки и продольных швов обечаек;</text:p>
          </table:table-cell>
        </table:table-row>
        <table:table-row table:style-name="ro1">
          <table:table-cell office:value-type="string" calcext:value-type="string">
            <text:p>3 - при наличии единичных шлаковых или газовых включений глубиной свыше 10% от толщины стенки и длиной более 20% от толщины;</text:p>
          </table:table-cell>
        </table:table-row>
        <table:table-row table:style-name="ro1">
          <table:table-cell office:value-type="string" calcext:value-type="string">
            <text:p>4 - верно 1, 2 и З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7. В каких случаях в соответствии с ТУ ОПТ.539.011-95 швы сварных соединений воздушных резервуаров признаются неудовлетворительными?</text:p>
          </table:table-cell>
        </table:table-row>
        <table:table-row table:style-name="ro1">
          <table:table-cell office:value-type="string" calcext:value-type="string">
            <text:p>1 - при наличии цепочки пор и шлаковых включений имеющих суммарную длину дефектов более 200 мм на длине 1 м;</text:p>
          </table:table-cell>
        </table:table-row>
        <table:table-row table:style-name="ro1">
          <table:table-cell office:value-type="string" calcext:value-type="string">
            <text:p>2 - при наличии газовых пор в виде сплошной сетки;</text:p>
          </table:table-cell>
        </table:table-row>
        <table:table-row table:style-name="ro1">
          <table:table-cell office:value-type="string" calcext:value-type="string">
            <text:p>3 - при наличии скопления газовых пор в отдельных участках шва свыше 5 шт. на 1 см2;</text:p>
          </table:table-cell>
        </table:table-row>
        <table:table-row table:style-name="ro1">
          <table:table-cell office:value-type="string" calcext:value-type="string">
            <text:p>4 - верно 1,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. Какое количество контрольных пластин должно свариваться в соответствии с ТУ ОПТ.539.011-95 при автоматической сварке каждого резервуара?</text:p>
          </table:table-cell>
        </table:table-row>
        <table:table-row table:style-name="ro1">
          <table:table-cell office:value-type="string" calcext:value-type="string">
            <text:p>1 - 1 пластина; </text:p>
          </table:table-cell>
        </table:table-row>
        <table:table-row table:style-name="ro1">
          <table:table-cell office:value-type="string" calcext:value-type="string">
            <text:p>2 - 2 пластины; </text:p>
          </table:table-cell>
        </table:table-row>
        <table:table-row table:style-name="ro1">
          <table:table-cell office:value-type="string" calcext:value-type="string">
            <text:p>3 - 3 пластины;</text:p>
          </table:table-cell>
        </table:table-row>
        <table:table-row table:style-name="ro1">
          <table:table-cell office:value-type="string" calcext:value-type="string">
            <text:p>4 - нет необходимости в контрольных образцах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9. Какой процент сварных соединений кольцевых швов резервуаров в соответствии с ТУ ОПТ.539.011-95 должен подвергаться радиографированию?</text:p>
          </table:table-cell>
        </table:table-row>
        <table:table-row table:style-name="ro1">
          <table:table-cell office:value-type="string" calcext:value-type="string">
            <text:p>1 - 10 %; </text:p>
          </table:table-cell>
        </table:table-row>
        <table:table-row table:style-name="ro1">
          <table:table-cell office:value-type="string" calcext:value-type="string">
            <text:p>2 - 20%; </text:p>
          </table:table-cell>
        </table:table-row>
        <table:table-row table:style-name="ro1">
          <table:table-cell office:value-type="string" calcext:value-type="string">
            <text:p>3 - 50 %; </text:p>
          </table:table-cell>
        </table:table-row>
        <table:table-row table:style-name="ro1">
          <table:table-cell office:value-type="string" calcext:value-type="string">
            <text:p>4 - 10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0. Какой процент сварных соединений продольных швов резервуаров в соответствии с ТУ ОПТ.539.011-95 должен подвергаться радиографированию?</text:p>
          </table:table-cell>
        </table:table-row>
        <table:table-row table:style-name="ro1">
          <table:table-cell office:value-type="string" calcext:value-type="string">
            <text:p>1 - 10%; </text:p>
          </table:table-cell>
        </table:table-row>
        <table:table-row table:style-name="ro1">
          <table:table-cell office:value-type="string" calcext:value-type="string">
            <text:p>2 - 20 %; </text:p>
          </table:table-cell>
        </table:table-row>
        <table:table-row table:style-name="ro1">
          <table:table-cell office:value-type="string" calcext:value-type="string">
            <text:p>3 - 50 %; </text:p>
          </table:table-cell>
        </table:table-row>
        <table:table-row table:style-name="ro1">
          <table:table-cell office:value-type="string" calcext:value-type="string">
            <text:p>4 - 10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1. Какие места сварных соединений резервуаров в соответствии с ТУ ОПТ.539.011-95 должны подвергаться обязательному радиографированию?</text:p>
          </table:table-cell>
        </table:table-row>
        <table:table-row table:style-name="ro1">
          <table:table-cell office:value-type="string" calcext:value-type="string">
            <text:p>1 - места пересечения кольцевого и продольного швов;</text:p>
          </table:table-cell>
        </table:table-row>
        <table:table-row table:style-name="ro1">
          <table:table-cell office:value-type="string" calcext:value-type="string">
            <text:p>2 - весь профильный шов;</text:p>
          </table:table-cell>
        </table:table-row>
        <table:table-row table:style-name="ro1">
          <table:table-cell office:value-type="string" calcext:value-type="string">
            <text:p>3 - 70 % кольцевых швов;</text:p>
          </table:table-cell>
        </table:table-row>
        <table:table-row table:style-name="ro1">
          <table:table-cell office:value-type="string" calcext:value-type="string">
            <text:p>4 - сварные швы приварных подкладных колец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. В какие документы в соответствии с ТУ ОПТ.539.011-95 заносятся результаты радиографирования?</text:p>
          </table:table-cell>
        </table:table-row>
        <table:table-row table:style-name="ro1">
          <table:table-cell office:value-type="string" calcext:value-type="string">
            <text:p>1 - в журнал регистрации доз облучения;</text:p>
          </table:table-cell>
        </table:table-row>
        <table:table-row table:style-name="ro1">
          <table:table-cell office:value-type="string" calcext:value-type="string">
            <text:p>2 - в журнал регистрации инструктажа по ТБ;</text:p>
          </table:table-cell>
        </table:table-row>
        <table:table-row table:style-name="ro1">
          <table:table-cell office:value-type="string" calcext:value-type="string">
            <text:p>3 - в журнал регистрации результатов радиографирования, находящийся в ЦЗЛ завода;</text:p>
          </table:table-cell>
        </table:table-row>
        <table:table-row table:style-name="ro1">
          <table:table-cell office:value-type="string" calcext:value-type="string">
            <text:p>4 - в журнал учета количества проконтролированных резервуаров находящийся в ОТК завод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3. Какой процент сварных соединений должен подлежать обязательному радиографированию в соответствии с ТУ ОПТ.539.011-95 при обнаружении недопустимых дефектов после их исправления?</text:p>
          </table:table-cell>
        </table:table-row>
        <table:table-row table:style-name="ro1">
          <table:table-cell office:value-type="string" calcext:value-type="string">
            <text:p>1 - дополнительно 20 %;</text:p>
          </table:table-cell>
        </table:table-row>
        <table:table-row table:style-name="ro1">
          <table:table-cell office:value-type="string" calcext:value-type="string">
            <text:p>2 - все 100 %;</text:p>
          </table:table-cell>
        </table:table-row>
        <table:table-row table:style-name="ro1">
          <table:table-cell office:value-type="string" calcext:value-type="string">
            <text:p>3 - дополнительно 30 %;</text:p>
          </table:table-cell>
        </table:table-row>
        <table:table-row table:style-name="ro1">
          <table:table-cell office:value-type="string" calcext:value-type="string">
            <text:p>4 -10 %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4. Сколько раз допускается исправление участков в одном и том же месте в соответствии с ТУ ОПТ.539.011-95?</text:p>
          </table:table-cell>
        </table:table-row>
        <table:table-row table:style-name="ro1">
          <table:table-cell office:value-type="string" calcext:value-type="string">
            <text:p>1 - 1 раз;</text:p>
          </table:table-cell>
        </table:table-row>
        <table:table-row table:style-name="ro1">
          <table:table-cell office:value-type="string" calcext:value-type="string">
            <text:p>2 - не более 2-х раз;</text:p>
          </table:table-cell>
        </table:table-row>
        <table:table-row table:style-name="ro1">
          <table:table-cell office:value-type="string" calcext:value-type="string">
            <text:p>3 - 3 раза;</text:p>
          </table:table-cell>
        </table:table-row>
        <table:table-row table:style-name="ro1">
          <table:table-cell office:value-type="string" calcext:value-type="string">
            <text:p>4 - нет правильного отве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5. На резервуары с каким произведением объема на давление распространяется ТУ ОПТ.539.011-95?</text:p>
          </table:table-cell>
        </table:table-row>
        <table:table-row table:style-name="ro1">
          <table:table-cell office:value-type="string" calcext:value-type="string">
            <text:p>1 - 100; </text:p>
          </table:table-cell>
        </table:table-row>
        <table:table-row table:style-name="ro1">
          <table:table-cell office:value-type="string" calcext:value-type="string">
            <text:p>2 - 50;</text:p>
          </table:table-cell>
        </table:table-row>
        <table:table-row table:style-name="ro1">
          <table:table-cell office:value-type="string" calcext:value-type="string">
            <text:p>3 - 25; </text:p>
          </table:table-cell>
        </table:table-row>
        <table:table-row table:style-name="ro1">
          <table:table-cell office:value-type="string" calcext:value-type="string">
            <text:p>4 - 40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6. Каким образом должны быть замаркированы участки сварных соединений резервуаров, подвергнутых радиографическому контролю?</text:p>
          </table:table-cell>
        </table:table-row>
        <table:table-row table:style-name="ro1">
          <table:table-cell office:value-type="string" calcext:value-type="string">
            <text:p>1 - чтобы было удобно внести в отчетную документацию;</text:p>
          </table:table-cell>
        </table:table-row>
        <table:table-row table:style-name="ro1">
          <table:table-cell office:value-type="string" calcext:value-type="string">
            <text:p>2 - чтобы было удобно обнаружить на картах контроля и радиограммах;</text:p>
          </table:table-cell>
        </table:table-row>
        <table:table-row table:style-name="ro1">
          <table:table-cell office:value-type="string" calcext:value-type="string">
            <text:p>3 - чтобы было удобно вести учет количества снимков;</text:p>
          </table:table-cell>
        </table:table-row>
        <table:table-row table:style-name="ro1">
          <table:table-cell office:value-type="string" calcext:value-type="string">
            <text:p>4 - чтобы было удобно вести учет количества снимк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7. Какое основное влияние оказывает термообработка на эксплуатационную надежность сварных соединений?</text:p>
          </table:table-cell>
        </table:table-row>
        <table:table-row table:style-name="ro1">
          <table:table-cell office:value-type="string" calcext:value-type="string">
            <text:p>1 - устраняет поры;</text:p>
          </table:table-cell>
        </table:table-row>
        <table:table-row table:style-name="ro1">
          <table:table-cell office:value-type="string" calcext:value-type="string">
            <text:p>2 - повышает механические свойства;</text:p>
          </table:table-cell>
        </table:table-row>
        <table:table-row table:style-name="ro1">
          <table:table-cell office:value-type="string" calcext:value-type="string">
            <text:p>3 - снимает остаточные напряжения;</text:p>
          </table:table-cell>
        </table:table-row>
        <table:table-row table:style-name="ro1">
          <table:table-cell office:value-type="string" calcext:value-type="string">
            <text:p>4 - устраняет трещ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. Основные типы эксплуатационных дефектов.</text:p>
          </table:table-cell>
        </table:table-row>
        <table:table-row table:style-name="ro1">
          <table:table-cell office:value-type="string" calcext:value-type="string">
            <text:p>1 - усталостные трещины;</text:p>
          </table:table-cell>
        </table:table-row>
        <table:table-row table:style-name="ro1">
          <table:table-cell office:value-type="string" calcext:value-type="string">
            <text:p>2 - расслоения;</text:p>
          </table:table-cell>
        </table:table-row>
        <table:table-row table:style-name="ro1">
          <table:table-cell office:value-type="string" calcext:value-type="string">
            <text:p>3 - термические трещины;</text:p>
          </table:table-cell>
        </table:table-row>
        <table:table-row table:style-name="ro1">
          <table:table-cell office:value-type="string" calcext:value-type="string">
            <text:p>4 - закат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9. Наиболее опасные дефекты в сварных соединениях:</text:p>
          </table:table-cell>
        </table:table-row>
        <table:table-row table:style-name="ro1">
          <table:table-cell office:value-type="string" calcext:value-type="string">
            <text:p>1 - трещины;</text:p>
          </table:table-cell>
        </table:table-row>
        <table:table-row table:style-name="ro1">
          <table:table-cell office:value-type="string" calcext:value-type="string">
            <text:p>2 - поры и шлаковые включения;</text:p>
          </table:table-cell>
        </table:table-row>
        <table:table-row table:style-name="ro1">
          <table:table-cell office:value-type="string" calcext:value-type="string">
            <text:p>3 - непровары;</text:p>
          </table:table-cell>
        </table:table-row>
        <table:table-row table:style-name="ro1">
          <table:table-cell office:value-type="string" calcext:value-type="string">
            <text:p>4 -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0. Какова рекомендуемая ГОСТ 7512-82 схема просвечивания кольцевых сварных соединений цилиндрических пустотелых изделий, типа резервуаров?</text:p>
          </table:table-cell>
        </table:table-row>
        <table:table-row table:style-name="ro1">
          <table:table-cell office:value-type="string" calcext:value-type="string">
            <text:p>1 - источник в центре при обеспечении допустимого фокусного расстояния;</text:p>
          </table:table-cell>
        </table:table-row>
        <table:table-row table:style-name="ro1">
          <table:table-cell office:value-type="string" calcext:value-type="string">
            <text:p>2 - источник внутри изделия на расстоянии от контролируемого участка менее или более 1 R (радиус) при контроле по частям;</text:p>
          </table:table-cell>
        </table:table-row>
        <table:table-row table:style-name="ro1">
          <table:table-cell office:value-type="string" calcext:value-type="string">
            <text:p>3 - источник снаружи изделия при контроле через две стенки по частям;</text:p>
          </table:table-cell>
        </table:table-row>
        <table:table-row table:style-name="ro1">
          <table:table-cell office:value-type="string" calcext:value-type="string">
            <text:p>4 -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1. Максимально возможная длина контролируемого участка плоского сварного соединения за одну экспозицию в соответствии с ГОСТ 7512-82 составляет:</text:p>
          </table:table-cell>
        </table:table-row>
        <table:table-row table:style-name="ro1">
          <table:table-cell office:value-type="string" calcext:value-type="string">
            <text:p>1 - 0,8 фокусного расстояния ;</text:p>
          </table:table-cell>
        </table:table-row>
        <table:table-row table:style-name="ro1">
          <table:table-cell office:value-type="string" calcext:value-type="string">
            <text:p>2 - не менее 1,3 фокусного расстояния;</text:p>
          </table:table-cell>
        </table:table-row>
        <table:table-row table:style-name="ro1">
          <table:table-cell office:value-type="string" calcext:value-type="string">
            <text:p>3 - менее 2-х фокусных расстояний;</text:p>
          </table:table-cell>
        </table:table-row>
        <table:table-row table:style-name="ro1">
          <table:table-cell office:value-type="string" calcext:value-type="string">
            <text:p>4 - более 2-х фокусных расстояний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2. Как должен располагаться эталон чувствительности на контролируемом участке сварного соединения в соответствии с ГОСТ 7512-82?</text:p>
          </table:table-cell>
        </table:table-row>
        <table:table-row table:style-name="ro1">
          <table:table-cell office:value-type="string" calcext:value-type="string">
            <text:p>1 - на контролируемой детали со стороны, обращенной к источнику;</text:p>
          </table:table-cell>
        </table:table-row>
        <table:table-row table:style-name="ro1">
          <table:table-cell office:value-type="string" calcext:value-type="string">
            <text:p>2 - при невозможности расположения эталона со стороны источника допускается его установка в кассете;</text:p>
          </table:table-cell>
        </table:table-row>
        <table:table-row table:style-name="ro1">
          <table:table-cell office:value-type="string" calcext:value-type="string">
            <text:p>3 - на расстоянии не менее 5 мм от сварного соединения с направлением канавок поперек шва;</text:p>
          </table:table-cell>
        </table:table-row>
        <table:table-row table:style-name="ro1">
          <table:table-cell office:value-type="string" calcext:value-type="string">
            <text:p>4 - верно 1,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3. В каких единицах определяется чувствительность снимка в соответствии с ГОСТ 7512-82?</text:p>
          </table:table-cell>
        </table:table-row>
        <table:table-row table:style-name="ro1">
          <table:table-cell office:value-type="string" calcext:value-type="string">
            <text:p>1 - в мм;</text:p>
          </table:table-cell>
        </table:table-row>
        <table:table-row table:style-name="ro1">
          <table:table-cell office:value-type="string" calcext:value-type="string">
            <text:p>2 - в обратных рентгенах;</text:p>
          </table:table-cell>
        </table:table-row>
        <table:table-row table:style-name="ro1">
          <table:table-cell office:value-type="string" calcext:value-type="string">
            <text:p>3 - в %;</text:p>
          </table:table-cell>
        </table:table-row>
        <table:table-row table:style-name="ro1">
          <table:table-cell office:value-type="string" calcext:value-type="string">
            <text:p>4 - верно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4. Какая минимально допустимая оптическая плотность изображения околошовной зоны, эталона чувствительности и контролируемого шва в соответствии с ГОСТ 7512-82?</text:p>
          </table:table-cell>
        </table:table-row>
        <table:table-row table:style-name="ro1">
          <table:table-cell office:value-type="string" calcext:value-type="string">
            <text:p>1 - не менее 1,5;</text:p>
          </table:table-cell>
        </table:table-row>
        <table:table-row table:style-name="ro1">
          <table:table-cell office:value-type="string" calcext:value-type="string">
            <text:p>2 - 2,0;</text:p>
          </table:table-cell>
        </table:table-row>
        <table:table-row table:style-name="ro1">
          <table:table-cell office:value-type="string" calcext:value-type="string">
            <text:p>3 - 0,85;</text:p>
          </table:table-cell>
        </table:table-row>
        <table:table-row table:style-name="ro1">
          <table:table-cell office:value-type="string" calcext:value-type="string">
            <text:p>4 - не менее 3,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5. Какие основные факторы необходимо учитывать при выборе источника излучения при контроле объектов железнодорожного транспорта?</text:p>
          </table:table-cell>
        </table:table-row>
        <table:table-row table:style-name="ro1">
          <table:table-cell office:value-type="string" calcext:value-type="string">
            <text:p>1 - толщину контролируемого участка и период полураспада источника;</text:p>
          </table:table-cell>
        </table:table-row>
        <table:table-row table:style-name="ro1">
          <table:table-cell office:value-type="string" calcext:value-type="string">
            <text:p>2 - толщину контролируемого участка и необходимую чувствительность;</text:p>
          </table:table-cell>
        </table:table-row>
        <table:table-row table:style-name="ro1">
          <table:table-cell office:value-type="string" calcext:value-type="string">
            <text:p>3 - материал конструкции и удельную активность источника;</text:p>
          </table:table-cell>
        </table:table-row>
        <table:table-row table:style-name="ro1">
          <table:table-cell office:value-type="string" calcext:value-type="string">
            <text:p>4 - конфигурацию изделия и мощность экспозиционной дозы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6. Чему равна длина участка снимков, которая должна обеспечить перекрытие смежных участков швов согласно ГОСТ 7512-82?</text:p>
          </table:table-cell>
        </table:table-row>
        <table:table-row table:style-name="ro1">
          <table:table-cell office:value-type="string" calcext:value-type="string">
            <text:p>1 - не менее 0,2 длины контролируемого участка при длине снимка менее 100 мм;</text:p>
          </table:table-cell>
        </table:table-row>
        <table:table-row table:style-name="ro1">
          <table:table-cell office:value-type="string" calcext:value-type="string">
            <text:p>2 - не менее 20 мм при длине контролируемого участка свыше 100 мм;</text:p>
          </table:table-cell>
        </table:table-row>
        <table:table-row table:style-name="ro1">
          <table:table-cell office:value-type="string" calcext:value-type="string">
            <text:p>3 - 0,5 длины контролируемого участка;</text:p>
          </table:table-cell>
        </table:table-row>
        <table:table-row table:style-name="ro1">
          <table:table-cell office:value-type="string" calcext:value-type="string">
            <text:p>4 - верно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7. Ширина снимков должна обеспечивать получение изображений сварного шва, эталонов чувствительности, маркировочных знаков, околошовных зон для стыковых и нахлесточных соединений шириной:</text:p>
          </table:table-cell>
        </table:table-row>
        <table:table-row table:style-name="ro1">
          <table:table-cell office:value-type="string" calcext:value-type="string">
            <text:p>1 - не менее 5 мм - при толщине свариваемых кромок до 5 мм;</text:p>
          </table:table-cell>
        </table:table-row>
        <table:table-row table:style-name="ro1">
          <table:table-cell office:value-type="string" calcext:value-type="string">
            <text:p>2 - не менее толщины свариваемых кромок - при толщине свариваемых кромок от 5 до 20 мм;</text:p>
          </table:table-cell>
        </table:table-row>
        <table:table-row table:style-name="ro1">
          <table:table-cell office:value-type="string" calcext:value-type="string">
            <text:p>3 - не менее 20 мм при толщине свариваемых кромок 20 мм;</text:p>
          </table:table-cell>
        </table:table-row>
        <table:table-row table:style-name="ro1">
          <table:table-cell office:value-type="string" calcext:value-type="string">
            <text:p>4 - верно 1,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8. Необходимое условие расположения эталонов чувствительности по периметру кольцевого шва при панорамном просвечивании цилиндрических изделий типа резервуаров:</text:p>
          </table:table-cell>
        </table:table-row>
        <table:table-row table:style-name="ro1">
          <table:table-cell office:value-type="string" calcext:value-type="string">
            <text:p>1 - на каждой кассете;</text:p>
          </table:table-cell>
        </table:table-row>
        <table:table-row table:style-name="ro1">
          <table:table-cell office:value-type="string" calcext:value-type="string">
            <text:p>2 - возможно по одному эталону на каждую четверть периметра;</text:p>
          </table:table-cell>
        </table:table-row>
        <table:table-row table:style-name="ro1">
          <table:table-cell office:value-type="string" calcext:value-type="string">
            <text:p>3 - через одну кассету;</text:p>
          </table:table-cell>
        </table:table-row>
        <table:table-row table:style-name="ro1">
          <table:table-cell office:value-type="string" calcext:value-type="string">
            <text:p>4 - верно 1 и 2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ND</text:p>
          </table:table-cell>
        </table:table-row>
        <table:table-row table:style-name="ro1" table:number-rows-repeated="104840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0:58:11.7968091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1-14T11:47:10.554422268</dc:date>
    <meta:editing-duration>PT42M49S</meta:editing-duration>
    <meta:editing-cycles>12</meta:editing-cycles>
    <meta:generator>LibreOffice/6.0.7.3$Linux_x86 LibreOffice_project/00m0$Build-3</meta:generator>
    <meta:document-statistic meta:table-count="5" meta:cell-count="2239" meta:object-count="0"/>
  </office:meta>
</office:document-meta>
</file>